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5.196cm"/>
    </style:style>
    <style:style style:name="co8" style:family="table-column">
      <style:table-column-properties fo:break-before="auto" style:column-width="2.1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CP</text:p>
          </table:table-cell>
          <table:table-cell office:value-type="float" office:value="-1.69276382387">
            <text:p>-1,6927638239</text:p>
          </table:table-cell>
          <table:table-cell office:value-type="float" office:value="-0.845916653545">
            <text:p>-0,8459166535</text:p>
          </table:table-cell>
          <table:table-cell office:value-type="float" office:value="200.110001">
            <text:p>200,110001</text:p>
          </table:table-cell>
          <table:table-cell office:value-type="date" office:date-value="2017-01-20">
            <text:p>2017-01-20</text:p>
          </table:table-cell>
          <table:table-cell office:value-type="string">
            <text:p>09:11:31</text:p>
          </table:table-cell>
          <table:table-cell office:value-type="string">
            <text:p>Canadian Pacific Railway Ltd. breached its 50 day moving average in a Bullish Manner : CP-CA : January 20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69">
            <text:p>0,69%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-0.250214571423">
            <text:p>-0,2502145714</text:p>
          </table:table-cell>
          <table:table-cell office:value-type="float" office:value="-0.428376256502">
            <text:p>-0,4283762565</text:p>
          </table:table-cell>
          <table:table-cell office:value-type="float" office:value="58.41">
            <text:p>58,41</text:p>
          </table:table-cell>
          <table:table-cell office:value-type="date" office:date-value="2017-01-20">
            <text:p>2017-01-20</text:p>
          </table:table-cell>
          <table:table-cell office:value-type="string">
            <text:p>09:00:00</text:p>
          </table:table-cell>
          <table:table-cell office:value-type="string">
            <text:p>Atlantic Provinces and Bell Let's Talk partner on $2 million funding program for child and youth mental health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89">
            <text:p>0,89%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0.170567247558">
            <text:p>0,1705672476</text:p>
          </table:table-cell>
          <table:table-cell office:value-type="float" office:value="0.222266421688">
            <text:p>0,2222664217</text:p>
          </table:table-cell>
          <table:table-cell office:value-type="float" office:value="76.739998">
            <text:p>76,739998</text:p>
          </table:table-cell>
          <table:table-cell office:value-type="date" office:date-value="2017-01-20">
            <text:p>2017-01-20</text:p>
          </table:table-cell>
          <table:table-cell office:value-type="string">
            <text:p>09:00:00</text:p>
          </table:table-cell>
          <table:table-cell office:value-type="string">
            <text:p>Scotiabank donates $1 million to support families at London Health Sciences Centr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85">
            <text:p>0,85%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-0.0258884703424">
            <text:p>-0,0258884703</text:p>
          </table:table-cell>
          <table:table-cell office:value-type="float" office:value="-0.0282501861904">
            <text:p>-0,0282501862</text:p>
          </table:table-cell>
          <table:table-cell office:value-type="float" office:value="91.639999">
            <text:p>91,639999</text:p>
          </table:table-cell>
          <table:table-cell office:value-type="date" office:date-value="2017-01-20">
            <text:p>2017-01-20</text:p>
          </table:table-cell>
          <table:table-cell office:value-type="string">
            <text:p>08:39:01</text:p>
          </table:table-cell>
          <table:table-cell office:value-type="string">
            <text:p>Is a Surprise Coming for Canadian National (CNI) This Earnings Season?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98">
            <text:p>1,98%</text:p>
          </table:table-cell>
        </table:table-row>
        <table:table-row table:style-name="ro1">
          <table:table-cell office:value-type="string">
            <text:p>WJA</text:p>
          </table:table-cell>
          <table:table-cell office:value-type="float" office:value="0.0965850793944">
            <text:p>0,0965850794</text:p>
          </table:table-cell>
          <table:table-cell office:value-type="float" office:value="0.420483602957">
            <text:p>0,420483603</text:p>
          </table:table-cell>
          <table:table-cell office:value-type="float" office:value="22.969999">
            <text:p>22,969999</text:p>
          </table:table-cell>
          <table:table-cell office:value-type="date" office:date-value="2017-01-20">
            <text:p>2017-01-20</text:p>
          </table:table-cell>
          <table:table-cell office:value-type="string">
            <text:p>08:30:00</text:p>
          </table:table-cell>
          <table:table-cell office:value-type="string">
            <text:p>MEDIA ADVISORY - WestJet to present at the CIBC 20th Annual Whistler Institutional Investor Conference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13">
            <text:p>-0,13%</text:p>
          </table:table-cell>
        </table:table-row>
        <table:table-row table:style-name="ro1">
          <table:table-cell office:value-type="string">
            <text:p>QBR-B</text:p>
          </table:table-cell>
          <table:table-cell office:value-type="float" office:value="-0.295826599347">
            <text:p>-0,2958265993</text:p>
          </table:table-cell>
          <table:table-cell office:value-type="float" office:value="-0.755237680231">
            <text:p>-0,7552376802</text:p>
          </table:table-cell>
          <table:table-cell office:value-type="float" office:value="39.17">
            <text:p>39,17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1">
            <text:p>-0,10%</text:p>
          </table:table-cell>
        </table:table-row>
        <table:table-row table:style-name="ro1">
          <table:table-cell office:value-type="string">
            <text:p>RCI-B</text:p>
          </table:table-cell>
          <table:table-cell office:value-type="float" office:value="-0.267970162077">
            <text:p>-0,2679701621</text:p>
          </table:table-cell>
          <table:table-cell office:value-type="float" office:value="-0.515030111912">
            <text:p>-0,5150301119</text:p>
          </table:table-cell>
          <table:table-cell office:value-type="float" office:value="52.029999">
            <text:p>52,029999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48">
            <text:p>1,48%</text:p>
          </table:table-cell>
        </table:table-row>
        <table:table-row table:style-name="ro1">
          <table:table-cell office:value-type="string">
            <text:p>MBT</text:p>
          </table:table-cell>
          <table:table-cell office:value-type="float" office:value="-0.256732126406">
            <text:p>-0,2567321264</text:p>
          </table:table-cell>
          <table:table-cell office:value-type="float" office:value="-0.675433148947">
            <text:p>-0,6754331489</text:p>
          </table:table-cell>
          <table:table-cell office:value-type="float" office:value="38.009998">
            <text:p>38,009998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11">
            <text:p>0,11%</text:p>
          </table:table-cell>
        </table:table-row>
        <table:table-row table:style-name="ro1">
          <table:table-cell office:value-type="string">
            <text:p>CPX</text:p>
          </table:table-cell>
          <table:table-cell office:value-type="float" office:value="-0.255969592425">
            <text:p>-0,2559695924</text:p>
          </table:table-cell>
          <table:table-cell office:value-type="float" office:value="-1.05034707395">
            <text:p>-1,050347074</text:p>
          </table:table-cell>
          <table:table-cell office:value-type="float" office:value="24.370001">
            <text:p>24,370001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29">
            <text:p>-0,29%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float" office:value="-0.208163123716">
            <text:p>-0,2081631237</text:p>
          </table:table-cell>
          <table:table-cell office:value-type="float" office:value="-2.83600985989">
            <text:p>-2,8360098599</text:p>
          </table:table-cell>
          <table:table-cell office:value-type="float" office:value="7.34">
            <text:p>7,34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54">
            <text:p>0,54%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float" office:value="-0.203773890675">
            <text:p>-0,2037738907</text:p>
          </table:table-cell>
          <table:table-cell office:value-type="float" office:value="-1.63149632246">
            <text:p>-1,6314963225</text:p>
          </table:table-cell>
          <table:table-cell office:value-type="float" office:value="12.49">
            <text:p>12,49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24">
            <text:p>0,24%</text:p>
          </table:table-cell>
        </table:table-row>
        <table:table-row table:style-name="ro1">
          <table:table-cell office:value-type="string">
            <text:p>ACO-X</text:p>
          </table:table-cell>
          <table:table-cell office:value-type="float" office:value="-0.141566454416">
            <text:p>-0,1415664544</text:p>
          </table:table-cell>
          <table:table-cell office:value-type="float" office:value="-0.313321428464">
            <text:p>-0,3133214285</text:p>
          </table:table-cell>
          <table:table-cell office:value-type="float" office:value="45.1825">
            <text:p>45,1825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55">
            <text:p>0,55%</text:p>
          </table:table-cell>
        </table:table-row>
        <table:table-row table:style-name="ro1">
          <table:table-cell office:value-type="string">
            <text:p>SSO</text:p>
          </table:table-cell>
          <table:table-cell office:value-type="float" office:value="-0.0593543549742">
            <text:p>-0,059354355</text:p>
          </table:table-cell>
          <table:table-cell office:value-type="float" office:value="-0.45033653243">
            <text:p>-0,4503365324</text:p>
          </table:table-cell>
          <table:table-cell office:value-type="float" office:value="13.18">
            <text:p>13,18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Mega Uranium, Silver Standard Resources, Osisko Gold Royalties, and Dundee Precious Metal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59">
            <text:p>1,59%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float" office:value="-0.0249231672355">
            <text:p>-0,0249231672</text:p>
          </table:table-cell>
          <table:table-cell office:value-type="float" office:value="-0.178660697029">
            <text:p>-0,178660697</text:p>
          </table:table-cell>
          <table:table-cell office:value-type="float" office:value="13.95">
            <text:p>13,95</text:p>
          </table:table-cell>
          <table:table-cell office:value-type="date" office:date-value="2017-01-20">
            <text:p>2017-01-20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Mega Uranium, Silver Standard Resources, Osisko Gold Royalties, and Dundee Precious Metal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36">
            <text:p>0,36%</text:p>
          </table:table-cell>
        </table:table-row>
        <table:table-row table:style-name="ro1">
          <table:table-cell office:value-type="string">
            <text:p>AYA</text:p>
          </table:table-cell>
          <table:table-cell office:value-type="float" office:value="0.245067964516">
            <text:p>0,2450679645</text:p>
          </table:table-cell>
          <table:table-cell office:value-type="float" office:value="1.38144286649">
            <text:p>1,3814428665</text:p>
          </table:table-cell>
          <table:table-cell office:value-type="float" office:value="17.74">
            <text:p>17,74</text:p>
          </table:table-cell>
          <table:table-cell office:value-type="date" office:date-value="2017-01-20">
            <text:p>2017-01-20</text:p>
          </table:table-cell>
          <table:table-cell office:value-type="string">
            <text:p>08:13:39</text:p>
          </table:table-cell>
          <table:table-cell office:value-type="string">
            <text:p>Amaya raises 2016 adjusted profit forecast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321">
            <text:p>3,21%</text:p>
          </table:table-cell>
        </table:table-row>
        <table:table-row table:style-name="ro1">
          <table:table-cell office:value-type="string">
            <text:p>FFH</text:p>
          </table:table-cell>
          <table:table-cell office:value-type="float" office:value="-4.01129404261">
            <text:p>-4,0112940426</text:p>
          </table:table-cell>
          <table:table-cell office:value-type="float" office:value="-0.65426426352">
            <text:p>-0,6542642635</text:p>
          </table:table-cell>
          <table:table-cell office:value-type="float" office:value="613.099976">
            <text:p>613,099976</text:p>
          </table:table-cell>
          <table:table-cell office:value-type="date" office:date-value="2017-01-20">
            <text:p>2017-01-20</text:p>
          </table:table-cell>
          <table:table-cell office:value-type="string">
            <text:p>07:07:33</text:p>
          </table:table-cell>
          <table:table-cell office:value-type="string">
            <text:p>Fairfax may sell 25 percent of India's ICICI Lombard in up to $1 billion deal - source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37">
            <text:p>-0,37%</text:p>
          </table:table-cell>
        </table:table-row>
        <table:table-row table:style-name="ro1">
          <table:table-cell office:value-type="string">
            <text:p>MST-UN</text:p>
          </table:table-cell>
          <table:table-cell office:value-type="float" office:value="-0.730696536864">
            <text:p>-0,7306965369</text:p>
          </table:table-cell>
          <table:table-cell office:value-type="float" office:value="-3.38285433733">
            <text:p>-3,3828543373</text:p>
          </table:table-cell>
          <table:table-cell office:value-type="float" office:value="21.6">
            <text:p>21,6</text:p>
          </table:table-cell>
          <table:table-cell office:value-type="date" office:date-value="2017-01-20">
            <text:p>2017-01-20</text:p>
          </table:table-cell>
          <table:table-cell office:value-type="string">
            <text:p>05:36:51</text:p>
          </table:table-cell>
          <table:table-cell office:value-type="string">
            <text:p>PRESS DIGEST- Canada - Jan 20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46">
            <text:p>0,46%</text:p>
          </table:table-cell>
        </table:table-row>
        <table:table-row table:style-name="ro1">
          <table:table-cell office:value-type="string">
            <text:p>BBD-B</text:p>
          </table:table-cell>
          <table:table-cell office:value-type="float" office:value="0.24391795527">
            <text:p>0,2439179553</text:p>
          </table:table-cell>
          <table:table-cell office:value-type="float" office:value="9.10141624142">
            <text:p>9,1014162414</text:p>
          </table:table-cell>
          <table:table-cell office:value-type="float" office:value="2.68">
            <text:p>2,68</text:p>
          </table:table-cell>
          <table:table-cell office:value-type="date" office:date-value="2017-01-19">
            <text:p>2017-01-19</text:p>
          </table:table-cell>
          <table:table-cell office:value-type="string">
            <text:p>19:10:32</text:p>
          </table:table-cell>
          <table:table-cell office:value-type="string">
            <text:p>Britain seeks bids for 2.75 billion pound high speed train contrac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261">
            <text:p>-2,61%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0.301050388497">
            <text:p>0,3010503885</text:p>
          </table:table-cell>
          <table:table-cell office:value-type="float" office:value="11.2332234514">
            <text:p>11,2332234514</text:p>
          </table:table-cell>
          <table:table-cell office:value-type="float" office:value="2.68">
            <text:p>2,68</text:p>
          </table:table-cell>
          <table:table-cell office:value-type="date" office:date-value="2017-01-19">
            <text:p>2017-01-19</text:p>
          </table:table-cell>
          <table:table-cell office:value-type="string">
            <text:p>19:10:32</text:p>
          </table:table-cell>
          <table:table-cell office:value-type="string">
            <text:p>Britain seeks bids for 2.75 billion pound high speed train contrac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261">
            <text:p>-2,61%</text:p>
          </table:table-cell>
        </table:table-row>
        <table:table-row table:style-name="ro1">
          <table:table-cell office:value-type="string">
            <text:p>LUN</text:p>
          </table:table-cell>
          <table:table-cell office:value-type="float" office:value="-0.129948791446">
            <text:p>-0,1299487914</text:p>
          </table:table-cell>
          <table:table-cell office:value-type="float" office:value="-1.70312963887">
            <text:p>-1,7031296389</text:p>
          </table:table-cell>
          <table:table-cell office:value-type="float" office:value="7.63">
            <text:p>7,63</text:p>
          </table:table-cell>
          <table:table-cell office:value-type="date" office:date-value="2017-01-19">
            <text:p>2017-01-19</text:p>
          </table:table-cell>
          <table:table-cell office:value-type="string">
            <text:p>18:22:27</text:p>
          </table:table-cell>
          <table:table-cell office:value-type="string">
            <text:p>Third Avenue Management Comments on Lundin Mining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66">
            <text:p>-0,66%</text:p>
          </table:table-cell>
        </table:table-row>
        <table:table-row table:style-name="ro1">
          <table:table-cell office:value-type="string">
            <text:p>CCO</text:p>
          </table:table-cell>
          <table:table-cell office:value-type="float" office:value="-0.338446844092">
            <text:p>-0,3384468441</text:p>
          </table:table-cell>
          <table:table-cell office:value-type="float" office:value="-2.1353113192">
            <text:p>-2,1353113192</text:p>
          </table:table-cell>
          <table:table-cell office:value-type="float" office:value="15.85">
            <text:p>15,85</text:p>
          </table:table-cell>
          <table:table-cell office:value-type="date" office:date-value="2017-01-19">
            <text:p>2017-01-19</text:p>
          </table:table-cell>
          <table:table-cell office:value-type="string">
            <text:p>17:36:06</text:p>
          </table:table-cell>
          <table:table-cell office:value-type="string">
            <text:p>Cameco Suffers Worst Intraday Loss Since 2011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126">
            <text:p>-1,26%</text:p>
          </table:table-cell>
        </table:table-row>
        <table:table-row table:style-name="ro1">
          <table:table-cell office:value-type="string">
            <text:p>NPI</text:p>
          </table:table-cell>
          <table:table-cell office:value-type="float" office:value="-0.229183437918">
            <text:p>-0,2291834379</text:p>
          </table:table-cell>
          <table:table-cell office:value-type="float" office:value="-0.974833849078">
            <text:p>-0,9748338491</text:p>
          </table:table-cell>
          <table:table-cell office:value-type="float" office:value="23.51">
            <text:p>23,51</text:p>
          </table:table-cell>
          <table:table-cell office:value-type="date" office:date-value="2017-01-19">
            <text:p>2017-01-19</text:p>
          </table:table-cell>
          <table:table-cell office:value-type="string">
            <text:p>17:30:00</text:p>
          </table:table-cell>
          <table:table-cell office:value-type="string">
            <text:p>Northland Power Provides Update on Global Adjustment Litigation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17">
            <text:p>0,17%</text:p>
          </table:table-cell>
        </table:table-row>
        <table:table-row table:style-name="ro1">
          <table:table-cell office:value-type="string">
            <text:p>RFP</text:p>
          </table:table-cell>
          <table:table-cell office:value-type="float" office:value="0.192895883708">
            <text:p>0,1928958837</text:p>
          </table:table-cell>
          <table:table-cell office:value-type="float" office:value="2.63518966815">
            <text:p>2,6351896682</text:p>
          </table:table-cell>
          <table:table-cell office:value-type="float" office:value="7.32">
            <text:p>7,32</text:p>
          </table:table-cell>
          <table:table-cell office:value-type="date" office:date-value="2017-01-19">
            <text:p>2017-01-19</text:p>
          </table:table-cell>
          <table:table-cell office:value-type="string">
            <text:p>17:00:00</text:p>
          </table:table-cell>
          <table:table-cell office:value-type="string">
            <text:p>Resolute to Host Management Call to Discuss Fourth Quarter and 2016 Annual Result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178">
            <text:p>-1,78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-0.137378733904">
            <text:p>-0,1373787339</text:p>
          </table:table-cell>
          <table:table-cell office:value-type="float" office:value="-0.315016580494">
            <text:p>-0,3150165805</text:p>
          </table:table-cell>
          <table:table-cell office:value-type="float" office:value="43.610001">
            <text:p>43,610001</text:p>
          </table:table-cell>
          <table:table-cell office:value-type="date" office:date-value="2017-01-19">
            <text:p>2017-01-19</text:p>
          </table:table-cell>
          <table:table-cell office:value-type="string">
            <text:p>16:48:32</text:p>
          </table:table-cell>
          <table:table-cell office:value-type="string">
            <text:p>CANADA STOCKS-TSX rises, led by CP Rail on railroad merger prospect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53">
            <text:p>0,53%</text:p>
          </table:table-cell>
        </table:table-row>
        <table:table-row table:style-name="ro1">
          <table:table-cell office:value-type="string">
            <text:p>SJR-B</text:p>
          </table:table-cell>
          <table:table-cell office:value-type="float" office:value="0.186953864026">
            <text:p>0,186953864</text:p>
          </table:table-cell>
          <table:table-cell office:value-type="float" office:value="0.681390759324">
            <text:p>0,6813907593</text:p>
          </table:table-cell>
          <table:table-cell office:value-type="float" office:value="27.4371">
            <text:p>27,4371</text:p>
          </table:table-cell>
          <table:table-cell office:value-type="date" office:date-value="2017-01-19">
            <text:p>2017-01-19</text:p>
          </table:table-cell>
          <table:table-cell office:value-type="string">
            <text:p>16:39:09</text:p>
          </table:table-cell>
          <table:table-cell office:value-type="string">
            <text:p>Telecom Stock Roundup: AT&amp;T to Raise Unlimited Data Plan Price, Qualcomm Faces Anti-Trust Sui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14">
            <text:p>-0,14%</text:p>
          </table:table-cell>
        </table:table-row>
        <table:table-row table:style-name="ro1">
          <table:table-cell office:value-type="string">
            <text:p>INE</text:p>
          </table:table-cell>
          <table:table-cell office:value-type="float" office:value="-0.0742783653718">
            <text:p>-0,0742783654</text:p>
          </table:table-cell>
          <table:table-cell office:value-type="float" office:value="-0.538639342797">
            <text:p>-0,5386393428</text:p>
          </table:table-cell>
          <table:table-cell office:value-type="float" office:value="13.79">
            <text:p>13,79</text:p>
          </table:table-cell>
          <table:table-cell office:value-type="date" office:date-value="2017-01-19">
            <text:p>2017-01-19</text:p>
          </table:table-cell>
          <table:table-cell office:value-type="string">
            <text:p>15:48:00</text:p>
          </table:table-cell>
          <table:table-cell office:value-type="string">
            <text:p>Advisory - Innergex year-end 2016 results conference call and webcast</text:p>
          </table:table-cell>
          <table:table-cell table:number-columns-repeated="3"/>
        </table:table-row>
        <table:table-row table:style-name="ro1">
          <table:table-cell office:value-type="string">
            <text:p>AP-UN</text:p>
          </table:table-cell>
          <table:table-cell office:value-type="float" office:value="0.317378563234">
            <text:p>0,3173785632</text:p>
          </table:table-cell>
          <table:table-cell office:value-type="float" office:value="0.907573815366">
            <text:p>0,9075738154</text:p>
          </table:table-cell>
          <table:table-cell office:value-type="float" office:value="34.97">
            <text:p>34,97</text:p>
          </table:table-cell>
          <table:table-cell office:value-type="date" office:date-value="2017-01-19">
            <text:p>2017-01-19</text:p>
          </table:table-cell>
          <table:table-cell office:value-type="string">
            <text:p>15:06:38</text:p>
          </table:table-cell>
          <table:table-cell office:value-type="string">
            <text:p>Allied Properties Real Estate Investment Trust Announces January Distribution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250600781957">
            <text:p>-0,250600782</text:p>
          </table:table-cell>
          <table:table-cell office:value-type="float" office:value="-11.6558503236">
            <text:p>-11,6558503236</text:p>
          </table:table-cell>
          <table:table-cell office:value-type="float" office:value="2.15">
            <text:p>2,15</text:p>
          </table:table-cell>
          <table:table-cell office:value-type="date" office:date-value="2017-01-19">
            <text:p>2017-01-19</text:p>
          </table:table-cell>
          <table:table-cell office:value-type="string">
            <text:p>13:56:31</text:p>
          </table:table-cell>
          <table:table-cell office:value-type="string">
            <text:p>Edited Transcript of XCT.TO earnings conference call or presentation 19-Jan-17 1:30pm GMT</text:p>
          </table:table-cell>
          <table:table-cell table:number-columns-repeated="3"/>
        </table:table-row>
        <table:table-row table:style-name="ro1">
          <table:table-cell office:value-type="string">
            <text:p>PEY</text:p>
          </table:table-cell>
          <table:table-cell office:value-type="float" office:value="0.112863390146">
            <text:p>0,1128633901</text:p>
          </table:table-cell>
          <table:table-cell office:value-type="float" office:value="0.381553043092">
            <text:p>0,3815530431</text:p>
          </table:table-cell>
          <table:table-cell office:value-type="float" office:value="29.58">
            <text:p>29,58</text:p>
          </table:table-cell>
          <table:table-cell office:value-type="date" office:date-value="2017-01-19">
            <text:p>2017-01-19</text:p>
          </table:table-cell>
          <table:table-cell office:value-type="string">
            <text:p>13:43:03</text:p>
          </table:table-cell>
          <table:table-cell office:value-type="string">
            <text:p>ETFs with exposure to Peyto Exploration &amp; Development Corp. : January 19, 2017</text:p>
          </table:table-cell>
          <table:table-cell table:number-columns-repeated="3"/>
        </table:table-row>
        <table:table-row table:style-name="ro1">
          <table:table-cell office:value-type="string">
            <text:p>IT</text:p>
          </table:table-cell>
          <table:table-cell office:value-type="float" office:value="-0.487031212288">
            <text:p>-0,4870312123</text:p>
          </table:table-cell>
          <table:table-cell office:value-type="float" office:value="-4.87031212288">
            <text:p>-4,8703121229</text:p>
          </table:table-cell>
          <table:table-cell office:value-type="float" office:value="10">
            <text:p>10</text:p>
          </table:table-cell>
          <table:table-cell office:value-type="date" office:date-value="2017-01-19">
            <text:p>2017-01-19</text:p>
          </table:table-cell>
          <table:table-cell office:value-type="string">
            <text:p>13:12:57</text:p>
          </table:table-cell>
          <table:table-cell office:value-type="string">
            <text:p>ETFs with exposure to The Intertain Group Ltd. : January 19, 2017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-0.118508705043">
            <text:p>-0,118508705</text:p>
          </table:table-cell>
          <table:table-cell office:value-type="float" office:value="-0.106966968114">
            <text:p>-0,1069669681</text:p>
          </table:table-cell>
          <table:table-cell office:value-type="float" office:value="110.790001">
            <text:p>110,790001</text:p>
          </table:table-cell>
          <table:table-cell office:value-type="date" office:date-value="2017-01-19">
            <text:p>2017-01-19</text:p>
          </table:table-cell>
          <table:table-cell office:value-type="string">
            <text:p>13:00:00</text:p>
          </table:table-cell>
          <table:table-cell office:value-type="string">
            <text:p>More than 100 top North American companies to present at CIBC's 20th Annual Whistler Institutional Investor Conference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0.142551064268">
            <text:p>0,1425510643</text:p>
          </table:table-cell>
          <table:table-cell office:value-type="float" office:value="0.22999526342">
            <text:p>0,2299952634</text:p>
          </table:table-cell>
          <table:table-cell office:value-type="float" office:value="61.98">
            <text:p>61,98</text:p>
          </table:table-cell>
          <table:table-cell office:value-type="date" office:date-value="2017-01-19">
            <text:p>2017-01-19</text:p>
          </table:table-cell>
          <table:table-cell office:value-type="string">
            <text:p>12:37:53</text:p>
          </table:table-cell>
          <table:table-cell office:value-type="string">
            <text:p>TransCanada Receives FERC Approval to Construct Leach XPress and Rayne XPress Projects</text:p>
          </table:table-cell>
          <table:table-cell table:number-columns-repeated="3"/>
        </table:table-row>
        <table:table-row table:style-name="ro1">
          <table:table-cell office:value-type="string">
            <text:p>CCA</text:p>
          </table:table-cell>
          <table:table-cell office:value-type="float" office:value="-0.079678701594">
            <text:p>-0,0796787016</text:p>
          </table:table-cell>
          <table:table-cell office:value-type="float" office:value="-0.113599519147">
            <text:p>-0,1135995191</text:p>
          </table:table-cell>
          <table:table-cell office:value-type="float" office:value="70.139999">
            <text:p>70,139999</text:p>
          </table:table-cell>
          <table:table-cell office:value-type="date" office:date-value="2017-01-19">
            <text:p>2017-01-19</text:p>
          </table:table-cell>
          <table:table-cell office:value-type="string">
            <text:p>12:33:57</text:p>
          </table:table-cell>
          <table:table-cell office:value-type="string">
            <text:p>ETFs with exposure to Cogeco Communications, Inc. : January 19, 2017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1.33683800504">
            <text:p>1,336838005</text:p>
          </table:table-cell>
          <table:table-cell office:value-type="float" office:value="2.43504181483">
            <text:p>2,4350418148</text:p>
          </table:table-cell>
          <table:table-cell office:value-type="float" office:value="54.900002">
            <text:p>54,900002</text:p>
          </table:table-cell>
          <table:table-cell office:value-type="date" office:date-value="2017-01-19">
            <text:p>2017-01-19</text:p>
          </table:table-cell>
          <table:table-cell office:value-type="string">
            <text:p>11:52:11</text:p>
          </table:table-cell>
          <table:table-cell office:value-type="string">
            <text:p>National Bank of Canada :NA-CA: Earnings Analysis: Q4, 2016 By the Numbers : January 19, 2017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686620200323">
            <text:p>0,6866202003</text:p>
          </table:table-cell>
          <table:table-cell office:value-type="float" office:value="1.02972435561">
            <text:p>1,0297243556</text:p>
          </table:table-cell>
          <table:table-cell office:value-type="float" office:value="66.68">
            <text:p>66,68</text:p>
          </table:table-cell>
          <table:table-cell office:value-type="date" office:date-value="2017-01-19">
            <text:p>2017-01-19</text:p>
          </table:table-cell>
          <table:table-cell office:value-type="string">
            <text:p>11:48:21</text:p>
          </table:table-cell>
          <table:table-cell office:value-type="string">
            <text:p>The Toronto-Dominion Bank :TD-CA: Earnings Analysis: Q4, 2016 By the Numbers : January 19, 2017</text:p>
          </table:table-cell>
          <table:table-cell table:number-columns-repeated="3"/>
        </table:table-row>
        <table:table-row table:style-name="ro1">
          <table:table-cell office:value-type="string">
            <text:p>WPK</text:p>
          </table:table-cell>
          <table:table-cell office:value-type="float" office:value="0.336275215768">
            <text:p>0,3362752158</text:p>
          </table:table-cell>
          <table:table-cell office:value-type="float" office:value="0.733104911924">
            <text:p>0,7331049119</text:p>
          </table:table-cell>
          <table:table-cell office:value-type="float" office:value="45.869999">
            <text:p>45,869999</text:p>
          </table:table-cell>
          <table:table-cell office:value-type="date" office:date-value="2017-01-19">
            <text:p>2017-01-19</text:p>
          </table:table-cell>
          <table:table-cell office:value-type="string">
            <text:p>11:42:28</text:p>
          </table:table-cell>
          <table:table-cell office:value-type="string">
            <text:p>Winpak Ltd. â€“ Value Analysis (TORONTO:WPK) : January 19, 2017</text:p>
          </table:table-cell>
          <table:table-cell table:number-columns-repeated="3"/>
        </table:table-row>
        <table:table-row table:style-name="ro1">
          <table:table-cell office:value-type="string">
            <text:p>VET</text:p>
          </table:table-cell>
          <table:table-cell office:value-type="float" office:value="0.855176784666">
            <text:p>0,8551767847</text:p>
          </table:table-cell>
          <table:table-cell office:value-type="float" office:value="1.5574153791">
            <text:p>1,5574153791</text:p>
          </table:table-cell>
          <table:table-cell office:value-type="float" office:value="54.91">
            <text:p>54,91</text:p>
          </table:table-cell>
          <table:table-cell office:value-type="date" office:date-value="2017-01-19">
            <text:p>2017-01-19</text:p>
          </table:table-cell>
          <table:table-cell office:value-type="string">
            <text:p>11:38:53</text:p>
          </table:table-cell>
          <table:table-cell office:value-type="string">
            <text:p>Vermilion Energy, Inc. â€“ Value Analysis (TORONTO:VET) : January 19, 2017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-0.222417771653">
            <text:p>-0,2224177717</text:p>
          </table:table-cell>
          <table:table-cell office:value-type="float" office:value="-0.923661842413">
            <text:p>-0,9236618424</text:p>
          </table:table-cell>
          <table:table-cell office:value-type="float" office:value="24.08">
            <text:p>24,08</text:p>
          </table:table-cell>
          <table:table-cell office:value-type="date" office:date-value="2017-01-19">
            <text:p>2017-01-19</text:p>
          </table:table-cell>
          <table:table-cell office:value-type="string">
            <text:p>11:33:17</text:p>
          </table:table-cell>
          <table:table-cell office:value-type="string">
            <text:p>PotashCorp Expected to Announce 4Q16 Earnings on January 26</text:p>
          </table:table-cell>
          <table:table-cell table:number-columns-repeated="3"/>
        </table:table-row>
        <table:table-row table:style-name="ro1">
          <table:table-cell office:value-type="string">
            <text:p>ENB</text:p>
          </table:table-cell>
          <table:table-cell office:value-type="float" office:value="-0.643221848993">
            <text:p>-0,643221849</text:p>
          </table:table-cell>
          <table:table-cell office:value-type="float" office:value="-1.12412065318">
            <text:p>-1,1241206532</text:p>
          </table:table-cell>
          <table:table-cell office:value-type="float" office:value="57.220001">
            <text:p>57,220001</text:p>
          </table:table-cell>
          <table:table-cell office:value-type="date" office:date-value="2017-01-19">
            <text:p>2017-01-19</text:p>
          </table:table-cell>
          <table:table-cell office:value-type="string">
            <text:p>11:11:52</text:p>
          </table:table-cell>
          <table:table-cell office:value-type="string">
            <text:p>These 3 Stocks Just Raised Their Dividends</text:p>
          </table:table-cell>
          <table:table-cell table:number-columns-repeated="3"/>
        </table:table-row>
        <table:table-row table:style-name="ro1">
          <table:table-cell office:value-type="string">
            <text:p>ASR</text:p>
          </table:table-cell>
          <table:table-cell office:value-type="float" office:value="0.268313879546">
            <text:p>0,2683138795</text:p>
          </table:table-cell>
          <table:table-cell office:value-type="float" office:value="10.8191080462">
            <text:p>10,8191080462</text:p>
          </table:table-cell>
          <table:table-cell office:value-type="float" office:value="2.48">
            <text:p>2,48</text:p>
          </table:table-cell>
          <table:table-cell office:value-type="date" office:date-value="2017-01-19">
            <text:p>2017-01-19</text:p>
          </table:table-cell>
          <table:table-cell office:value-type="string">
            <text:p>11:00:00</text:p>
          </table:table-cell>
          <table:table-cell office:value-type="string">
            <text:p>Alacer Gold Announces Release Date for 2016 Year-End Operational and Financial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MSI</text:p>
          </table:table-cell>
          <table:table-cell office:value-type="float" office:value="-0.290421785266">
            <text:p>-0,2904217853</text:p>
          </table:table-cell>
          <table:table-cell office:value-type="float" office:value="-1.57752191888">
            <text:p>-1,5775219189</text:p>
          </table:table-cell>
          <table:table-cell office:value-type="float" office:value="18.41">
            <text:p>18,41</text:p>
          </table:table-cell>
          <table:table-cell office:value-type="date" office:date-value="2017-01-19">
            <text:p>2017-01-19</text:p>
          </table:table-cell>
          <table:table-cell office:value-type="string">
            <text:p>10:40:00</text:p>
          </table:table-cell>
          <table:table-cell office:value-type="string">
            <text:p>Morneau Shepell Declares January 2017 Cash Dividend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0.304942575951">
            <text:p>0,304942576</text:p>
          </table:table-cell>
          <table:table-cell office:value-type="float" office:value="8.309062015">
            <text:p>8,309062015</text:p>
          </table:table-cell>
          <table:table-cell office:value-type="float" office:value="3.67">
            <text:p>3,67</text:p>
          </table:table-cell>
          <table:table-cell office:value-type="date" office:date-value="2017-01-19">
            <text:p>2017-01-19</text:p>
          </table:table-cell>
          <table:table-cell office:value-type="string">
            <text:p>09:29:51</text:p>
          </table:table-cell>
          <table:table-cell office:value-type="string">
            <text:p>These Gold Stocks Doubled in 2016. Can They Fly Even Higher in 2017?</text:p>
          </table:table-cell>
          <table:table-cell table:number-columns-repeated="3"/>
        </table:table-row>
        <table:table-row table:style-name="ro1">
          <table:table-cell office:value-type="string">
            <text:p>CAE</text:p>
          </table:table-cell>
          <table:table-cell office:value-type="float" office:value="0.362371019864">
            <text:p>0,3623710199</text:p>
          </table:table-cell>
          <table:table-cell office:value-type="float" office:value="1.95348269218">
            <text:p>1,9534826922</text:p>
          </table:table-cell>
          <table:table-cell office:value-type="float" office:value="18.549999">
            <text:p>18,549999</text:p>
          </table:table-cell>
          <table:table-cell office:value-type="date" office:date-value="2017-01-19">
            <text:p>2017-01-19</text:p>
          </table:table-cell>
          <table:table-cell office:value-type="string">
            <text:p>09:16:35</text:p>
          </table:table-cell>
          <table:table-cell office:value-type="string">
            <text:p>CAE signs a series of commercial and business aviation training solution contracts valued at more than C$250 million</text:p>
          </table:table-cell>
          <table:table-cell table:number-columns-repeated="3"/>
        </table:table-row>
        <table:table-row table:style-name="ro1">
          <table:table-cell office:value-type="string">
            <text:p>EIF</text:p>
          </table:table-cell>
          <table:table-cell office:value-type="float" office:value="0.0440262589102">
            <text:p>0,0440262589</text:p>
          </table:table-cell>
          <table:table-cell office:value-type="float" office:value="0.105756084201">
            <text:p>0,1057560842</text:p>
          </table:table-cell>
          <table:table-cell office:value-type="float" office:value="41.630001">
            <text:p>41,630001</text:p>
          </table:table-cell>
          <table:table-cell office:value-type="date" office:date-value="2017-01-19">
            <text:p>2017-01-19</text:p>
          </table:table-cell>
          <table:table-cell office:value-type="string">
            <text:p>09:10:57</text:p>
          </table:table-cell>
          <table:table-cell office:value-type="string">
            <text:p>Exchange Income Corp. breached its 50 day moving average in a Bearish Manner : EIF-CA : January 19, 2017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-0.541892141696">
            <text:p>-0,5418921417</text:p>
          </table:table-cell>
          <table:table-cell office:value-type="float" office:value="-2.22817492474">
            <text:p>-2,2281749247</text:p>
          </table:table-cell>
          <table:table-cell office:value-type="float" office:value="24.32">
            <text:p>24,32</text:p>
          </table:table-cell>
          <table:table-cell office:value-type="date" office:date-value="2017-01-19">
            <text:p>2017-01-19</text:p>
          </table:table-cell>
          <table:table-cell office:value-type="string">
            <text:p>09:10:00</text:p>
          </table:table-cell>
          <table:table-cell office:value-type="string">
            <text:p>John Hancock Investments launches Market Intelligence app for iPad</text:p>
          </table:table-cell>
          <table:table-cell table:number-columns-repeated="3"/>
        </table:table-row>
        <table:table-row table:style-name="ro1">
          <table:table-cell office:value-type="string">
            <text:p>SCL</text:p>
          </table:table-cell>
          <table:table-cell office:value-type="float" office:value="0.798861843328">
            <text:p>0,7988618433</text:p>
          </table:table-cell>
          <table:table-cell office:value-type="float" office:value="2.40331466685">
            <text:p>2,4033146669</text:p>
          </table:table-cell>
          <table:table-cell office:value-type="float" office:value="33.240002">
            <text:p>33,240002</text:p>
          </table:table-cell>
          <table:table-cell office:value-type="date" office:date-value="2017-01-19">
            <text:p>2017-01-19</text:p>
          </table:table-cell>
          <table:table-cell office:value-type="string">
            <text:p>09:07:15</text:p>
          </table:table-cell>
          <table:table-cell office:value-type="string">
            <text:p>ShawCor Ltd. breached its 50 day moving average in a Bearish Manner : SCL-CA : January 19, 2017</text:p>
          </table:table-cell>
          <table:table-cell table:number-columns-repeated="3"/>
        </table:table-row>
        <table:table-row table:style-name="ro1">
          <table:table-cell office:value-type="string">
            <text:p>DGC</text:p>
          </table:table-cell>
          <table:table-cell office:value-type="float" office:value="1.09636681415">
            <text:p>1,0963668142</text:p>
          </table:table-cell>
          <table:table-cell office:value-type="float" office:value="6.20467919721">
            <text:p>6,2046791972</text:p>
          </table:table-cell>
          <table:table-cell office:value-type="float" office:value="17.67">
            <text:p>17,67</text:p>
          </table:table-cell>
          <table:table-cell office:value-type="date" office:date-value="2017-01-19">
            <text:p>2017-01-19</text:p>
          </table:table-cell>
          <table:table-cell office:value-type="string">
            <text:p>09:06:31</text:p>
          </table:table-cell>
          <table:table-cell office:value-type="string">
            <text:p>Detour Gold Corp. breached its 50 day moving average in a Bearish Manner : DGC-CA : January 19, 2017</text:p>
          </table:table-cell>
          <table:table-cell table:number-columns-repeated="3"/>
        </table:table-row>
        <table:table-row table:style-name="ro1">
          <table:table-cell office:value-type="string">
            <text:p>NSU</text:p>
          </table:table-cell>
          <table:table-cell office:value-type="float" office:value="-0.119017570562">
            <text:p>-0,1190175706</text:p>
          </table:table-cell>
          <table:table-cell office:value-type="float" office:value="-2.8136541504">
            <text:p>-2,8136541504</text:p>
          </table:table-cell>
          <table:table-cell office:value-type="float" office:value="4.23">
            <text:p>4,23</text:p>
          </table:table-cell>
          <table:table-cell office:value-type="date" office:date-value="2017-01-19">
            <text:p>2017-01-19</text:p>
          </table:table-cell>
          <table:table-cell office:value-type="string">
            <text:p>09:05:47</text:p>
          </table:table-cell>
          <table:table-cell office:value-type="string">
            <text:p>Nevsun Resources Ltd. breached its 50 day moving average in a Bearish Manner : NSU-CA : January 19, 2017</text:p>
          </table:table-cell>
          <table:table-cell table:number-columns-repeated="3"/>
        </table:table-row>
        <table:table-row table:style-name="ro1">
          <table:table-cell office:value-type="string">
            <text:p>SNC</text:p>
          </table:table-cell>
          <table:table-cell office:value-type="float" office:value="0.626296720198">
            <text:p>0,6262967202</text:p>
          </table:table-cell>
          <table:table-cell office:value-type="float" office:value="1.11480370274">
            <text:p>1,1148037027</text:p>
          </table:table-cell>
          <table:table-cell office:value-type="float" office:value="56.18">
            <text:p>56,18</text:p>
          </table:table-cell>
          <table:table-cell office:value-type="date" office:date-value="2017-01-19">
            <text:p>2017-01-19</text:p>
          </table:table-cell>
          <table:table-cell office:value-type="string">
            <text:p>09:04:19</text:p>
          </table:table-cell>
          <table:table-cell office:value-type="string">
            <text:p>SNC-Lavalin Group, Inc. breached its 50 day moving average in a Bearish Manner : SNC-CA : January 19, 2017</text:p>
          </table:table-cell>
          <table:table-cell table:number-columns-repeated="3"/>
        </table:table-row>
        <table:table-row table:style-name="ro1">
          <table:table-cell office:value-type="string">
            <text:p>PWF</text:p>
          </table:table-cell>
          <table:table-cell office:value-type="float" office:value="0.231298228324">
            <text:p>0,2312982283</text:p>
          </table:table-cell>
          <table:table-cell office:value-type="float" office:value="0.689208049558">
            <text:p>0,6892080496</text:p>
          </table:table-cell>
          <table:table-cell office:value-type="float" office:value="33.560001">
            <text:p>33,560001</text:p>
          </table:table-cell>
          <table:table-cell office:value-type="date" office:date-value="2017-01-19">
            <text:p>2017-01-19</text:p>
          </table:table-cell>
          <table:table-cell office:value-type="string">
            <text:p>09:02:10</text:p>
          </table:table-cell>
          <table:table-cell office:value-type="string">
            <text:p>Power Financial Corp. breached its 50 day moving average in a Bearish Manner : PWF-CA : January 19, 2017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-0.0232228302593">
            <text:p>-0,0232228303</text:p>
          </table:table-cell>
          <table:table-cell office:value-type="float" office:value="-0.0777984263292">
            <text:p>-0,0777984263</text:p>
          </table:table-cell>
          <table:table-cell office:value-type="float" office:value="29.85">
            <text:p>29,85</text:p>
          </table:table-cell>
          <table:table-cell office:value-type="date" office:date-value="2017-01-19">
            <text:p>2017-01-19</text:p>
          </table:table-cell>
          <table:table-cell office:value-type="string">
            <text:p>09:01:28</text:p>
          </table:table-cell>
          <table:table-cell office:value-type="string">
            <text:p>Power Corp. of Canada breached its 50 day moving average in a Bearish Manner : POW-CA : January 19, 2017</text:p>
          </table:table-cell>
          <table:table-cell table:number-columns-repeated="3"/>
        </table:table-row>
        <table:table-row table:style-name="ro1">
          <table:table-cell office:value-type="string">
            <text:p>EFN</text:p>
          </table:table-cell>
          <table:table-cell office:value-type="float" office:value="-0.111829798204">
            <text:p>-0,1118297982</text:p>
          </table:table-cell>
          <table:table-cell office:value-type="float" office:value="-0.92040986176">
            <text:p>-0,9204098618</text:p>
          </table:table-cell>
          <table:table-cell office:value-type="float" office:value="12.15">
            <text:p>12,15</text:p>
          </table:table-cell>
          <table:table-cell office:value-type="date" office:date-value="2017-01-19">
            <text:p>2017-01-19</text:p>
          </table:table-cell>
          <table:table-cell office:value-type="string">
            <text:p>09:00:46</text:p>
          </table:table-cell>
          <table:table-cell office:value-type="string">
            <text:p>Element Fleet Management Corp. breached its 50 day moving average in a Bearish Manner : EFN-CA : January 19, 2017</text:p>
          </table:table-cell>
          <table:table-cell table:number-columns-repeated="3"/>
        </table:table-row>
        <table:table-row table:style-name="ro1">
          <table:table-cell office:value-type="string">
            <text:p>OTC</text:p>
          </table:table-cell>
          <table:table-cell office:value-type="float" office:value="0.154582532691">
            <text:p>0,1545825327</text:p>
          </table:table-cell>
          <table:table-cell office:value-type="float" office:value="0.184136436229">
            <text:p>0,1841364362</text:p>
          </table:table-cell>
          <table:table-cell office:value-type="float" office:value="83.949997">
            <text:p>83,949997</text:p>
          </table:table-cell>
          <table:table-cell office:value-type="date" office:date-value="2017-01-19">
            <text:p>2017-01-19</text:p>
          </table:table-cell>
          <table:table-cell office:value-type="string">
            <text:p>09:00:00</text:p>
          </table:table-cell>
          <table:table-cell office:value-type="string">
            <text:p>Western Cape Department of Transport &amp; Public Works Improves Effectiveness of Critical Service Delivery with OpenText</text:p>
          </table:table-cell>
          <table:table-cell table:number-columns-repeated="3"/>
        </table:table-row>
        <table:table-row table:style-name="ro1">
          <table:table-cell office:value-type="string">
            <text:p>MNW</text:p>
          </table:table-cell>
          <table:table-cell office:value-type="float" office:value="-0.260132356226">
            <text:p>-0,2601323562</text:p>
          </table:table-cell>
          <table:table-cell office:value-type="float" office:value="-2.75856157185">
            <text:p>-2,7585615719</text:p>
          </table:table-cell>
          <table:table-cell office:value-type="float" office:value="9.43">
            <text:p>9,43</text:p>
          </table:table-cell>
          <table:table-cell office:value-type="date" office:date-value="2017-01-19">
            <text:p>2017-01-19</text:p>
          </table:table-cell>
          <table:table-cell office:value-type="string">
            <text:p>08:30:00</text:p>
          </table:table-cell>
          <table:table-cell office:value-type="string">
            <text:p>Mitel Launches Cloud Communications Portfolio in South Africa With EOH</text:p>
          </table:table-cell>
          <table:table-cell table:number-columns-repeated="3"/>
        </table:table-row>
        <table:table-row table:style-name="ro1">
          <table:table-cell office:value-type="string">
            <text:p>BMO</text:p>
          </table:table-cell>
          <table:table-cell office:value-type="float" office:value="0.0166613026105">
            <text:p>0,0166613026</text:p>
          </table:table-cell>
          <table:table-cell office:value-type="float" office:value="0.0170955292238">
            <text:p>0,0170955292</text:p>
          </table:table-cell>
          <table:table-cell office:value-type="float" office:value="97.459999">
            <text:p>97,459999</text:p>
          </table:table-cell>
          <table:table-cell office:value-type="date" office:date-value="2017-01-19">
            <text:p>2017-01-19</text:p>
          </table:table-cell>
          <table:table-cell office:value-type="string">
            <text:p>08:30:00</text:p>
          </table:table-cell>
          <table:table-cell office:value-type="string">
            <text:p>BMO Asset Management Inc. Announces Cash Distributions for BMO Exchange Traded Funds</text:p>
          </table:table-cell>
          <table:table-cell table:number-columns-repeated="3"/>
        </table:table-row>
        <table:table-row table:style-name="ro1">
          <table:table-cell office:value-type="string">
            <text:p>WN</text:p>
          </table:table-cell>
          <table:table-cell office:value-type="float" office:value="-0.339169139563">
            <text:p>-0,3391691396</text:p>
          </table:table-cell>
          <table:table-cell office:value-type="float" office:value="-0.300043468297">
            <text:p>-0,3000434683</text:p>
          </table:table-cell>
          <table:table-cell office:value-type="float" office:value="113.040001">
            <text:p>113,040001</text:p>
          </table:table-cell>
          <table:table-cell office:value-type="date" office:date-value="2017-01-19">
            <text:p>2017-01-19</text:p>
          </table:table-cell>
          <table:table-cell office:value-type="string">
            <text:p>08:16:52</text:p>
          </table:table-cell>
          <table:table-cell office:value-type="string">
            <text:p>Canada's George Weston appoints Galen G. Weston CEO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-0.0379900843459">
            <text:p>-0,0379900843</text:p>
          </table:table-cell>
          <table:table-cell office:value-type="float" office:value="-0.0541555000183">
            <text:p>-0,0541555</text:p>
          </table:table-cell>
          <table:table-cell office:value-type="float" office:value="70.150002">
            <text:p>70,150002</text:p>
          </table:table-cell>
          <table:table-cell office:value-type="date" office:date-value="2017-01-19">
            <text:p>2017-01-19</text:p>
          </table:table-cell>
          <table:table-cell office:value-type="string">
            <text:p>08:16:52</text:p>
          </table:table-cell>
          <table:table-cell office:value-type="string">
            <text:p>Canada's George Weston appoints Galen G. Weston CEO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-0.199442244164">
            <text:p>-0,1994422442</text:p>
          </table:table-cell>
          <table:table-cell office:value-type="float" office:value="-8.78600194556">
            <text:p>-8,7860019456</text:p>
          </table:table-cell>
          <table:table-cell office:value-type="float" office:value="2.27">
            <text:p>2,27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Technology Stocks Altus Group, Espial Group, GoldMoney, and Intrinsyc Technologies</text:p>
          </table:table-cell>
          <table:table-cell table:number-columns-repeated="3"/>
        </table:table-row>
        <table:table-row table:style-name="ro1">
          <table:table-cell office:value-type="string">
            <text:p>RNW</text:p>
          </table:table-cell>
          <table:table-cell office:value-type="float" office:value="-0.174071812382">
            <text:p>-0,1740718124</text:p>
          </table:table-cell>
          <table:table-cell office:value-type="float" office:value="-1.16435994905">
            <text:p>-1,1643599491</text:p>
          </table:table-cell>
          <table:table-cell office:value-type="float" office:value="14.95">
            <text:p>14,95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TransAlta Renewables, Northland Power, Atlantic Power, and Alterra Power</text:p>
          </table:table-cell>
          <table:table-cell table:number-columns-repeated="3"/>
        </table:table-row>
        <table:table-row table:style-name="ro1">
          <table:table-cell office:value-type="string">
            <text:p>AIF</text:p>
          </table:table-cell>
          <table:table-cell office:value-type="float" office:value="0.031137971312">
            <text:p>0,0311379713</text:p>
          </table:table-cell>
          <table:table-cell office:value-type="float" office:value="0.106819798669">
            <text:p>0,1068197987</text:p>
          </table:table-cell>
          <table:table-cell office:value-type="float" office:value="29.15">
            <text:p>29,15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Technology Stocks Altus Group, Espial Group, GoldMoney, and Intrinsyc Technologies</text:p>
          </table:table-cell>
          <table:table-cell table:number-columns-repeated="3"/>
        </table:table-row>
        <table:table-row table:style-name="ro1">
          <table:table-cell office:value-type="string">
            <text:p>PAA</text:p>
          </table:table-cell>
          <table:table-cell office:value-type="float" office:value="0.0865772841203">
            <text:p>0,0865772841</text:p>
          </table:table-cell>
          <table:table-cell office:value-type="float" office:value="0.356431784916">
            <text:p>0,3564317849</text:p>
          </table:table-cell>
          <table:table-cell office:value-type="float" office:value="24.290001">
            <text:p>24,290001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3"/>
        </table:table-row>
        <table:table-row table:style-name="ro1">
          <table:table-cell office:value-type="string">
            <text:p>AEM</text:p>
          </table:table-cell>
          <table:table-cell office:value-type="float" office:value="0.395566795427">
            <text:p>0,3955667954</text:p>
          </table:table-cell>
          <table:table-cell office:value-type="float" office:value="0.654045627359">
            <text:p>0,6540456274</text:p>
          </table:table-cell>
          <table:table-cell office:value-type="float" office:value="60.48">
            <text:p>60,48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3"/>
        </table:table-row>
        <table:table-row table:style-name="ro1">
          <table:table-cell office:value-type="string">
            <text:p>NG</text:p>
          </table:table-cell>
          <table:table-cell office:value-type="float" office:value="0.781660807702">
            <text:p>0,7816608077</text:p>
          </table:table-cell>
          <table:table-cell office:value-type="float" office:value="11.6145736657">
            <text:p>11,6145736657</text:p>
          </table:table-cell>
          <table:table-cell office:value-type="float" office:value="6.73">
            <text:p>6,73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3"/>
        </table:table-row>
        <table:table-row table:style-name="ro1">
          <table:table-cell office:value-type="string">
            <text:p>LUC</text:p>
          </table:table-cell>
          <table:table-cell office:value-type="float" office:value="0.847822340162">
            <text:p>0,8478223402</text:p>
          </table:table-cell>
          <table:table-cell office:value-type="float" office:value="28.9359160465">
            <text:p>28,9359160465</text:p>
          </table:table-cell>
          <table:table-cell office:value-type="float" office:value="2.93">
            <text:p>2,93</text:p>
          </table:table-cell>
          <table:table-cell office:value-type="date" office:date-value="2017-01-19">
            <text:p>2017-01-19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3"/>
        </table:table-row>
        <table:table-row table:style-name="ro1">
          <table:table-cell office:value-type="string">
            <text:p>RY</text:p>
          </table:table-cell>
          <table:table-cell office:value-type="float" office:value="-0.685837216205">
            <text:p>-0,6858372162</text:p>
          </table:table-cell>
          <table:table-cell office:value-type="float" office:value="-0.735166908408">
            <text:p>-0,7351669084</text:p>
          </table:table-cell>
          <table:table-cell office:value-type="float" office:value="93.290001">
            <text:p>93,290001</text:p>
          </table:table-cell>
          <table:table-cell office:value-type="date" office:date-value="2017-01-19">
            <text:p>2017-01-19</text:p>
          </table:table-cell>
          <table:table-cell office:value-type="string">
            <text:p>08:00:00</text:p>
          </table:table-cell>
          <table:table-cell office:value-type="string">
            <text:p>RBC recognized as 'Best Trade Finance Provider in Canada' for fifth consecutive year by Global Finance magazine</text:p>
          </table:table-cell>
          <table:table-cell table:number-columns-repeated="3"/>
        </table:table-row>
        <table:table-row table:style-name="ro1">
          <table:table-cell office:value-type="string">
            <text:p>BCB</text:p>
          </table:table-cell>
          <table:table-cell office:value-type="float" office:value="0.208113730345">
            <text:p>0,2081137303</text:p>
          </table:table-cell>
          <table:table-cell office:value-type="float" office:value="1.44724430003">
            <text:p>1,4472443</text:p>
          </table:table-cell>
          <table:table-cell office:value-type="float" office:value="14.38">
            <text:p>14,38</text:p>
          </table:table-cell>
          <table:table-cell office:value-type="date" office:date-value="2017-01-19">
            <text:p>2017-01-19</text:p>
          </table:table-cell>
          <table:table-cell office:value-type="string">
            <text:p>07:30:00</text:p>
          </table:table-cell>
          <table:table-cell office:value-type="string">
            <text:p>Cott Announces Date For Fourth Quarter And Fiscal Year 2016 Earnings Release And Conference Call And Participation In Upcoming Conference</text:p>
          </table:table-cell>
          <table:table-cell table:number-columns-repeated="3"/>
        </table:table-row>
        <table:table-row table:style-name="ro1">
          <table:table-cell office:value-type="string">
            <text:p>PVG</text:p>
          </table:table-cell>
          <table:table-cell office:value-type="float" office:value="-0.207198251795">
            <text:p>-0,2071982518</text:p>
          </table:table-cell>
          <table:table-cell office:value-type="float" office:value="-1.5313987568">
            <text:p>-1,5313987568</text:p>
          </table:table-cell>
          <table:table-cell office:value-type="float" office:value="13.53">
            <text:p>13,53</text:p>
          </table:table-cell>
          <table:table-cell office:value-type="date" office:date-value="2017-01-19">
            <text:p>2017-01-19</text:p>
          </table:table-cell>
          <table:table-cell office:value-type="string">
            <text:p>07:04:12</text:p>
          </table:table-cell>
          <table:table-cell office:value-type="string">
            <text:p>Will Pretium Resources (PVG) Continue to Surge Higher?</text:p>
          </table:table-cell>
          <table:table-cell table:number-columns-repeated="3"/>
        </table:table-row>
        <table:table-row table:style-name="ro1">
          <table:table-cell office:value-type="string">
            <text:p>CNQ</text:p>
          </table:table-cell>
          <table:table-cell office:value-type="float" office:value="0.522506273525">
            <text:p>0,5225062735</text:p>
          </table:table-cell>
          <table:table-cell office:value-type="float" office:value="1.28696132824">
            <text:p>1,2869613282</text:p>
          </table:table-cell>
          <table:table-cell office:value-type="float" office:value="40.599998">
            <text:p>40,599998</text:p>
          </table:table-cell>
          <table:table-cell office:value-type="date" office:date-value="2017-01-19">
            <text:p>2017-01-19</text:p>
          </table:table-cell>
          <table:table-cell office:value-type="string">
            <text:p>05:59:00</text:p>
          </table:table-cell>
          <table:table-cell office:value-type="string">
            <text:p>Dow Chemical, Honeywell, Medtronic Not Done Rallying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0.124031336533">
            <text:p>0,1240313365</text:p>
          </table:table-cell>
          <table:table-cell office:value-type="float" office:value="3.71351306985">
            <text:p>3,7135130699</text:p>
          </table:table-cell>
          <table:table-cell office:value-type="float" office:value="3.34">
            <text:p>3,34</text:p>
          </table:table-cell>
          <table:table-cell office:value-type="date" office:date-value="2017-01-19">
            <text:p>2017-01-19</text:p>
          </table:table-cell>
          <table:table-cell office:value-type="string">
            <text:p>00:01:00</text:p>
          </table:table-cell>
          <table:table-cell office:value-type="string">
            <text:p>Trump Makes Canadian Mine Explorer With Zero Revenue Great Again</text:p>
          </table:table-cell>
          <table:table-cell table:number-columns-repeated="3"/>
        </table:table-row>
        <table:table-row table:style-name="ro1">
          <table:table-cell office:value-type="string">
            <text:p>AAV</text:p>
          </table:table-cell>
          <table:table-cell office:value-type="float" office:value="0.288255464266">
            <text:p>0,2882554643</text:p>
          </table:table-cell>
          <table:table-cell office:value-type="float" office:value="3.49824592556">
            <text:p>3,4982459256</text:p>
          </table:table-cell>
          <table:table-cell office:value-type="float" office:value="8.24">
            <text:p>8,24</text:p>
          </table:table-cell>
          <table:table-cell office:value-type="date" office:date-value="2017-01-18">
            <text:p>2017-01-18</text:p>
          </table:table-cell>
          <table:table-cell office:value-type="string">
            <text:p>19:56:00</text:p>
          </table:table-cell>
          <table:table-cell office:value-type="string">
            <text:p>Advantage Provides Operational Update - Glacier Montney Development Outperforms 2016 Operating &amp; Financial Targets</text:p>
          </table:table-cell>
          <table:table-cell table:number-columns-repeated="3"/>
        </table:table-row>
        <table:table-row table:style-name="ro1">
          <table:table-cell office:value-type="string">
            <text:p>HSE</text:p>
          </table:table-cell>
          <table:table-cell office:value-type="float" office:value="0.462957347424">
            <text:p>0,4629573474</text:p>
          </table:table-cell>
          <table:table-cell office:value-type="float" office:value="2.89891889433">
            <text:p>2,8989188943</text:p>
          </table:table-cell>
          <table:table-cell office:value-type="float" office:value="15.97">
            <text:p>15,97</text:p>
          </table:table-cell>
          <table:table-cell office:value-type="date" office:date-value="2017-01-18">
            <text:p>2017-01-18</text:p>
          </table:table-cell>
          <table:table-cell office:value-type="string">
            <text:p>18:21:59</text:p>
          </table:table-cell>
          <table:table-cell office:value-type="string">
            <text:p>Husky Energy to Present at CIBC Institutional Investor Conference</text:p>
          </table:table-cell>
          <table:table-cell table:number-columns-repeated="3"/>
        </table:table-row>
        <table:table-row table:style-name="ro1">
          <table:table-cell office:value-type="string">
            <text:p>KDX</text:p>
          </table:table-cell>
          <table:table-cell office:value-type="float" office:value="-0.11031550941">
            <text:p>-0,1103155094</text:p>
          </table:table-cell>
          <table:table-cell office:value-type="float" office:value="-1.60342310189">
            <text:p>-1,6034231019</text:p>
          </table:table-cell>
          <table:table-cell office:value-type="float" office:value="6.88">
            <text:p>6,88</text:p>
          </table:table-cell>
          <table:table-cell office:value-type="date" office:date-value="2017-01-18">
            <text:p>2017-01-18</text:p>
          </table:table-cell>
          <table:table-cell office:value-type="string">
            <text:p>17:24:40</text:p>
          </table:table-cell>
          <table:table-cell office:value-type="string">
            <text:p>Klondex Reports Record Quarterly Production of 51,833 GEOs</text:p>
          </table:table-cell>
          <table:table-cell office:value-type="string">
            <text:p><text:s/>2017 Production Guidance Increased ~36% From Prior Year</text:p>
          </table:table-cell>
          <table:table-cell table:number-columns-repeated="2"/>
        </table:table-row>
        <table:table-row table:style-name="ro1">
          <table:table-cell office:value-type="string">
            <text:p>MDA</text:p>
          </table:table-cell>
          <table:table-cell office:value-type="float" office:value="0.0449301130379">
            <text:p>0,044930113</text:p>
          </table:table-cell>
          <table:table-cell office:value-type="float" office:value="0.0643145038573">
            <text:p>0,0643145039</text:p>
          </table:table-cell>
          <table:table-cell office:value-type="float" office:value="69.860001">
            <text:p>69,860001</text:p>
          </table:table-cell>
          <table:table-cell office:value-type="date" office:date-value="2017-01-18">
            <text:p>2017-01-18</text:p>
          </table:table-cell>
          <table:table-cell office:value-type="string">
            <text:p>17:00:00</text:p>
          </table:table-cell>
          <table:table-cell office:value-type="string">
            <text:p>MDA provides operational support to Asteroid Mission</text:p>
          </table:table-cell>
          <table:table-cell table:number-columns-repeated="3"/>
        </table:table-row>
        <table:table-row table:style-name="ro1">
          <table:table-cell office:value-type="string">
            <text:p>SRU-UN</text:p>
          </table:table-cell>
          <table:table-cell office:value-type="float" office:value="0.236983446006">
            <text:p>0,236983446</text:p>
          </table:table-cell>
          <table:table-cell office:value-type="float" office:value="0.740110699583">
            <text:p>0,7401106996</text:p>
          </table:table-cell>
          <table:table-cell office:value-type="float" office:value="32.02">
            <text:p>32,02</text:p>
          </table:table-cell>
          <table:table-cell office:value-type="date" office:date-value="2017-01-18">
            <text:p>2017-01-18</text:p>
          </table:table-cell>
          <table:table-cell office:value-type="string">
            <text:p>17:00:00</text:p>
          </table:table-cell>
          <table:table-cell office:value-type="string">
            <text:p>SmartREIT Declares Distribution for January 2017</text:p>
          </table:table-cell>
          <table:table-cell table:number-columns-repeated="3"/>
        </table:table-row>
        <table:table-row table:style-name="ro1">
          <table:table-cell office:value-type="string">
            <text:p>CIGI</text:p>
          </table:table-cell>
          <table:table-cell office:value-type="float" office:value="0.447431701018">
            <text:p>0,447431701</text:p>
          </table:table-cell>
          <table:table-cell office:value-type="float" office:value="0.948953726488">
            <text:p>0,9489537265</text:p>
          </table:table-cell>
          <table:table-cell office:value-type="float" office:value="47.150002">
            <text:p>47,150002</text:p>
          </table:table-cell>
          <table:table-cell office:value-type="date" office:date-value="2017-01-18">
            <text:p>2017-01-18</text:p>
          </table:table-cell>
          <table:table-cell office:value-type="string">
            <text:p>16:01:01</text:p>
          </table:table-cell>
          <table:table-cell office:value-type="string">
            <text:p>Colliers International Completes US$700 Million Revolving Credit Facility</text:p>
          </table:table-cell>
          <table:table-cell table:number-columns-repeated="3"/>
        </table:table-row>
        <table:table-row table:style-name="ro1">
          <table:table-cell office:value-type="string">
            <text:p>GIL</text:p>
          </table:table-cell>
          <table:table-cell office:value-type="float" office:value="0.473871459726">
            <text:p>0,4738714597</text:p>
          </table:table-cell>
          <table:table-cell office:value-type="float" office:value="1.44561157469">
            <text:p>1,4456115747</text:p>
          </table:table-cell>
          <table:table-cell office:value-type="float" office:value="32.779999">
            <text:p>32,779999</text:p>
          </table:table-cell>
          <table:table-cell office:value-type="date" office:date-value="2017-01-18">
            <text:p>2017-01-18</text:p>
          </table:table-cell>
          <table:table-cell office:value-type="string">
            <text:p>15:25:06</text:p>
          </table:table-cell>
          <table:table-cell office:value-type="string">
            <text:p>â€‹American Apparel to close pair of Austin stores after bankruptcy sale</text:p>
          </table:table-cell>
          <table:table-cell table:number-columns-repeated="3"/>
        </table:table-row>
        <table:table-row table:style-name="ro1">
          <table:table-cell office:value-type="string">
            <text:p>ITP</text:p>
          </table:table-cell>
          <table:table-cell office:value-type="float" office:value="-0.205920385737">
            <text:p>-0,2059203857</text:p>
          </table:table-cell>
          <table:table-cell office:value-type="float" office:value="-0.858717204907">
            <text:p>-0,8587172049</text:p>
          </table:table-cell>
          <table:table-cell office:value-type="float" office:value="23.98">
            <text:p>23,98</text:p>
          </table:table-cell>
          <table:table-cell office:value-type="date" office:date-value="2017-01-18">
            <text:p>2017-01-18</text:p>
          </table:table-cell>
          <table:table-cell office:value-type="string">
            <text:p>15:15:24</text:p>
          </table:table-cell>
          <table:table-cell office:value-type="string">
            <text:p>Intertape Polymer Group(R) Celebrates Centennial Milestone for Two Major Brands</text:p>
          </table:table-cell>
          <table:table-cell table:number-columns-repeated="3"/>
        </table:table-row>
        <table:table-row table:style-name="ro1">
          <table:table-cell office:value-type="string">
            <text:p>MTL</text:p>
          </table:table-cell>
          <table:table-cell office:value-type="float" office:value="-0.116110365999">
            <text:p>-0,116110366</text:p>
          </table:table-cell>
          <table:table-cell office:value-type="float" office:value="-0.592097705652">
            <text:p>-0,5920977057</text:p>
          </table:table-cell>
          <table:table-cell office:value-type="float" office:value="19.610001">
            <text:p>19,610001</text:p>
          </table:table-cell>
          <table:table-cell office:value-type="date" office:date-value="2017-01-18">
            <text:p>2017-01-18</text:p>
          </table:table-cell>
          <table:table-cell office:value-type="string">
            <text:p>14:28:13</text:p>
          </table:table-cell>
          <table:table-cell office:value-type="string">
            <text:p>Mullen Group Ltd. â€“ Value Analysis (TORONTO:MTL) : January 18, 2017</text:p>
          </table:table-cell>
          <table:table-cell table:number-columns-repeated="3"/>
        </table:table-row>
        <table:table-row table:style-name="ro1">
          <table:table-cell office:value-type="string">
            <text:p>MRU</text:p>
          </table:table-cell>
          <table:table-cell office:value-type="float" office:value="0.445084873198">
            <text:p>0,4450848732</text:p>
          </table:table-cell>
          <table:table-cell office:value-type="float" office:value="1.07847073709">
            <text:p>1,0784707371</text:p>
          </table:table-cell>
          <table:table-cell office:value-type="float" office:value="41.27">
            <text:p>41,27</text:p>
          </table:table-cell>
          <table:table-cell office:value-type="date" office:date-value="2017-01-18">
            <text:p>2017-01-18</text:p>
          </table:table-cell>
          <table:table-cell office:value-type="string">
            <text:p>14:25:25</text:p>
          </table:table-cell>
          <table:table-cell office:value-type="string">
            <text:p>Metro, Inc. â€“ Value Analysis (TORONTO:MRU) : January 18, 2017</text:p>
          </table:table-cell>
          <table:table-cell table:number-columns-repeated="3"/>
        </table:table-row>
        <table:table-row table:style-name="ro1">
          <table:table-cell office:value-type="string">
            <text:p>MG</text:p>
          </table:table-cell>
          <table:table-cell office:value-type="float" office:value="-0.713704860238">
            <text:p>-0,7137048602</text:p>
          </table:table-cell>
          <table:table-cell office:value-type="float" office:value="-1.24926456808">
            <text:p>-1,2492645681</text:p>
          </table:table-cell>
          <table:table-cell office:value-type="float" office:value="57.130001">
            <text:p>57,130001</text:p>
          </table:table-cell>
          <table:table-cell office:value-type="date" office:date-value="2017-01-18">
            <text:p>2017-01-18</text:p>
          </table:table-cell>
          <table:table-cell office:value-type="string">
            <text:p>14:21:39</text:p>
          </table:table-cell>
          <table:table-cell office:value-type="string">
            <text:p>Magna International, Inc. â€“ Value Analysis (TORONTO:MG) : January 18, 2017</text:p>
          </table:table-cell>
          <table:table-cell table:number-columns-repeated="3"/>
        </table:table-row>
        <table:table-row table:style-name="ro1">
          <table:table-cell office:value-type="string">
            <text:p>MEG</text:p>
          </table:table-cell>
          <table:table-cell office:value-type="float" office:value="-0.0948797564132">
            <text:p>-0,0948797564</text:p>
          </table:table-cell>
          <table:table-cell office:value-type="float" office:value="-1.25171182603">
            <text:p>-1,251711826</text:p>
          </table:table-cell>
          <table:table-cell office:value-type="float" office:value="7.58">
            <text:p>7,58</text:p>
          </table:table-cell>
          <table:table-cell office:value-type="date" office:date-value="2017-01-18">
            <text:p>2017-01-18</text:p>
          </table:table-cell>
          <table:table-cell office:value-type="string">
            <text:p>14:20:57</text:p>
          </table:table-cell>
          <table:table-cell office:value-type="string">
            <text:p>MEG Energy Corp. â€“ Value Analysis (TORONTO:MEG) : January 18, 2017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-0.0708058835249">
            <text:p>-0,0708058835</text:p>
          </table:table-cell>
          <table:table-cell office:value-type="float" office:value="-2.93800346576">
            <text:p>-2,9380034658</text:p>
          </table:table-cell>
          <table:table-cell office:value-type="float" office:value="2.41">
            <text:p>2,41</text:p>
          </table:table-cell>
          <table:table-cell office:value-type="date" office:date-value="2017-01-18">
            <text:p>2017-01-18</text:p>
          </table:table-cell>
          <table:table-cell office:value-type="string">
            <text:p>14:04:00</text:p>
          </table:table-cell>
          <table:table-cell office:value-type="string">
            <text:p>Neovasc Announces Update in Litigation with CardiAQ</text:p>
          </table:table-cell>
          <table:table-cell table:number-columns-repeated="3"/>
        </table:table-row>
        <table:table-row table:style-name="ro1">
          <table:table-cell office:value-type="string">
            <text:p>KEL</text:p>
          </table:table-cell>
          <table:table-cell office:value-type="float" office:value="0.0562594052807">
            <text:p>0,0562594053</text:p>
          </table:table-cell>
          <table:table-cell office:value-type="float" office:value="0.822505925156">
            <text:p>0,8225059252</text:p>
          </table:table-cell>
          <table:table-cell office:value-type="float" office:value="6.84">
            <text:p>6,84</text:p>
          </table:table-cell>
          <table:table-cell office:value-type="date" office:date-value="2017-01-18">
            <text:p>2017-01-18</text:p>
          </table:table-cell>
          <table:table-cell office:value-type="string">
            <text:p>13:38:00</text:p>
          </table:table-cell>
          <table:table-cell office:value-type="string">
            <text:p>IIROC Trade Resumption - KEL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264490045634">
            <text:p>-0,2644900456</text:p>
          </table:table-cell>
          <table:table-cell office:value-type="float" office:value="-4.5998268806">
            <text:p>-4,5998268806</text:p>
          </table:table-cell>
          <table:table-cell office:value-type="float" office:value="5.75">
            <text:p>5,75</text:p>
          </table:table-cell>
          <table:table-cell office:value-type="date" office:date-value="2017-01-18">
            <text:p>2017-01-18</text:p>
          </table:table-cell>
          <table:table-cell office:value-type="string">
            <text:p>13:22:45</text:p>
          </table:table-cell>
          <table:table-cell office:value-type="string">
            <text:p>Baytex Energy Corp. â€“ Value Analysis (TORONTO:BTE) : January 18, 2017</text:p>
          </table:table-cell>
          <table:table-cell table:number-columns-repeated="3"/>
        </table:table-row>
        <table:table-row table:style-name="ro1">
          <table:table-cell office:value-type="string">
            <text:p>BNE</text:p>
          </table:table-cell>
          <table:table-cell office:value-type="float" office:value="-0.821643270443">
            <text:p>-0,8216432704</text:p>
          </table:table-cell>
          <table:table-cell office:value-type="float" office:value="-3.08424662645">
            <text:p>-3,0842466265</text:p>
          </table:table-cell>
          <table:table-cell office:value-type="float" office:value="26.639999">
            <text:p>26,639999</text:p>
          </table:table-cell>
          <table:table-cell office:value-type="date" office:date-value="2017-01-18">
            <text:p>2017-01-18</text:p>
          </table:table-cell>
          <table:table-cell office:value-type="string">
            <text:p>13:19:20</text:p>
          </table:table-cell>
          <table:table-cell office:value-type="string">
            <text:p>Bonterra Energy Corp. â€“ Value Analysis (TORONTO:BNE) : January 18, 2017</text:p>
          </table:table-cell>
          <table:table-cell table:number-columns-repeated="3"/>
        </table:table-row>
        <table:table-row table:style-name="ro1">
          <table:table-cell office:value-type="string">
            <text:p>D-UN</text:p>
          </table:table-cell>
          <table:table-cell office:value-type="float" office:value="-0.317760892089">
            <text:p>-0,3177608921</text:p>
          </table:table-cell>
          <table:table-cell office:value-type="float" office:value="-1.60000441132">
            <text:p>-1,6000044113</text:p>
          </table:table-cell>
          <table:table-cell office:value-type="float" office:value="19.860001">
            <text:p>19,860001</text:p>
          </table:table-cell>
          <table:table-cell office:value-type="date" office:date-value="2017-01-18">
            <text:p>2017-01-18</text:p>
          </table:table-cell>
          <table:table-cell office:value-type="string">
            <text:p>12:31:42</text:p>
          </table:table-cell>
          <table:table-cell office:value-type="string">
            <text:p>Dream Office REIT Q4 2016 Financial Results Release Date, Webcast and Conference Call</text:p>
          </table:table-cell>
          <table:table-cell table:number-columns-repeated="3"/>
        </table:table-row>
        <table:table-row table:style-name="ro1">
          <table:table-cell office:value-type="string">
            <text:p>DRG-UN</text:p>
          </table:table-cell>
          <table:table-cell office:value-type="float" office:value="0.0605279698788">
            <text:p>0,0605279699</text:p>
          </table:table-cell>
          <table:table-cell office:value-type="float" office:value="0.635798002929">
            <text:p>0,6357980029</text:p>
          </table:table-cell>
          <table:table-cell office:value-type="float" office:value="9.52">
            <text:p>9,52</text:p>
          </table:table-cell>
          <table:table-cell office:value-type="date" office:date-value="2017-01-18">
            <text:p>2017-01-18</text:p>
          </table:table-cell>
          <table:table-cell office:value-type="string">
            <text:p>12:31:02</text:p>
          </table:table-cell>
          <table:table-cell office:value-type="string">
            <text:p>Dream Global REIT Q4 2016 Financial Results Release Date, Webcast and Conference Call</text:p>
          </table:table-cell>
          <table:table-cell table:number-columns-repeated="3"/>
        </table:table-row>
        <table:table-row table:style-name="ro1">
          <table:table-cell office:value-type="string">
            <text:p>CG</text:p>
          </table:table-cell>
          <table:table-cell office:value-type="float" office:value="-0.039490794057">
            <text:p>-0,0394907941</text:p>
          </table:table-cell>
          <table:table-cell office:value-type="float" office:value="-0.573161016792">
            <text:p>-0,5731610168</text:p>
          </table:table-cell>
          <table:table-cell office:value-type="float" office:value="6.89">
            <text:p>6,89</text:p>
          </table:table-cell>
          <table:table-cell office:value-type="date" office:date-value="2017-01-18">
            <text:p>2017-01-18</text:p>
          </table:table-cell>
          <table:table-cell office:value-type="string">
            <text:p>11:03:23</text:p>
          </table:table-cell>
          <table:table-cell office:value-type="string">
            <text:p>Centerra Gold 2016 Fourth Quarter and Year-End Results Conference Call and Webcast</text:p>
          </table:table-cell>
          <table:table-cell table:number-columns-repeated="3"/>
        </table:table-row>
        <table:table-row table:style-name="ro1">
          <table:table-cell office:value-type="string">
            <text:p>MIC</text:p>
          </table:table-cell>
          <table:table-cell office:value-type="float" office:value="-0.0838225799459">
            <text:p>-0,0838225799</text:p>
          </table:table-cell>
          <table:table-cell office:value-type="float" office:value="-0.255946808995">
            <text:p>-0,255946809</text:p>
          </table:table-cell>
          <table:table-cell office:value-type="float" office:value="32.75">
            <text:p>32,75</text:p>
          </table:table-cell>
          <table:table-cell office:value-type="date" office:date-value="2017-01-18">
            <text:p>2017-01-18</text:p>
          </table:table-cell>
          <table:table-cell office:value-type="string">
            <text:p>10:44:23</text:p>
          </table:table-cell>
          <table:table-cell office:value-type="string">
            <text:p>Genworth MI Canada, Inc. breached its 50 day moving average in a Bearish Manner : MIC-CA : January 18, 2017</text:p>
          </table:table-cell>
          <table:table-cell table:number-columns-repeated="3"/>
        </table:table-row>
        <table:table-row table:style-name="ro1">
          <table:table-cell office:value-type="string">
            <text:p>FM</text:p>
          </table:table-cell>
          <table:table-cell office:value-type="float" office:value="-0.0853097160858">
            <text:p>-0,0853097161</text:p>
          </table:table-cell>
          <table:table-cell office:value-type="float" office:value="-0.509007852541">
            <text:p>-0,5090078525</text:p>
          </table:table-cell>
          <table:table-cell office:value-type="float" office:value="16.76">
            <text:p>16,76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SU</text:p>
          </table:table-cell>
          <table:table-cell office:value-type="float" office:value="0.0426885651876">
            <text:p>0,0426885652</text:p>
          </table:table-cell>
          <table:table-cell office:value-type="float" office:value="0.0998796518251">
            <text:p>0,0998796518</text:p>
          </table:table-cell>
          <table:table-cell office:value-type="float" office:value="42.740002">
            <text:p>42,740002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0.0587778141707">
            <text:p>0,0587778142</text:p>
          </table:table-cell>
          <table:table-cell office:value-type="float" office:value="0.297308114167">
            <text:p>0,2973081142</text:p>
          </table:table-cell>
          <table:table-cell office:value-type="float" office:value="19.77">
            <text:p>19,77</text:p>
          </table:table-cell>
          <table:table-cell office:value-type="date" office:date-value="2017-01-18">
            <text:p>2017-01-18</text:p>
          </table:table-cell>
          <table:table-cell office:value-type="string">
            <text:p>10:13:15</text:p>
          </table:table-cell>
          <table:table-cell office:value-type="string">
            <text:p>CANADA STOCKS-TSX falls as energy stocks slip, Cameco falls</text:p>
          </table:table-cell>
          <table:table-cell table:number-columns-repeated="3"/>
        </table:table-row>
        <table:table-row table:style-name="ro1">
          <table:table-cell office:value-type="string">
            <text:p>IMG</text:p>
          </table:table-cell>
          <table:table-cell office:value-type="float" office:value="-0.082317929535">
            <text:p>-0,0823179295</text:p>
          </table:table-cell>
          <table:table-cell office:value-type="float" office:value="-1.37196549225">
            <text:p>-1,3719654923</text:p>
          </table:table-cell>
          <table:table-cell office:value-type="float" office:value="6">
            <text:p>6</text:p>
          </table:table-cell>
          <table:table-cell office:value-type="date" office:date-value="2017-01-18">
            <text:p>2017-01-18</text:p>
          </table:table-cell>
          <table:table-cell office:value-type="string">
            <text:p>09:26:33</text:p>
          </table:table-cell>
          <table:table-cell office:value-type="string">
            <text:p>3 Types of Gold Stocks You're Best Off Avoiding Right Now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-0.499706297806">
            <text:p>-0,4997062978</text:p>
          </table:table-cell>
          <table:table-cell office:value-type="float" office:value="-0.699183280837">
            <text:p>-0,6991832808</text:p>
          </table:table-cell>
          <table:table-cell office:value-type="float" office:value="71.470001">
            <text:p>71,470001</text:p>
          </table:table-cell>
          <table:table-cell office:value-type="date" office:date-value="2017-01-18">
            <text:p>2017-01-18</text:p>
          </table:table-cell>
          <table:table-cell office:value-type="string">
            <text:p>09:00:00</text:p>
          </table:table-cell>
          <table:table-cell office:value-type="string">
            <text:p>'Liquidity Alliance' builds blockchain solution for cross-border collateral transfer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0.177609461607">
            <text:p>0,1776094616</text:p>
          </table:table-cell>
          <table:table-cell office:value-type="float" office:value="8.41751002875">
            <text:p>8,4175100288</text:p>
          </table:table-cell>
          <table:table-cell office:value-type="float" office:value="2.11">
            <text:p>2,11</text:p>
          </table:table-cell>
          <table:table-cell office:value-type="date" office:date-value="2017-01-18">
            <text:p>2017-01-18</text:p>
          </table:table-cell>
          <table:table-cell office:value-type="string">
            <text:p>09:00:00</text:p>
          </table:table-cell>
          <table:table-cell office:value-type="string">
            <text:p>Commerce Split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IMO</text:p>
          </table:table-cell>
          <table:table-cell office:value-type="float" office:value="-0.518084931453">
            <text:p>-0,5180849315</text:p>
          </table:table-cell>
          <table:table-cell office:value-type="float" office:value="-1.1479834256">
            <text:p>-1,1479834256</text:p>
          </table:table-cell>
          <table:table-cell office:value-type="float" office:value="45.130001">
            <text:p>45,130001</text:p>
          </table:table-cell>
          <table:table-cell office:value-type="date" office:date-value="2017-01-18">
            <text:p>2017-01-18</text:p>
          </table:table-cell>
          <table:table-cell office:value-type="string">
            <text:p>08:46:01</text:p>
          </table:table-cell>
          <table:table-cell office:value-type="string">
            <text:p>BP Might Allocate Below $17B of Capital for 2017 &amp; 2018</text:p>
          </table:table-cell>
          <table:table-cell table:number-columns-repeated="3"/>
        </table:table-row>
        <table:table-row table:style-name="ro1">
          <table:table-cell office:value-type="string">
            <text:p>AC</text:p>
          </table:table-cell>
          <table:table-cell office:value-type="float" office:value="-0.0407877678192">
            <text:p>-0,0407877678</text:p>
          </table:table-cell>
          <table:table-cell office:value-type="float" office:value="-0.300794747929">
            <text:p>-0,3007947479</text:p>
          </table:table-cell>
          <table:table-cell office:value-type="float" office:value="13.56">
            <text:p>13,56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Chorus Aviation, Air Canada, Exchange Income, and WestJet Airlines</text:p>
          </table:table-cell>
          <table:table-cell table:number-columns-repeated="3"/>
        </table:table-row>
        <table:table-row table:style-name="ro1">
          <table:table-cell office:value-type="string">
            <text:p>GUD</text:p>
          </table:table-cell>
          <table:table-cell office:value-type="float" office:value="-0.0187930035912">
            <text:p>-0,0187930036</text:p>
          </table:table-cell>
          <table:table-cell office:value-type="float" office:value="-0.183167676328">
            <text:p>-0,1831676763</text:p>
          </table:table-cell>
          <table:table-cell office:value-type="float" office:value="10.26">
            <text:p>10,26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Knight Therapeutics, Valeant Pharmaceuticals International, Merus Labs International, and Canopy Growth</text:p>
          </table:table-cell>
          <table:table-cell table:number-columns-repeated="3"/>
        </table:table-row>
        <table:table-row table:style-name="ro1">
          <table:table-cell office:value-type="string">
            <text:p>DHX-B</text:p>
          </table:table-cell>
          <table:table-cell office:value-type="float" office:value="0.0298690087704">
            <text:p>0,0298690088</text:p>
          </table:table-cell>
          <table:table-cell office:value-type="float" office:value="0.432884185078">
            <text:p>0,4328841851</text:p>
          </table:table-cell>
          <table:table-cell office:value-type="float" office:value="6.9">
            <text:p>6,9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Consumer Cyclical Stocks Snipp Interactive, Intema Solutions, Sirius XM Canada Holdings, and DHX Media</text:p>
          </table:table-cell>
          <table:table-cell table:number-columns-repeated="3"/>
        </table:table-row>
        <table:table-row table:style-name="ro1">
          <table:table-cell office:value-type="string">
            <text:p>VRX</text:p>
          </table:table-cell>
          <table:table-cell office:value-type="float" office:value="0.265374428454">
            <text:p>0,2653744285</text:p>
          </table:table-cell>
          <table:table-cell office:value-type="float" office:value="1.33153250604">
            <text:p>1,331532506</text:p>
          </table:table-cell>
          <table:table-cell office:value-type="float" office:value="19.93">
            <text:p>19,93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Knight Therapeutics, Valeant Pharmaceuticals International, Merus Labs International, and Canopy Growth</text:p>
          </table:table-cell>
          <table:table-cell table:number-columns-repeated="3"/>
        </table:table-row>
        <table:table-row table:style-name="ro1">
          <table:table-cell office:value-type="string">
            <text:p>AGI</text:p>
          </table:table-cell>
          <table:table-cell office:value-type="float" office:value="0.332548189053">
            <text:p>0,3325481891</text:p>
          </table:table-cell>
          <table:table-cell office:value-type="float" office:value="2.99323302478">
            <text:p>2,9932330248</text:p>
          </table:table-cell>
          <table:table-cell office:value-type="float" office:value="11.11">
            <text:p>11,11</text:p>
          </table:table-cell>
          <table:table-cell office:value-type="date" office:date-value="2017-01-18">
            <text:p>2017-01-18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Premier Gold Mines, Capstone Mining, Alamos Gold, and Teranga Gold</text:p>
          </table:table-cell>
          <table:table-cell table:number-columns-repeated="3"/>
        </table:table-row>
        <table:table-row table:style-name="ro1">
          <table:table-cell office:value-type="string">
            <text:p>NGD</text:p>
          </table:table-cell>
          <table:table-cell office:value-type="float" office:value="0.000971351651759">
            <text:p>0,0009713517</text:p>
          </table:table-cell>
          <table:table-cell office:value-type="float" office:value="0.0179216171911">
            <text:p>0,0179216172</text:p>
          </table:table-cell>
          <table:table-cell office:value-type="float" office:value="5.42">
            <text:p>5,42</text:p>
          </table:table-cell>
          <table:table-cell office:value-type="date" office:date-value="2017-01-18">
            <text:p>2017-01-18</text:p>
          </table:table-cell>
          <table:table-cell office:value-type="string">
            <text:p>07:38:31</text:p>
          </table:table-cell>
          <table:table-cell office:value-type="string">
            <text:p>Why Gold Stocks Stole the Show in 2016</text:p>
          </table:table-cell>
          <table:table-cell table:number-columns-repeated="3"/>
        </table:table-row>
        <table:table-row table:style-name="ro1">
          <table:table-cell office:value-type="string">
            <text:p>PLI</text:p>
          </table:table-cell>
          <table:table-cell office:value-type="float" office:value="0.041298891167">
            <text:p>0,0412988912</text:p>
          </table:table-cell>
          <table:table-cell office:value-type="float" office:value="1.90317470816">
            <text:p>1,9031747082</text:p>
          </table:table-cell>
          <table:table-cell office:value-type="float" office:value="2.17">
            <text:p>2,17</text:p>
          </table:table-cell>
          <table:table-cell office:value-type="date" office:date-value="2017-01-18">
            <text:p>2017-01-18</text:p>
          </table:table-cell>
          <table:table-cell office:value-type="string">
            <text:p>07:15:00</text:p>
          </table:table-cell>
          <table:table-cell office:value-type="string">
            <text:p>European Commission grants orphan drug designation to ProMetic's PBI-4050 drug for the treatment of AlstrÃ¶m Syndrome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0.0504877058154">
            <text:p>0,0504877058</text:p>
          </table:table-cell>
          <table:table-cell office:value-type="float" office:value="2.46281491782">
            <text:p>2,4628149178</text:p>
          </table:table-cell>
          <table:table-cell office:value-type="float" office:value="2.05">
            <text:p>2,05</text:p>
          </table:table-cell>
          <table:table-cell office:value-type="date" office:date-value="2017-01-18">
            <text:p>2017-01-18</text:p>
          </table:table-cell>
          <table:table-cell office:value-type="string">
            <text:p>07:00:00</text:p>
          </table:table-cell>
          <table:table-cell office:value-type="string">
            <text:p>Sierra Metals reports 2016 production results and announces 2017 production and cost guidance</text:p>
          </table:table-cell>
          <table:table-cell table:number-columns-repeated="3"/>
        </table:table-row>
        <table:table-row table:style-name="ro1">
          <table:table-cell office:value-type="string">
            <text:p>DSG</text:p>
          </table:table-cell>
          <table:table-cell office:value-type="float" office:value="0.394827197526">
            <text:p>0,3948271975</text:p>
          </table:table-cell>
          <table:table-cell office:value-type="float" office:value="1.39761839832">
            <text:p>1,3976183983</text:p>
          </table:table-cell>
          <table:table-cell office:value-type="float" office:value="28.25">
            <text:p>28,25</text:p>
          </table:table-cell>
          <table:table-cell office:value-type="date" office:date-value="2017-01-18">
            <text:p>2017-01-18</text:p>
          </table:table-cell>
          <table:table-cell office:value-type="string">
            <text:p>06:46:02</text:p>
          </table:table-cell>
          <table:table-cell office:value-type="string">
            <text:p>BC Sands Deploys Descartes' Same-Day Optimization Technology in Australia</text:p>
          </table:table-cell>
          <table:table-cell table:number-columns-repeated="3"/>
        </table:table-row>
        <table:table-row table:style-name="ro1">
          <table:table-cell office:value-type="string">
            <text:p>ALA</text:p>
          </table:table-cell>
          <table:table-cell office:value-type="float" office:value="-0.2670853449">
            <text:p>-0,2670853449</text:p>
          </table:table-cell>
          <table:table-cell office:value-type="float" office:value="-0.823321063914">
            <text:p>-0,8233210639</text:p>
          </table:table-cell>
          <table:table-cell office:value-type="float" office:value="32.439999">
            <text:p>32,439999</text:p>
          </table:table-cell>
          <table:table-cell office:value-type="date" office:date-value="2017-01-18">
            <text:p>2017-01-18</text:p>
          </table:table-cell>
          <table:table-cell office:value-type="string">
            <text:p>05:36:38</text:p>
          </table:table-cell>
          <table:table-cell office:value-type="string">
            <text:p>PRESS DIGEST- Canada - Jan 18</text:p>
          </table:table-cell>
          <table:table-cell table:number-columns-repeated="3"/>
        </table:table-row>
        <table:table-row table:style-name="ro1">
          <table:table-cell office:value-type="string">
            <text:p>YRI</text:p>
          </table:table-cell>
          <table:table-cell office:value-type="float" office:value="0.218570806716">
            <text:p>0,2185708067</text:p>
          </table:table-cell>
          <table:table-cell office:value-type="float" office:value="5.13077011071">
            <text:p>5,1307701107</text:p>
          </table:table-cell>
          <table:table-cell office:value-type="float" office:value="4.26">
            <text:p>4,26</text:p>
          </table:table-cell>
          <table:table-cell office:value-type="date" office:date-value="2017-01-17">
            <text:p>2017-01-17</text:p>
          </table:table-cell>
          <table:table-cell office:value-type="string">
            <text:p>18:24:42</text:p>
          </table:table-cell>
          <table:table-cell office:value-type="string">
            <text:p>Strike ends at Yamana Gold's El PeÃ±Ã³n mine, union says</text:p>
          </table:table-cell>
          <table:table-cell table:number-columns-repeated="3"/>
        </table:table-row>
        <table:table-row table:style-name="ro1">
          <table:table-cell office:value-type="string">
            <text:p>GRT-UN</text:p>
          </table:table-cell>
          <table:table-cell office:value-type="float" office:value="-0.122732991609">
            <text:p>-0,1227329916</text:p>
          </table:table-cell>
          <table:table-cell office:value-type="float" office:value="-0.280519728489">
            <text:p>-0,2805197285</text:p>
          </table:table-cell>
          <table:table-cell office:value-type="float" office:value="43.752">
            <text:p>43,752</text:p>
          </table:table-cell>
          <table:table-cell office:value-type="date" office:date-value="2017-01-17">
            <text:p>2017-01-17</text:p>
          </table:table-cell>
          <table:table-cell office:value-type="string">
            <text:p>17:08:00</text:p>
          </table:table-cell>
          <table:table-cell office:value-type="string">
            <text:p>Granite REIT Declares Monthly Distribution</text:p>
          </table:table-cell>
          <table:table-cell table:number-columns-repeated="3"/>
        </table:table-row>
        <table:table-row table:style-name="ro1">
          <table:table-cell office:value-type="string">
            <text:p>HCG</text:p>
          </table:table-cell>
          <table:table-cell office:value-type="float" office:value="-0.0601223354089">
            <text:p>-0,0601223354</text:p>
          </table:table-cell>
          <table:table-cell office:value-type="float" office:value="-0.201752810156">
            <text:p>-0,2017528102</text:p>
          </table:table-cell>
          <table:table-cell office:value-type="float" office:value="29.799999">
            <text:p>29,799999</text:p>
          </table:table-cell>
          <table:table-cell office:value-type="date" office:date-value="2017-01-17">
            <text:p>2017-01-17</text:p>
          </table:table-cell>
          <table:table-cell office:value-type="string">
            <text:p>17:03:22</text:p>
          </table:table-cell>
          <table:table-cell office:value-type="string">
            <text:p>CANADA STOCKS-TSX falls as financials, railway stocks weigh</text:p>
          </table:table-cell>
          <table:table-cell table:number-columns-repeated="3"/>
        </table:table-row>
        <table:table-row table:style-name="ro1">
          <table:table-cell office:value-type="string">
            <text:p>WFT</text:p>
          </table:table-cell>
          <table:table-cell office:value-type="float" office:value="-0.113752295735">
            <text:p>-0,1137522957</text:p>
          </table:table-cell>
          <table:table-cell office:value-type="float" office:value="-0.243580927835">
            <text:p>-0,2435809278</text:p>
          </table:table-cell>
          <table:table-cell office:value-type="float" office:value="46.700001">
            <text:p>46,700001</text:p>
          </table:table-cell>
          <table:table-cell office:value-type="date" office:date-value="2017-01-17">
            <text:p>2017-01-17</text:p>
          </table:table-cell>
          <table:table-cell office:value-type="string">
            <text:p>17:01:00</text:p>
          </table:table-cell>
          <table:table-cell office:value-type="string">
            <text:p>West Fraser Timber Co. Ltd. ("WFT"): Notice of Fourth Quarter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UNS</text:p>
          </table:table-cell>
          <table:table-cell office:value-type="float" office:value="0.0148349203499">
            <text:p>0,0148349203</text:p>
          </table:table-cell>
          <table:table-cell office:value-type="float" office:value="0.0494662232408">
            <text:p>0,0494662232</text:p>
          </table:table-cell>
          <table:table-cell office:value-type="float" office:value="29.99">
            <text:p>29,99</text:p>
          </table:table-cell>
          <table:table-cell office:value-type="date" office:date-value="2017-01-17">
            <text:p>2017-01-17</text:p>
          </table:table-cell>
          <table:table-cell office:value-type="string">
            <text:p>17:00:00</text:p>
          </table:table-cell>
          <table:table-cell office:value-type="string">
            <text:p>Uni-Select Inc.: FinishMaster completes two acquisitions in Northeast</text:p>
          </table:table-cell>
          <table:table-cell table:number-columns-repeated="3"/>
        </table:table-row>
        <table:table-row table:style-name="ro1">
          <table:table-cell office:value-type="string">
            <text:p>EMA</text:p>
          </table:table-cell>
          <table:table-cell office:value-type="float" office:value="0.139052751252">
            <text:p>0,1390527513</text:p>
          </table:table-cell>
          <table:table-cell office:value-type="float" office:value="0.304606232551">
            <text:p>0,3046062326</text:p>
          </table:table-cell>
          <table:table-cell office:value-type="float" office:value="45.650002">
            <text:p>45,650002</text:p>
          </table:table-cell>
          <table:table-cell office:value-type="date" office:date-value="2017-01-17">
            <text:p>2017-01-17</text:p>
          </table:table-cell>
          <table:table-cell office:value-type="string">
            <text:p>15:03:00</text:p>
          </table:table-cell>
          <table:table-cell office:value-type="string">
            <text:p>Emera Announces Expiration and Settlement of Exchange Offer</text:p>
          </table:table-cell>
          <table:table-cell table:number-columns-repeated="3"/>
        </table:table-row>
        <table:table-row table:style-name="ro1">
          <table:table-cell office:value-type="string">
            <text:p>HBM</text:p>
          </table:table-cell>
          <table:table-cell office:value-type="float" office:value="-0.141453411921">
            <text:p>-0,1414534119</text:p>
          </table:table-cell>
          <table:table-cell office:value-type="float" office:value="-1.54256719652">
            <text:p>-1,5425671965</text:p>
          </table:table-cell>
          <table:table-cell office:value-type="float" office:value="9.17">
            <text:p>9,17</text:p>
          </table:table-cell>
          <table:table-cell office:value-type="date" office:date-value="2017-01-17">
            <text:p>2017-01-17</text:p>
          </table:table-cell>
          <table:table-cell office:value-type="string">
            <text:p>14:45:00</text:p>
          </table:table-cell>
          <table:table-cell office:value-type="string">
            <text:p>Hudbay Announces 2017 Production and Cost Guidance and Management Appointment</text:p>
          </table:table-cell>
          <table:table-cell table:number-columns-repeated="3"/>
        </table:table-row>
        <table:table-row table:style-name="ro1">
          <table:table-cell office:value-type="string">
            <text:p>TRQ</text:p>
          </table:table-cell>
          <table:table-cell office:value-type="float" office:value="0.14536330598">
            <text:p>0,145363306</text:p>
          </table:table-cell>
          <table:table-cell office:value-type="float" office:value="3.25926695023">
            <text:p>3,2592669502</text:p>
          </table:table-cell>
          <table:table-cell office:value-type="float" office:value="4.46">
            <text:p>4,46</text:p>
          </table:table-cell>
          <table:table-cell office:value-type="date" office:date-value="2017-01-17">
            <text:p>2017-01-17</text:p>
          </table:table-cell>
          <table:table-cell office:value-type="string">
            <text:p>13:43:00</text:p>
          </table:table-cell>
          <table:table-cell office:value-type="string">
            <text:p>ETFs with exposure to Turquoise Hill Resources Ltd. : January 17, 2017</text:p>
          </table:table-cell>
          <table:table-cell table:number-columns-repeated="3"/>
        </table:table-row>
        <table:table-row table:style-name="ro1">
          <table:table-cell office:value-type="string">
            <text:p>BIR</text:p>
          </table:table-cell>
          <table:table-cell office:value-type="float" office:value="-0.0635731484997">
            <text:p>-0,0635731485</text:p>
          </table:table-cell>
          <table:table-cell office:value-type="float" office:value="-0.734949693638">
            <text:p>-0,7349496936</text:p>
          </table:table-cell>
          <table:table-cell office:value-type="float" office:value="8.65">
            <text:p>8,65</text:p>
          </table:table-cell>
          <table:table-cell office:value-type="date" office:date-value="2017-01-17">
            <text:p>2017-01-17</text:p>
          </table:table-cell>
          <table:table-cell office:value-type="string">
            <text:p>12:42:0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0.290094641177">
            <text:p>0,2900946412</text:p>
          </table:table-cell>
          <table:table-cell office:value-type="float" office:value="1.69052821199">
            <text:p>1,690528212</text:p>
          </table:table-cell>
          <table:table-cell office:value-type="float" office:value="17.16">
            <text:p>17,16</text:p>
          </table:table-cell>
          <table:table-cell office:value-type="date" office:date-value="2017-01-17">
            <text:p>2017-01-17</text:p>
          </table:table-cell>
          <table:table-cell office:value-type="string">
            <text:p>12:42:0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3"/>
        </table:table-row>
        <table:table-row table:style-name="ro1">
          <table:table-cell office:value-type="string">
            <text:p>SLW</text:p>
          </table:table-cell>
          <table:table-cell office:value-type="float" office:value="0.168675741033">
            <text:p>0,168675741</text:p>
          </table:table-cell>
          <table:table-cell office:value-type="float" office:value="0.625651881636">
            <text:p>0,6256518816</text:p>
          </table:table-cell>
          <table:table-cell office:value-type="float" office:value="26.959999">
            <text:p>26,959999</text:p>
          </table:table-cell>
          <table:table-cell office:value-type="date" office:date-value="2017-01-17">
            <text:p>2017-01-17</text:p>
          </table:table-cell>
          <table:table-cell office:value-type="string">
            <text:p>12:35:04</text:p>
          </table:table-cell>
          <table:table-cell office:value-type="string">
            <text:p>Why Credit Suisseâ€™s Top Metals &amp; Mining Picks Have 30% to 40% Upside</text:p>
          </table:table-cell>
          <table:table-cell table:number-columns-repeated="3"/>
        </table:table-row>
        <table:table-row table:style-name="ro1">
          <table:table-cell office:value-type="string">
            <text:p>IFC</text:p>
          </table:table-cell>
          <table:table-cell office:value-type="float" office:value="-0.461606274155">
            <text:p>-0,4616062742</text:p>
          </table:table-cell>
          <table:table-cell office:value-type="float" office:value="-0.491384143418">
            <text:p>-0,4913841434</text:p>
          </table:table-cell>
          <table:table-cell office:value-type="float" office:value="93.940002">
            <text:p>93,940002</text:p>
          </table:table-cell>
          <table:table-cell office:value-type="date" office:date-value="2017-01-17">
            <text:p>2017-01-17</text:p>
          </table:table-cell>
          <table:table-cell office:value-type="string">
            <text:p>12:12:33</text:p>
          </table:table-cell>
          <table:table-cell office:value-type="string">
            <text:p>ETFs with exposure to Intact Financial Corp. : January 17, 2017</text:p>
          </table:table-cell>
          <table:table-cell table:number-columns-repeated="3"/>
        </table:table-row>
        <table:table-row table:style-name="ro1">
          <table:table-cell office:value-type="string">
            <text:p>AIM</text:p>
          </table:table-cell>
          <table:table-cell office:value-type="float" office:value="0.0458401684741">
            <text:p>0,0458401685</text:p>
          </table:table-cell>
          <table:table-cell office:value-type="float" office:value="0.523887639703">
            <text:p>0,5238876397</text:p>
          </table:table-cell>
          <table:table-cell office:value-type="float" office:value="8.75">
            <text:p>8,75</text:p>
          </table:table-cell>
          <table:table-cell office:value-type="date" office:date-value="2017-01-17">
            <text:p>2017-01-17</text:p>
          </table:table-cell>
          <table:table-cell office:value-type="string">
            <text:p>12:00:00</text:p>
          </table:table-cell>
          <table:table-cell office:value-type="string">
            <text:p>Media Advisory - Aimia to report 2016 fourth quarter results</text:p>
          </table:table-cell>
          <table:table-cell table:number-columns-repeated="3"/>
        </table:table-row>
        <table:table-row table:style-name="ro1">
          <table:table-cell office:value-type="string">
            <text:p>CLS</text:p>
          </table:table-cell>
          <table:table-cell office:value-type="float" office:value="-0.289304830907">
            <text:p>-0,2893048309</text:p>
          </table:table-cell>
          <table:table-cell office:value-type="float" office:value="-1.78803974603">
            <text:p>-1,788039746</text:p>
          </table:table-cell>
          <table:table-cell office:value-type="float" office:value="16.18">
            <text:p>16,18</text:p>
          </table:table-cell>
          <table:table-cell office:value-type="date" office:date-value="2017-01-17">
            <text:p>2017-01-17</text:p>
          </table:table-cell>
          <table:table-cell office:value-type="string">
            <text:p>11:17:34</text:p>
          </table:table-cell>
          <table:table-cell office:value-type="string">
            <text:p>ETFs with exposure to Celestica, Inc. : January 17, 2017</text:p>
          </table:table-cell>
          <table:table-cell table:number-columns-repeated="3"/>
        </table:table-row>
        <table:table-row table:style-name="ro1">
          <table:table-cell office:value-type="string">
            <text:p>BAM-A</text:p>
          </table:table-cell>
          <table:table-cell office:value-type="float" office:value="0.0282745469786">
            <text:p>0,028274547</text:p>
          </table:table-cell>
          <table:table-cell office:value-type="float" office:value="0.0634955018609">
            <text:p>0,0634955019</text:p>
          </table:table-cell>
          <table:table-cell office:value-type="float" office:value="44.53">
            <text:p>44,53</text:p>
          </table:table-cell>
          <table:table-cell office:value-type="date" office:date-value="2017-01-17">
            <text:p>2017-01-17</text:p>
          </table:table-cell>
          <table:table-cell office:value-type="string">
            <text:p>10:55:16</text:p>
          </table:table-cell>
          <table:table-cell office:value-type="string">
            <text:p>ETFs with exposure to Brookfield Asset Management, Inc. : January 17, 2017</text:p>
          </table:table-cell>
          <table:table-cell table:number-columns-repeated="3"/>
        </table:table-row>
        <table:table-row table:style-name="ro1">
          <table:table-cell office:value-type="string">
            <text:p>SLF</text:p>
          </table:table-cell>
          <table:table-cell office:value-type="float" office:value="-0.153352507747">
            <text:p>-0,1533525077</text:p>
          </table:table-cell>
          <table:table-cell office:value-type="float" office:value="-0.292044398376">
            <text:p>-0,2920443984</text:p>
          </table:table-cell>
          <table:table-cell office:value-type="float" office:value="52.509998">
            <text:p>52,509998</text:p>
          </table:table-cell>
          <table:table-cell office:value-type="date" office:date-value="2017-01-17">
            <text:p>2017-01-17</text:p>
          </table:table-cell>
          <table:table-cell office:value-type="string">
            <text:p>10:30:00</text:p>
          </table:table-cell>
          <table:table-cell office:value-type="string">
            <text:p>Boston Celtics and Sun Life Financial Team Up with YMCAs throughout New England for 3rd annual Fit to Win Program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-0.0396214171611">
            <text:p>-0,0396214172</text:p>
          </table:table-cell>
          <table:table-cell office:value-type="float" office:value="-3.16971337289">
            <text:p>-3,1697133729</text:p>
          </table:table-cell>
          <table:table-cell office:value-type="float" office:value="1.25">
            <text:p>1,25</text:p>
          </table:table-cell>
          <table:table-cell office:value-type="date" office:date-value="2017-01-17">
            <text:p>2017-01-17</text:p>
          </table:table-cell>
          <table:table-cell office:value-type="string">
            <text:p>08:48:05</text:p>
          </table:table-cell>
          <table:table-cell office:value-type="string">
            <text:p>Trevali reports record Q4-2016 and 2016 annual zinc production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0.0289705181561">
            <text:p>0,0289705182</text:p>
          </table:table-cell>
          <table:table-cell office:value-type="float" office:value="0.128757858472">
            <text:p>0,1287578585</text:p>
          </table:table-cell>
          <table:table-cell office:value-type="float" office:value="22.5">
            <text:p>22,5</text:p>
          </table:table-cell>
          <table:table-cell office:value-type="date" office:date-value="2017-01-17">
            <text:p>2017-01-17</text:p>
          </table:table-cell>
          <table:table-cell office:value-type="string">
            <text:p>08:42:22</text:p>
          </table:table-cell>
          <table:table-cell office:value-type="string">
            <text:p>How Risky Is Royal Gold, Inc.?</text:p>
          </table:table-cell>
          <table:table-cell table:number-columns-repeated="3"/>
        </table:table-row>
        <table:table-row table:style-name="ro1">
          <table:table-cell office:value-type="string">
            <text:p>GIB-A</text:p>
          </table:table-cell>
          <table:table-cell office:value-type="float" office:value="0.0207544434003">
            <text:p>0,0207544434</text:p>
          </table:table-cell>
          <table:table-cell office:value-type="float" office:value="0.0321325974387">
            <text:p>0,0321325974</text:p>
          </table:table-cell>
          <table:table-cell office:value-type="float" office:value="64.589996">
            <text:p>64,589996</text:p>
          </table:table-cell>
          <table:table-cell office:value-type="date" office:date-value="2017-01-17">
            <text:p>2017-01-17</text:p>
          </table:table-cell>
          <table:table-cell office:value-type="string">
            <text:p>08:30:00</text:p>
          </table:table-cell>
          <table:table-cell office:value-type="string">
            <text:p>CGI awarded Department of Homeland Security contract for credential management services</text:p>
          </table:table-cell>
          <table:table-cell table:number-columns-repeated="3"/>
        </table:table-row>
        <table:table-row table:style-name="ro1">
          <table:table-cell office:value-type="string">
            <text:p>FSV</text:p>
          </table:table-cell>
          <table:table-cell office:value-type="float" office:value="-1.15871914127">
            <text:p>-1,1587191413</text:p>
          </table:table-cell>
          <table:table-cell office:value-type="float" office:value="-1.76607090933">
            <text:p>-1,7660709093</text:p>
          </table:table-cell>
          <table:table-cell office:value-type="float" office:value="65.610001">
            <text:p>65,610001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3"/>
        </table:table-row>
        <table:table-row table:style-name="ro1">
          <table:table-cell office:value-type="string">
            <text:p>CAR-UN</text:p>
          </table:table-cell>
          <table:table-cell office:value-type="float" office:value="-0.804711937768">
            <text:p>-0,8047119378</text:p>
          </table:table-cell>
          <table:table-cell office:value-type="float" office:value="-2.55140111685">
            <text:p>-2,5514011169</text:p>
          </table:table-cell>
          <table:table-cell office:value-type="float" office:value="31.540001">
            <text:p>31,540001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3"/>
        </table:table-row>
        <table:table-row table:style-name="ro1">
          <table:table-cell office:value-type="string">
            <text:p>RBA</text:p>
          </table:table-cell>
          <table:table-cell office:value-type="float" office:value="-0.680260984349">
            <text:p>-0,6802609843</text:p>
          </table:table-cell>
          <table:table-cell office:value-type="float" office:value="-1.58754029428">
            <text:p>-1,5875402943</text:p>
          </table:table-cell>
          <table:table-cell office:value-type="float" office:value="42.849998">
            <text:p>42,849998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Ritchie Bros. Auctioneers, Data Communications Management, DealNet Capital, and Mission Ready Services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141210131634">
            <text:p>-0,0141210132</text:p>
          </table:table-cell>
          <table:table-cell office:value-type="float" office:value="-0.980625914128">
            <text:p>-0,9806259141</text:p>
          </table:table-cell>
          <table:table-cell office:value-type="float" office:value="1.44">
            <text:p>1,44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Consumer Defensive Stocks Brick Brewing, Ten Peaks Coffee Company, Village Farms International, and Big Rock Brewery</text:p>
          </table:table-cell>
          <table:table-cell table:number-columns-repeated="3"/>
        </table:table-row>
        <table:table-row table:style-name="ro1">
          <table:table-cell office:value-type="string">
            <text:p>IVN</text:p>
          </table:table-cell>
          <table:table-cell office:value-type="float" office:value="0.0976237122642">
            <text:p>0,0976237123</text:p>
          </table:table-cell>
          <table:table-cell office:value-type="float" office:value="2.89684606125">
            <text:p>2,8968460613</text:p>
          </table:table-cell>
          <table:table-cell office:value-type="float" office:value="3.37">
            <text:p>3,37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UEX Corp, Silver Bull Resources, Ivanhoe Mines, and Pretium Resources</text:p>
          </table:table-cell>
          <table:table-cell table:number-columns-repeated="3"/>
        </table:table-row>
        <table:table-row table:style-name="ro1">
          <table:table-cell office:value-type="string">
            <text:p>REI-UN</text:p>
          </table:table-cell>
          <table:table-cell office:value-type="float" office:value="0.0643161827055">
            <text:p>0,0643161827</text:p>
          </table:table-cell>
          <table:table-cell office:value-type="float" office:value="0.244176851578">
            <text:p>0,2441768516</text:p>
          </table:table-cell>
          <table:table-cell office:value-type="float" office:value="26.34">
            <text:p>26,34</text:p>
          </table:table-cell>
          <table:table-cell office:value-type="date" office:date-value="2017-01-17">
            <text:p>2017-01-17</text:p>
          </table:table-cell>
          <table:table-cell office:value-type="string">
            <text:p>08:00:00</text:p>
          </table:table-cell>
          <table:table-cell office:value-type="string">
            <text:p>Allied and RioCan Achieve 75% Lease-Up of Office Space Under Construction at King Portland Centre in Toronto</text:p>
          </table:table-cell>
          <table:table-cell table:number-columns-repeated="3"/>
        </table:table-row>
        <table:table-row table:style-name="ro1">
          <table:table-cell office:value-type="string">
            <text:p>KL</text:p>
          </table:table-cell>
          <table:table-cell office:value-type="float" office:value="0.402661562904">
            <text:p>0,4026615629</text:p>
          </table:table-cell>
          <table:table-cell office:value-type="float" office:value="4.90452573574">
            <text:p>4,9045257357</text:p>
          </table:table-cell>
          <table:table-cell office:value-type="float" office:value="8.21">
            <text:p>8,21</text:p>
          </table:table-cell>
          <table:table-cell office:value-type="date" office:date-value="2017-01-17">
            <text:p>2017-01-17</text:p>
          </table:table-cell>
          <table:table-cell office:value-type="string">
            <text:p>07:30:00</text:p>
          </table:table-cell>
          <table:table-cell office:value-type="string">
            <text:p>Kirkland Lake Gold Extends High-Grade Mineralization at Depth on the Lower Phoenix Gold System and Reports a Record High-Grade Drill Result From the Fosterville Gold Mine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-0.133569005589">
            <text:p>-0,1335690056</text:p>
          </table:table-cell>
          <table:table-cell office:value-type="float" office:value="-0.913604689392">
            <text:p>-0,9136046894</text:p>
          </table:table-cell>
          <table:table-cell office:value-type="float" office:value="14.62">
            <text:p>14,62</text:p>
          </table:table-cell>
          <table:table-cell office:value-type="date" office:date-value="2017-01-17">
            <text:p>2017-01-17</text:p>
          </table:table-cell>
          <table:table-cell office:value-type="string">
            <text:p>07:22:32</text:p>
          </table:table-cell>
          <table:table-cell office:value-type="string">
            <text:p>Interfor Corp. breached its 50 day moving average in a Bearish Manner : IFP-CA : January 17, 2017</text:p>
          </table:table-cell>
          <table:table-cell table:number-columns-repeated="3"/>
        </table:table-row>
        <table:table-row table:style-name="ro1">
          <table:table-cell office:value-type="string">
            <text:p>FR</text:p>
          </table:table-cell>
          <table:table-cell office:value-type="float" office:value="0.308328144511">
            <text:p>0,3083281445</text:p>
          </table:table-cell>
          <table:table-cell office:value-type="float" office:value="2.55449995452">
            <text:p>2,5544999545</text:p>
          </table:table-cell>
          <table:table-cell office:value-type="float" office:value="12.07">
            <text:p>12,07</text:p>
          </table:table-cell>
          <table:table-cell office:value-type="date" office:date-value="2017-01-17">
            <text:p>2017-01-17</text:p>
          </table:table-cell>
          <table:table-cell office:value-type="string">
            <text:p>07:20:00</text:p>
          </table:table-cell>
          <table:table-cell office:value-type="string">
            <text:p>Evrim's partner First Majestic drills 11.4 grams per tonne gold over 18.0 metres at ErmitaÃ±o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23575707918">
            <text:p>0,2357570792</text:p>
          </table:table-cell>
          <table:table-cell office:value-type="float" office:value="5.27420758791">
            <text:p>5,2742075879</text:p>
          </table:table-cell>
          <table:table-cell office:value-type="float" office:value="4.47">
            <text:p>4,47</text:p>
          </table:table-cell>
          <table:table-cell office:value-type="date" office:date-value="2017-01-17">
            <text:p>2017-01-17</text:p>
          </table:table-cell>
          <table:table-cell office:value-type="string">
            <text:p>07:15:21</text:p>
          </table:table-cell>
          <table:table-cell office:value-type="string">
            <text:p>Kinross Gold Corp. breached its 50 day moving average in a Bullish Manner : K-CA : January 17, 2017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0.281034088635">
            <text:p>0,2810340886</text:p>
          </table:table-cell>
          <table:table-cell office:value-type="float" office:value="2.78251572906">
            <text:p>2,7825157291</text:p>
          </table:table-cell>
          <table:table-cell office:value-type="float" office:value="10.1">
            <text:p>10,1</text:p>
          </table:table-cell>
          <table:table-cell office:value-type="date" office:date-value="2017-01-17">
            <text:p>2017-01-17</text:p>
          </table:table-cell>
          <table:table-cell office:value-type="string">
            <text:p>06:30:00</text:p>
          </table:table-cell>
          <table:table-cell office:value-type="string">
            <text:p>Richmont Achieves Revised Annual Operational Guidance and Delivers Record Production</text:p>
          </table:table-cell>
          <table:table-cell table:number-columns-repeated="3"/>
        </table:table-row>
        <table:table-row table:style-name="ro1">
          <table:table-cell office:value-type="string">
            <text:p>AQN</text:p>
          </table:table-cell>
          <table:table-cell office:value-type="float" office:value="0.0970858012971">
            <text:p>0,0970858013</text:p>
          </table:table-cell>
          <table:table-cell office:value-type="float" office:value="0.866064239939">
            <text:p>0,8660642399</text:p>
          </table:table-cell>
          <table:table-cell office:value-type="float" office:value="11.21">
            <text:p>11,21</text:p>
          </table:table-cell>
          <table:table-cell office:value-type="date" office:date-value="2017-01-16">
            <text:p>2017-01-16</text:p>
          </table:table-cell>
          <table:table-cell office:value-type="string">
            <text:p>23:13:00</text:p>
          </table:table-cell>
          <table:table-cell office:value-type="string">
            <text:p>Algonquin Power &amp; Utilities Corp. Announces 10% Dividend Increase and Declares First Quarter 2017 Common Share Dividend of U.S. $0.1165 (Cdn. $0.1533)</text:p>
          </table:table-cell>
          <table:table-cell table:number-columns-repeated="3"/>
        </table:table-row>
        <table:table-row table:style-name="ro1">
          <table:table-cell office:value-type="string">
            <text:p>TA</text:p>
          </table:table-cell>
          <table:table-cell office:value-type="float" office:value="0.0684024703457">
            <text:p>0,0684024703</text:p>
          </table:table-cell>
          <table:table-cell office:value-type="float" office:value="0.855030879322">
            <text:p>0,8550308793</text:p>
          </table:table-cell>
          <table:table-cell office:value-type="float" office:value="8">
            <text:p>8</text:p>
          </table:table-cell>
          <table:table-cell office:value-type="date" office:date-value="2017-01-16">
            <text:p>2017-01-16</text:p>
          </table:table-cell>
          <table:table-cell office:value-type="string">
            <text:p>22:35:55</text:p>
          </table:table-cell>
          <table:table-cell office:value-type="string">
            <text:p>TransAlta Corporation Files Management Information Circular Relating to the Proposed Preferred Share Exchange and Announces Adjustment to Series A Offer Premium</text:p>
          </table:table-cell>
          <table:table-cell table:number-columns-repeated="3"/>
        </table:table-row>
        <table:table-row table:style-name="ro1">
          <table:table-cell office:value-type="string">
            <text:p>NVA</text:p>
          </table:table-cell>
          <table:table-cell office:value-type="float" office:value="0.0805583102753">
            <text:p>0,0805583103</text:p>
          </table:table-cell>
          <table:table-cell office:value-type="float" office:value="1.21505747022">
            <text:p>1,2150574702</text:p>
          </table:table-cell>
          <table:table-cell office:value-type="float" office:value="6.63">
            <text:p>6,63</text:p>
          </table:table-cell>
          <table:table-cell office:value-type="date" office:date-value="2017-01-16">
            <text:p>2017-01-16</text:p>
          </table:table-cell>
          <table:table-cell office:value-type="string">
            <text:p>20:35:14</text:p>
          </table:table-cell>
          <table:table-cell office:value-type="string">
            <text:p>NuVista Energy Ltd. Announces Operational Update and Reaffirms 2016 and 2017 Guidance</text:p>
          </table:table-cell>
          <table:table-cell table:number-columns-repeated="3"/>
        </table:table-row>
        <table:table-row table:style-name="ro1">
          <table:table-cell office:value-type="string">
            <text:p>MBA</text:p>
          </table:table-cell>
          <table:table-cell office:value-type="float" office:value="0.0525194783391">
            <text:p>0,0525194783</text:p>
          </table:table-cell>
          <table:table-cell office:value-type="float" office:value="8.60975054739">
            <text:p>8,6097505474</text:p>
          </table:table-cell>
          <table:table-cell office:value-type="float" office:value="0.61">
            <text:p>0,61</text:p>
          </table:table-cell>
          <table:table-cell office:value-type="date" office:date-value="2017-01-16">
            <text:p>2017-01-16</text:p>
          </table:table-cell>
          <table:table-cell office:value-type="string">
            <text:p>19:10:00</text:p>
          </table:table-cell>
          <table:table-cell office:value-type="string">
            <text:p>CIBT Reports Financial Results for First Quarter Ending November 30, 2016</text:p>
          </table:table-cell>
          <table:table-cell table:number-columns-repeated="3"/>
        </table:table-row>
        <table:table-row table:style-name="ro1">
          <table:table-cell office:value-type="string">
            <text:p>ARX</text:p>
          </table:table-cell>
          <table:table-cell office:value-type="float" office:value="-0.145525858923">
            <text:p>-0,1455258589</text:p>
          </table:table-cell>
          <table:table-cell office:value-type="float" office:value="-0.675294040261">
            <text:p>-0,6752940403</text:p>
          </table:table-cell>
          <table:table-cell office:value-type="float" office:value="21.549999">
            <text:p>21,549999</text:p>
          </table:table-cell>
          <table:table-cell office:value-type="date" office:date-value="2017-01-16">
            <text:p>2017-01-16</text:p>
          </table:table-cell>
          <table:table-cell office:value-type="string">
            <text:p>18:25:00</text:p>
          </table:table-cell>
          <table:table-cell office:value-type="string">
            <text:p>ARC Resources Ltd. Confirms February 15, 2017 Dividend Amount</text:p>
          </table:table-cell>
          <table:table-cell table:number-columns-repeated="3"/>
        </table:table-row>
        <table:table-row table:style-name="ro1">
          <table:table-cell office:value-type="string">
            <text:p>WCP</text:p>
          </table:table-cell>
          <table:table-cell office:value-type="float" office:value="0.106158471994">
            <text:p>0,106158472</text:p>
          </table:table-cell>
          <table:table-cell office:value-type="float" office:value="0.949539105495">
            <text:p>0,9495391055</text:p>
          </table:table-cell>
          <table:table-cell office:value-type="float" office:value="11.18">
            <text:p>11,18</text:p>
          </table:table-cell>
          <table:table-cell office:value-type="date" office:date-value="2017-01-16">
            <text:p>2017-01-16</text:p>
          </table:table-cell>
          <table:table-cell office:value-type="string">
            <text:p>17:00:00</text:p>
          </table:table-cell>
          <table:table-cell office:value-type="string">
            <text:p>Whitecap Resources Inc. confirms monthly dividend for January of $0.0233 per share</text:p>
          </table:table-cell>
          <table:table-cell table:number-columns-repeated="3"/>
        </table:table-row>
        <table:table-row table:style-name="ro1">
          <table:table-cell office:value-type="string">
            <text:p>DDC</text:p>
          </table:table-cell>
          <table:table-cell office:value-type="float" office:value="0.165798927914">
            <text:p>0,1657989279</text:p>
          </table:table-cell>
          <table:table-cell office:value-type="float" office:value="1.23454153324">
            <text:p>1,2345415332</text:p>
          </table:table-cell>
          <table:table-cell office:value-type="float" office:value="13.43">
            <text:p>13,43</text:p>
          </table:table-cell>
          <table:table-cell office:value-type="date" office:date-value="2017-01-16">
            <text:p>2017-01-16</text:p>
          </table:table-cell>
          <table:table-cell office:value-type="string">
            <text:p>17:00:00</text:p>
          </table:table-cell>
          <table:table-cell office:value-type="string">
            <text:p>Dominion Diamond Corporation Reports Diavik Diamond Mine Fourth Calendar Quarter Production</text:p>
          </table:table-cell>
          <table:table-cell table:number-columns-repeated="3"/>
        </table:table-row>
        <table:table-row table:style-name="ro1">
          <table:table-cell office:value-type="string">
            <text:p>SJ</text:p>
          </table:table-cell>
          <table:table-cell office:value-type="float" office:value="-0.610506317627">
            <text:p>-0,6105063176</text:p>
          </table:table-cell>
          <table:table-cell office:value-type="float" office:value="-1.54558561425">
            <text:p>-1,5455856143</text:p>
          </table:table-cell>
          <table:table-cell office:value-type="float" office:value="39.5">
            <text:p>39,5</text:p>
          </table:table-cell>
          <table:table-cell office:value-type="date" office:date-value="2017-01-16">
            <text:p>2017-01-16</text:p>
          </table:table-cell>
          <table:table-cell office:value-type="string">
            <text:p>16:50:22</text:p>
          </table:table-cell>
          <table:table-cell office:value-type="string">
            <text:p>CANADA STOCKS-TSX dips, pressured by financials and auto stocks</text:p>
          </table:table-cell>
          <table:table-cell table:number-columns-repeated="3"/>
        </table:table-row>
        <table:table-row table:style-name="ro1">
          <table:table-cell office:value-type="string">
            <text:p>EDV</text:p>
          </table:table-cell>
          <table:table-cell office:value-type="float" office:value="0.768123815058">
            <text:p>0,7681238151</text:p>
          </table:table-cell>
          <table:table-cell office:value-type="float" office:value="3.39277318457">
            <text:p>3,3927731846</text:p>
          </table:table-cell>
          <table:table-cell office:value-type="float" office:value="22.639999">
            <text:p>22,639999</text:p>
          </table:table-cell>
          <table:table-cell office:value-type="date" office:date-value="2017-01-16">
            <text:p>2017-01-16</text:p>
          </table:table-cell>
          <table:table-cell office:value-type="string">
            <text:p>16:49:18</text:p>
          </table:table-cell>
          <table:table-cell office:value-type="string">
            <text:p>Endeavour Mining Explores Merger With Acacia</text:p>
          </table:table-cell>
          <table:table-cell table:number-columns-repeated="3"/>
        </table:table-row>
        <table:table-row table:style-name="ro1">
          <table:table-cell office:value-type="string">
            <text:p>ZZZ</text:p>
          </table:table-cell>
          <table:table-cell office:value-type="float" office:value="0.317395042557">
            <text:p>0,3173950426</text:p>
          </table:table-cell>
          <table:table-cell office:value-type="float" office:value="1.05481901814">
            <text:p>1,0548190181</text:p>
          </table:table-cell>
          <table:table-cell office:value-type="float" office:value="30.09">
            <text:p>30,09</text:p>
          </table:table-cell>
          <table:table-cell office:value-type="date" office:date-value="2017-01-16">
            <text:p>2017-01-16</text:p>
          </table:table-cell>
          <table:table-cell office:value-type="string">
            <text:p>16:30:00</text:p>
          </table:table-cell>
          <table:table-cell office:value-type="string">
            <text:p>Sleep Country Canada Holdings Inc. Announces Fourth Quarter &amp; Year-end 2016 Earnings Release and Conference Call Schedule</text:p>
          </table:table-cell>
          <table:table-cell table:number-columns-repeated="3"/>
        </table:table-row>
        <table:table-row table:style-name="ro1">
          <table:table-cell office:value-type="string">
            <text:p>CPG</text:p>
          </table:table-cell>
          <table:table-cell office:value-type="float" office:value="-0.147172713683">
            <text:p>-0,1471727137</text:p>
          </table:table-cell>
          <table:table-cell office:value-type="float" office:value="-0.884983298456">
            <text:p>-0,8849832985</text:p>
          </table:table-cell>
          <table:table-cell office:value-type="float" office:value="16.629999">
            <text:p>16,629999</text:p>
          </table:table-cell>
          <table:table-cell office:value-type="date" office:date-value="2017-01-16">
            <text:p>2017-01-16</text:p>
          </table:table-cell>
          <table:table-cell office:value-type="string">
            <text:p>11:21:06</text:p>
          </table:table-cell>
          <table:table-cell office:value-type="string">
            <text:p>Crescent Point Energy Confirms January 2017 Dividend</text:p>
          </table:table-cell>
          <table:table-cell table:number-columns-repeated="3"/>
        </table:table-row>
        <table:table-row table:style-name="ro1">
          <table:table-cell office:value-type="string">
            <text:p>LNR</text:p>
          </table:table-cell>
          <table:table-cell office:value-type="float" office:value="-1.85218296245">
            <text:p>-1,8521829625</text:p>
          </table:table-cell>
          <table:table-cell office:value-type="float" office:value="-3.21224932787">
            <text:p>-3,2122493279</text:p>
          </table:table-cell>
          <table:table-cell office:value-type="float" office:value="57.66">
            <text:p>57,66</text:p>
          </table:table-cell>
          <table:table-cell office:value-type="date" office:date-value="2017-01-16">
            <text:p>2017-01-16</text:p>
          </table:table-cell>
          <table:table-cell office:value-type="string">
            <text:p>10:56:50</text:p>
          </table:table-cell>
          <table:table-cell office:value-type="string">
            <text:p>CANADA STOCKS-TSX slips as Trump talk weighs on auto stocks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0.06079672562">
            <text:p>0,0607967256</text:p>
          </table:table-cell>
          <table:table-cell office:value-type="float" office:value="1.3570697683">
            <text:p>1,3570697683</text:p>
          </table:table-cell>
          <table:table-cell office:value-type="float" office:value="4.48">
            <text:p>4,48</text:p>
          </table:table-cell>
          <table:table-cell office:value-type="date" office:date-value="2017-01-16">
            <text:p>2017-01-16</text:p>
          </table:table-cell>
          <table:table-cell office:value-type="string">
            <text:p>10:06:00</text:p>
          </table:table-cell>
          <table:table-cell office:value-type="string">
            <text:p>Brazil's Eldorado raises wood pulp prices by $30/tn</text:p>
          </table:table-cell>
          <table:table-cell table:number-columns-repeated="3"/>
        </table:table-row>
        <table:table-row table:style-name="ro1">
          <table:table-cell office:value-type="string">
            <text:p>WEF</text:p>
          </table:table-cell>
          <table:table-cell office:value-type="float" office:value="0.00798264197632">
            <text:p>0,007982642</text:p>
          </table:table-cell>
          <table:table-cell office:value-type="float" office:value="0.433839237843">
            <text:p>0,4338392378</text:p>
          </table:table-cell>
          <table:table-cell office:value-type="float" office:value="1.84">
            <text:p>1,84</text:p>
          </table:table-cell>
          <table:table-cell office:value-type="date" office:date-value="2017-01-16">
            <text:p>2017-01-16</text:p>
          </table:table-cell>
          <table:table-cell office:value-type="string">
            <text:p>09:15:00</text:p>
          </table:table-cell>
          <table:table-cell office:value-type="string">
            <text:p>Western Forest Products Announces Release Date of Fourth Quarter and Fiscal 2016 Results and Conference Call Details</text:p>
          </table:table-cell>
          <table:table-cell table:number-columns-repeated="3"/>
        </table:table-row>
        <table:table-row table:style-name="ro1">
          <table:table-cell office:value-type="string">
            <text:p>RUS</text:p>
          </table:table-cell>
          <table:table-cell office:value-type="float" office:value="-0.0912858577728">
            <text:p>-0,0912858578</text:p>
          </table:table-cell>
          <table:table-cell office:value-type="float" office:value="-0.355197876346">
            <text:p>-0,3551978763</text:p>
          </table:table-cell>
          <table:table-cell office:value-type="float" office:value="25.700001">
            <text:p>25,700001</text:p>
          </table:table-cell>
          <table:table-cell office:value-type="date" office:date-value="2017-01-16">
            <text:p>2017-01-16</text:p>
          </table:table-cell>
          <table:table-cell office:value-type="string">
            <text:p>08:55:00</text:p>
          </table:table-cell>
          <table:table-cell office:value-type="string">
            <text:p>Russel Metals Inc. Notice - 2016 Year End and Fourth Quarter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CSH-UN</text:p>
          </table:table-cell>
          <table:table-cell office:value-type="float" office:value="0.0590671389351">
            <text:p>0,0590671389</text:p>
          </table:table-cell>
          <table:table-cell office:value-type="float" office:value="0.408486438002">
            <text:p>0,408486438</text:p>
          </table:table-cell>
          <table:table-cell office:value-type="float" office:value="14.46">
            <text:p>14,46</text:p>
          </table:table-cell>
          <table:table-cell office:value-type="date" office:date-value="2017-01-16">
            <text:p>2017-01-16</text:p>
          </table:table-cell>
          <table:table-cell office:value-type="string">
            <text:p>08:34:08</text:p>
          </table:table-cell>
          <table:table-cell office:value-type="string">
            <text:p>Chartwell Retirement Residences Announces January 2017 Distribution</text:p>
          </table:table-cell>
          <table:table-cell table:number-columns-repeated="3"/>
        </table:table-row>
        <table:table-row table:style-name="ro1">
          <table:table-cell office:value-type="string">
            <text:p>REF-UN</text:p>
          </table:table-cell>
          <table:table-cell office:value-type="float" office:value="-0.000991007892641">
            <text:p>-0,0009910079</text:p>
          </table:table-cell>
          <table:table-cell office:value-type="float" office:value="-0.00209471120629">
            <text:p>-0,0020947112</text:p>
          </table:table-cell>
          <table:table-cell office:value-type="float" office:value="47.310001">
            <text:p>47,310001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Canadian Real Estate Investment Trust Announces January 2017 Distribution</text:p>
          </table:table-cell>
          <table:table-cell table:number-columns-repeated="3"/>
        </table:table-row>
        <table:table-row table:style-name="ro1">
          <table:table-cell office:value-type="string">
            <text:p>AAR-UN</text:p>
          </table:table-cell>
          <table:table-cell office:value-type="float" office:value="0.00153437921223">
            <text:p>0,0015343792</text:p>
          </table:table-cell>
          <table:table-cell office:value-type="float" office:value="0.0279791978889">
            <text:p>0,0279791979</text:p>
          </table:table-cell>
          <table:table-cell office:value-type="float" office:value="5.484">
            <text:p>5,484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Pure Industrial Real Estate Trust Announces Cash Distribution for January 2017</text:p>
          </table:table-cell>
          <table:table-cell table:number-columns-repeated="3"/>
        </table:table-row>
        <table:table-row table:style-name="ro1">
          <table:table-cell office:value-type="string">
            <text:p>EXE</text:p>
          </table:table-cell>
          <table:table-cell office:value-type="float" office:value="0.0600901847833">
            <text:p>0,0600901848</text:p>
          </table:table-cell>
          <table:table-cell office:value-type="float" office:value="0.602106059952">
            <text:p>0,60210606</text:p>
          </table:table-cell>
          <table:table-cell office:value-type="float" office:value="9.98">
            <text:p>9,98</text:p>
          </table:table-cell>
          <table:table-cell office:value-type="date" office:date-value="2017-01-16">
            <text:p>2017-01-16</text:p>
          </table:table-cell>
          <table:table-cell office:value-type="string">
            <text:p>08:00:00</text:p>
          </table:table-cell>
          <table:table-cell office:value-type="string">
            <text:p>Extendicare Announces January 2017 Dividend of C$0.04 per Share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-0.0214902997841">
            <text:p>-0,0214902998</text:p>
          </table:table-cell>
          <table:table-cell office:value-type="float" office:value="-1.33480122882">
            <text:p>-1,3348012288</text:p>
          </table:table-cell>
          <table:table-cell office:value-type="float" office:value="1.61">
            <text:p>1,61</text:p>
          </table:table-cell>
          <table:table-cell office:value-type="date" office:date-value="2017-01-16">
            <text:p>2017-01-16</text:p>
          </table:table-cell>
          <table:table-cell office:value-type="string">
            <text:p>07:30:00</text:p>
          </table:table-cell>
          <table:table-cell office:value-type="string">
            <text:p>Sherritt Provides an Update on Ambatovy Joint Venture Negotiations</text:p>
          </table:table-cell>
          <table:table-cell table:number-columns-repeated="3"/>
        </table:table-row>
        <table:table-row table:style-name="ro1">
          <table:table-cell office:value-type="string">
            <text:p>TFII</text:p>
          </table:table-cell>
          <table:table-cell office:value-type="float" office:value="0.179048988857">
            <text:p>0,1790489889</text:p>
          </table:table-cell>
          <table:table-cell office:value-type="float" office:value="0.51510068803">
            <text:p>0,515100688</text:p>
          </table:table-cell>
          <table:table-cell office:value-type="float" office:value="34.759998">
            <text:p>34,759998</text:p>
          </table:table-cell>
          <table:table-cell office:value-type="date" office:date-value="2017-01-13">
            <text:p>2017-01-13</text:p>
          </table:table-cell>
          <table:table-cell office:value-type="string">
            <text:p>15:02:01</text:p>
          </table:table-cell>
          <table:table-cell office:value-type="string">
            <text:p>TFI International Acquires World Courier Ground</text:p>
          </table:table-cell>
          <table:table-cell table:number-columns-repeated="3"/>
        </table:table-row>
        <table:table-row table:style-name="ro1">
          <table:table-cell office:value-type="string">
            <text:p>NWC</text:p>
          </table:table-cell>
          <table:table-cell office:value-type="float" office:value="0.230535154973">
            <text:p>0,230535155</text:p>
          </table:table-cell>
          <table:table-cell office:value-type="float" office:value="0.832256847112">
            <text:p>0,8322568471</text:p>
          </table:table-cell>
          <table:table-cell office:value-type="float" office:value="27.700001">
            <text:p>27,700001</text:p>
          </table:table-cell>
          <table:table-cell office:value-type="date" office:date-value="2017-01-13">
            <text:p>2017-01-13</text:p>
          </table:table-cell>
          <table:table-cell office:value-type="string">
            <text:p>14:48:59</text:p>
          </table:table-cell>
          <table:table-cell office:value-type="string">
            <text:p>The North West Company Inc. to Acquire 76% Ownership in Roadtown Wholesale Trading Ltd. (operating as Riteway Food Markets)</text:p>
          </table:table-cell>
          <table:table-cell table:number-columns-repeated="3"/>
        </table:table-row>
        <table:table-row table:style-name="ro1">
          <table:table-cell office:value-type="string">
            <text:p>CRR-UN</text:p>
          </table:table-cell>
          <table:table-cell office:value-type="float" office:value="0.0439521572377">
            <text:p>0,0439521572</text:p>
          </table:table-cell>
          <table:table-cell office:value-type="float" office:value="0.32653905823">
            <text:p>0,3265390582</text:p>
          </table:table-cell>
          <table:table-cell office:value-type="float" office:value="13.46">
            <text:p>13,46</text:p>
          </table:table-cell>
          <table:table-cell office:value-type="date" office:date-value="2017-01-13">
            <text:p>2017-01-13</text:p>
          </table:table-cell>
          <table:table-cell office:value-type="string">
            <text:p>12:40:00</text:p>
          </table:table-cell>
          <table:table-cell office:value-type="string">
            <text:p>Crombie REIT Q4 Fiscal 2016 Conference Call</text:p>
          </table:table-cell>
          <table:table-cell table:number-columns-repeated="3"/>
        </table:table-row>
        <table:table-row table:style-name="ro1">
          <table:table-cell office:value-type="string">
            <text:p>KXS</text:p>
          </table:table-cell>
          <table:table-cell office:value-type="float" office:value="1.28404296763">
            <text:p>1,2840429676</text:p>
          </table:table-cell>
          <table:table-cell office:value-type="float" office:value="2.02179658016">
            <text:p>2,0217965802</text:p>
          </table:table-cell>
          <table:table-cell office:value-type="float" office:value="63.509998">
            <text:p>63,509998</text:p>
          </table:table-cell>
          <table:table-cell office:value-type="date" office:date-value="2017-01-13">
            <text:p>2017-01-13</text:p>
          </table:table-cell>
          <table:table-cell office:value-type="string">
            <text:p>10:56:38</text:p>
          </table:table-cell>
          <table:table-cell office:value-type="string">
            <text:p>Kinaxis, Inc. â€“ Value Analysis (TORONTO:KXS) : January 13, 2017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-0.0143489783842">
            <text:p>-0,0143489784</text:p>
          </table:table-cell>
          <table:table-cell office:value-type="float" office:value="-0.0602645064548">
            <text:p>-0,0602645065</text:p>
          </table:table-cell>
          <table:table-cell office:value-type="float" office:value="23.809999">
            <text:p>23,809999</text:p>
          </table:table-cell>
          <table:table-cell office:value-type="date" office:date-value="2017-01-13">
            <text:p>2017-01-13</text:p>
          </table:table-cell>
          <table:table-cell office:value-type="string">
            <text:p>09:01:00</text:p>
          </table:table-cell>
          <table:table-cell office:value-type="string">
            <text:p>Hydro One named one of Canada's Top Employers for Young People</text:p>
          </table:table-cell>
          <table:table-cell table:number-columns-repeated="3"/>
        </table:table-row>
        <table:table-row table:style-name="ro1">
          <table:table-cell office:value-type="string">
            <text:p>CU</text:p>
          </table:table-cell>
          <table:table-cell office:value-type="float" office:value="0.382777821494">
            <text:p>0,3827778215</text:p>
          </table:table-cell>
          <table:table-cell office:value-type="float" office:value="1.04584109948">
            <text:p>1,0458410995</text:p>
          </table:table-cell>
          <table:table-cell office:value-type="float" office:value="36.599998">
            <text:p>36,599998</text:p>
          </table:table-cell>
          <table:table-cell office:value-type="date" office:date-value="2017-01-12">
            <text:p>2017-01-12</text:p>
          </table:table-cell>
          <table:table-cell office:value-type="string">
            <text:p>17:37:20</text:p>
          </table:table-cell>
          <table:table-cell office:value-type="string">
            <text:p>Canadian Utilities Limited Eligible Dividends</text:p>
          </table:table-cell>
          <table:table-cell table:number-columns-repeated="3"/>
        </table:table-row>
        <table:table-row table:style-name="ro1">
          <table:table-cell office:value-type="string">
            <text:p>FRU</text:p>
          </table:table-cell>
          <table:table-cell office:value-type="float" office:value="0.275981588124">
            <text:p>0,2759815881</text:p>
          </table:table-cell>
          <table:table-cell office:value-type="float" office:value="2.04430806018">
            <text:p>2,0443080602</text:p>
          </table:table-cell>
          <table:table-cell office:value-type="float" office:value="13.5">
            <text:p>13,5</text:p>
          </table:table-cell>
          <table:table-cell office:value-type="date" office:date-value="2017-01-12">
            <text:p>2017-01-12</text:p>
          </table:table-cell>
          <table:table-cell office:value-type="string">
            <text:p>17:00:00</text:p>
          </table:table-cell>
          <table:table-cell office:value-type="string">
            <text:p>Freehold Royalties Ltd. Declares Dividend for January 2017</text:p>
          </table:table-cell>
          <table:table-cell table:number-columns-repeated="3"/>
        </table:table-row>
        <table:table-row table:style-name="ro1">
          <table:table-cell office:value-type="string">
            <text:p>EMP-A</text:p>
          </table:table-cell>
          <table:table-cell office:value-type="float" office:value="1.19126539673">
            <text:p>1,1912653967</text:p>
          </table:table-cell>
          <table:table-cell office:value-type="float" office:value="7.67073661772">
            <text:p>7,6707366177</text:p>
          </table:table-cell>
          <table:table-cell office:value-type="float" office:value="15.53">
            <text:p>15,53</text:p>
          </table:table-cell>
          <table:table-cell office:value-type="date" office:date-value="2017-01-12">
            <text:p>2017-01-12</text:p>
          </table:table-cell>
          <table:table-cell office:value-type="string">
            <text:p>16:28:00</text:p>
          </table:table-cell>
          <table:table-cell office:value-type="string">
            <text:p>Michael Medline appointed President and CEO of Empire Company Limited</text:p>
          </table:table-cell>
          <table:table-cell table:number-columns-repeated="3"/>
        </table:table-row>
        <table:table-row table:style-name="ro1">
          <table:table-cell office:value-type="string">
            <text:p>CEU</text:p>
          </table:table-cell>
          <table:table-cell office:value-type="float" office:value="-0.0199689595749">
            <text:p>-0,0199689596</text:p>
          </table:table-cell>
          <table:table-cell office:value-type="float" office:value="-0.269123444406">
            <text:p>-0,2691234444</text:p>
          </table:table-cell>
          <table:table-cell office:value-type="float" office:value="7.42">
            <text:p>7,42</text:p>
          </table:table-cell>
          <table:table-cell office:value-type="date" office:date-value="2017-01-12">
            <text:p>2017-01-12</text:p>
          </table:table-cell>
          <table:table-cell office:value-type="string">
            <text:p>16:24:36</text:p>
          </table:table-cell>
          <table:table-cell office:value-type="string">
            <text:p>Canadian Energy Services &amp; Technology Corp. Announces Cash Dividend</text:p>
          </table:table-cell>
          <table:table-cell table:number-columns-repeated="3"/>
        </table:table-row>
        <table:table-row table:style-name="ro1">
          <table:table-cell office:value-type="string">
            <text:p>PSK</text:p>
          </table:table-cell>
          <table:table-cell office:value-type="float" office:value="-0.154156168453">
            <text:p>-0,1541561685</text:p>
          </table:table-cell>
          <table:table-cell office:value-type="float" office:value="-0.464605691541">
            <text:p>-0,4646056915</text:p>
          </table:table-cell>
          <table:table-cell office:value-type="float" office:value="33.18">
            <text:p>33,18</text:p>
          </table:table-cell>
          <table:table-cell office:value-type="date" office:date-value="2017-01-12">
            <text:p>2017-01-12</text:p>
          </table:table-cell>
          <table:table-cell office:value-type="string">
            <text:p>16:01:00</text:p>
          </table:table-cell>
          <table:table-cell office:value-type="string">
            <text:p>PrairieSky Royalty Declares January Dividend</text:p>
          </table:table-cell>
          <table:table-cell table:number-columns-repeated="3"/>
        </table:table-row>
        <table:table-row table:style-name="ro1">
          <table:table-cell office:value-type="string">
            <text:p>ONEX</text:p>
          </table:table-cell>
          <table:table-cell office:value-type="float" office:value="-0.7337758949">
            <text:p>-0,7337758949</text:p>
          </table:table-cell>
          <table:table-cell office:value-type="float" office:value="-0.823264803767">
            <text:p>-0,8232648038</text:p>
          </table:table-cell>
          <table:table-cell office:value-type="float" office:value="89.129997">
            <text:p>89,129997</text:p>
          </table:table-cell>
          <table:table-cell office:value-type="date" office:date-value="2017-01-12">
            <text:p>2017-01-12</text:p>
          </table:table-cell>
          <table:table-cell office:value-type="string">
            <text:p>14:22:13</text:p>
          </table:table-cell>
          <table:table-cell office:value-type="string">
            <text:p>LPC: US market expects more leveraged M&amp;A in 2017</text:p>
          </table:table-cell>
          <table:table-cell table:number-columns-repeated="3"/>
        </table:table-row>
        <table:table-row table:style-name="ro1">
          <table:table-cell office:value-type="string">
            <text:p>GC</text:p>
          </table:table-cell>
          <table:table-cell office:value-type="float" office:value="-0.0383765720885">
            <text:p>-0,0383765721</text:p>
          </table:table-cell>
          <table:table-cell office:value-type="float" office:value="-0.151506403824">
            <text:p>-0,1515064038</text:p>
          </table:table-cell>
          <table:table-cell office:value-type="float" office:value="25.33">
            <text:p>25,33</text:p>
          </table:table-cell>
          <table:table-cell office:value-type="date" office:date-value="2017-01-12">
            <text:p>2017-01-12</text:p>
          </table:table-cell>
          <table:table-cell office:value-type="string">
            <text:p>14:04:28</text:p>
          </table:table-cell>
          <table:table-cell office:value-type="string">
            <text:p>ETFs with exposure to Great Canadian Gaming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172050480772">
            <text:p>0,1720504808</text:p>
          </table:table-cell>
          <table:table-cell office:value-type="float" office:value="0.367550688092">
            <text:p>0,3675506881</text:p>
          </table:table-cell>
          <table:table-cell office:value-type="float" office:value="46.810001">
            <text:p>46,810001</text:p>
          </table:table-cell>
          <table:table-cell office:value-type="date" office:date-value="2017-01-12">
            <text:p>2017-01-12</text:p>
          </table:table-cell>
          <table:table-cell office:value-type="string">
            <text:p>10:20:59</text:p>
          </table:table-cell>
          <table:table-cell office:value-type="string">
            <text:p>Saputo Inc.: Fiscal 2017 Third Quarter Results</text:p>
          </table:table-cell>
          <table:table-cell table:number-columns-repeated="3"/>
        </table:table-row>
        <table:table-row table:style-name="ro1">
          <table:table-cell office:value-type="string">
            <text:p>PXT</text:p>
          </table:table-cell>
          <table:table-cell office:value-type="float" office:value="-0.333057300764">
            <text:p>-0,3330573008</text:p>
          </table:table-cell>
          <table:table-cell office:value-type="float" office:value="-2.05464109384">
            <text:p>-2,0546410938</text:p>
          </table:table-cell>
          <table:table-cell office:value-type="float" office:value="16.209999">
            <text:p>16,209999</text:p>
          </table:table-cell>
          <table:table-cell office:value-type="date" office:date-value="2017-01-12">
            <text:p>2017-01-12</text:p>
          </table:table-cell>
          <table:table-cell office:value-type="string">
            <text:p>10:06:35</text:p>
          </table:table-cell>
          <table:table-cell office:value-type="string">
            <text:p>Parex Resources, Inc. â€“ Value Analysis (TORONTO:PXT) : January 12, 2017</text:p>
          </table:table-cell>
          <table:table-cell table:number-columns-repeated="3"/>
        </table:table-row>
        <table:table-row table:style-name="ro1">
          <table:table-cell office:value-type="string">
            <text:p>PKI</text:p>
          </table:table-cell>
          <table:table-cell office:value-type="float" office:value="-0.0310095584593">
            <text:p>-0,0310095585</text:p>
          </table:table-cell>
          <table:table-cell office:value-type="float" office:value="-0.11108713966">
            <text:p>-0,1110871397</text:p>
          </table:table-cell>
          <table:table-cell office:value-type="float" office:value="27.914625">
            <text:p>27,914625</text:p>
          </table:table-cell>
          <table:table-cell office:value-type="date" office:date-value="2017-01-12">
            <text:p>2017-01-12</text:p>
          </table:table-cell>
          <table:table-cell office:value-type="string">
            <text:p>10:04:34</text:p>
          </table:table-cell>
          <table:table-cell office:value-type="string">
            <text:p>Parkland Fuel Corp. â€“ Value Analysis (TORONTO:PKI) : January 12, 2017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178905131285">
            <text:p>0,0178905131</text:p>
          </table:table-cell>
          <table:table-cell office:value-type="float" office:value="0.265832290171">
            <text:p>0,2658322902</text:p>
          </table:table-cell>
          <table:table-cell office:value-type="float" office:value="6.73">
            <text:p>6,73</text:p>
          </table:table-cell>
          <table:table-cell office:value-type="date" office:date-value="2017-01-12">
            <text:p>2017-01-12</text:p>
          </table:table-cell>
          <table:table-cell office:value-type="string">
            <text:p>08:58:25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3"/>
        </table:table-row>
        <table:table-row table:style-name="ro1">
          <table:table-cell office:value-type="string">
            <text:p>ERF</text:p>
          </table:table-cell>
          <table:table-cell office:value-type="float" office:value="0.102404350146">
            <text:p>0,1024043501</text:p>
          </table:table-cell>
          <table:table-cell office:value-type="float" office:value="0.874503417129">
            <text:p>0,8745034171</text:p>
          </table:table-cell>
          <table:table-cell office:value-type="float" office:value="11.71">
            <text:p>11,71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Chinook Energy, Enerplus, Athabasca Oil, and Gran Tierra Energy</text:p>
          </table:table-cell>
          <table:table-cell table:number-columns-repeated="3"/>
        </table:table-row>
        <table:table-row table:style-name="ro1">
          <table:table-cell office:value-type="string">
            <text:p>GTE</text:p>
          </table:table-cell>
          <table:table-cell office:value-type="float" office:value="0.12734807559">
            <text:p>0,1273480756</text:p>
          </table:table-cell>
          <table:table-cell office:value-type="float" office:value="3.44183988082">
            <text:p>3,4418398808</text:p>
          </table:table-cell>
          <table:table-cell office:value-type="float" office:value="3.7">
            <text:p>3,7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Chinook Energy, Enerplus, Athabasca Oil, and Gran Tierra Energy</text:p>
          </table:table-cell>
          <table:table-cell table:number-columns-repeated="3"/>
        </table:table-row>
        <table:table-row table:style-name="ro1">
          <table:table-cell office:value-type="string">
            <text:p>FTS</text:p>
          </table:table-cell>
          <table:table-cell office:value-type="float" office:value="0.430021889808">
            <text:p>0,4300218898</text:p>
          </table:table-cell>
          <table:table-cell office:value-type="float" office:value="1.05217005219">
            <text:p>1,0521700522</text:p>
          </table:table-cell>
          <table:table-cell office:value-type="float" office:value="40.869999">
            <text:p>40,869999</text:p>
          </table:table-cell>
          <table:table-cell office:value-type="date" office:date-value="2017-01-12">
            <text:p>2017-01-12</text:p>
          </table:table-cell>
          <table:table-cell office:value-type="string">
            <text:p>08:15:00</text:p>
          </table:table-cell>
          <table:table-cell office:value-type="string">
            <text:p>Research Reports Initiated on Utilities Stocks Fortis, Emera, Brookfield Infrastructure Partners, and Canadian Utilities</text:p>
          </table:table-cell>
          <table:table-cell table:number-columns-repeated="3"/>
        </table:table-row>
        <table:table-row table:style-name="ro1">
          <table:table-cell office:value-type="string">
            <text:p>IAG</text:p>
          </table:table-cell>
          <table:table-cell office:value-type="float" office:value="-0.108159194122">
            <text:p>-0,1081591941</text:p>
          </table:table-cell>
          <table:table-cell office:value-type="float" office:value="-0.195727828513">
            <text:p>-0,1957278285</text:p>
          </table:table-cell>
          <table:table-cell office:value-type="float" office:value="55.259998">
            <text:p>55,259998</text:p>
          </table:table-cell>
          <table:table-cell office:value-type="date" office:date-value="2017-01-12">
            <text:p>2017-01-12</text:p>
          </table:table-cell>
          <table:table-cell office:value-type="string">
            <text:p>08:07:43</text:p>
          </table:table-cell>
          <table:table-cell office:value-type="string">
            <text:p>Industrial Alliance Insurance &amp; Financial Services, Inc. breached its 50 day moving average in a Bullish Manner : IAG-CA : January 12, 2017</text:p>
          </table:table-cell>
          <table:table-cell table:number-columns-repeated="3"/>
        </table:table-row>
        <table:table-row table:style-name="ro1">
          <table:table-cell office:value-type="string">
            <text:p>CVE</text:p>
          </table:table-cell>
          <table:table-cell office:value-type="float" office:value="-0.373163986616">
            <text:p>-0,3731639866</text:p>
          </table:table-cell>
          <table:table-cell office:value-type="float" office:value="-1.89423333844">
            <text:p>-1,8942333384</text:p>
          </table:table-cell>
          <table:table-cell office:value-type="float" office:value="19.700001">
            <text:p>19,700001</text:p>
          </table:table-cell>
          <table:table-cell office:value-type="date" office:date-value="2017-01-11">
            <text:p>2017-01-11</text:p>
          </table:table-cell>
          <table:table-cell office:value-type="string">
            <text:p>20:23:58</text:p>
          </table:table-cell>
          <table:table-cell office:value-type="string">
            <text:p>MEG Expands Christina Lake, Taps Debt Market in Oil-Sands Rebound</text:p>
          </table:table-cell>
          <table:table-cell table:number-columns-repeated="3"/>
        </table:table-row>
        <table:table-row table:style-name="ro1">
          <table:table-cell office:value-type="string">
            <text:p>SES</text:p>
          </table:table-cell>
          <table:table-cell office:value-type="float" office:value="0.0797248902253">
            <text:p>0,0797248902</text:p>
          </table:table-cell>
          <table:table-cell office:value-type="float" office:value="0.713102774824">
            <text:p>0,7131027748</text:p>
          </table:table-cell>
          <table:table-cell office:value-type="float" office:value="11.18">
            <text:p>11,18</text:p>
          </table:table-cell>
          <table:table-cell office:value-type="date" office:date-value="2017-01-11">
            <text:p>2017-01-11</text:p>
          </table:table-cell>
          <table:table-cell office:value-type="string">
            <text:p>13:20:07</text:p>
          </table:table-cell>
          <table:table-cell office:value-type="string">
            <text:p>ETFs with exposure to Secure Energy Services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PJC-A</text:p>
          </table:table-cell>
          <table:table-cell office:value-type="float" office:value="0.0474523036618">
            <text:p>0,0474523037</text:p>
          </table:table-cell>
          <table:table-cell office:value-type="float" office:value="0.234436557788">
            <text:p>0,2344365578</text:p>
          </table:table-cell>
          <table:table-cell office:value-type="float" office:value="20.241">
            <text:p>20,241</text:p>
          </table:table-cell>
          <table:table-cell office:value-type="date" office:date-value="2017-01-11">
            <text:p>2017-01-11</text:p>
          </table:table-cell>
          <table:table-cell office:value-type="string">
            <text:p>13:09:39</text:p>
          </table:table-cell>
          <table:table-cell office:value-type="string">
            <text:p>ETFs with exposure to The Jean Coutu Group (PJC)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MRE</text:p>
          </table:table-cell>
          <table:table-cell office:value-type="float" office:value="0.100817073424">
            <text:p>0,1008170734</text:p>
          </table:table-cell>
          <table:table-cell office:value-type="float" office:value="1.15219512484">
            <text:p>1,1521951248</text:p>
          </table:table-cell>
          <table:table-cell office:value-type="float" office:value="8.75">
            <text:p>8,75</text:p>
          </table:table-cell>
          <table:table-cell office:value-type="date" office:date-value="2017-01-11">
            <text:p>2017-01-11</text:p>
          </table:table-cell>
          <table:table-cell office:value-type="string">
            <text:p>13:01:10</text:p>
          </table:table-cell>
          <table:table-cell office:value-type="string">
            <text:p>ETFs with exposure to Martinrea International, Inc. : January 11, 2017</text:p>
          </table:table-cell>
          <table:table-cell table:number-columns-repeated="3"/>
        </table:table-row>
        <table:table-row table:style-name="ro1">
          <table:table-cell office:value-type="string">
            <text:p>TOG</text:p>
          </table:table-cell>
          <table:table-cell office:value-type="float" office:value="-0.0309059137116">
            <text:p>-0,0309059137</text:p>
          </table:table-cell>
          <table:table-cell office:value-type="float" office:value="-0.407729732343">
            <text:p>-0,4077297323</text:p>
          </table:table-cell>
          <table:table-cell office:value-type="float" office:value="7.58">
            <text:p>7,58</text:p>
          </table:table-cell>
          <table:table-cell office:value-type="date" office:date-value="2017-01-11">
            <text:p>2017-01-11</text:p>
          </table:table-cell>
          <table:table-cell office:value-type="string">
            <text:p>11:43:52</text:p>
          </table:table-cell>
          <table:table-cell office:value-type="string">
            <text:p>TORC Oil &amp; Gas Ltd. â€“ Value Analysis (TORONTO:TOG) : January 11, 2017</text:p>
          </table:table-cell>
          <table:table-cell table:number-columns-repeated="3"/>
        </table:table-row>
        <table:table-row table:style-name="ro1">
          <table:table-cell office:value-type="string">
            <text:p>SPE</text:p>
          </table:table-cell>
          <table:table-cell office:value-type="float" office:value="0.0373926274504">
            <text:p>0,0373926275</text:p>
          </table:table-cell>
          <table:table-cell office:value-type="float" office:value="1.24642091501">
            <text:p>1,246420915</text:p>
          </table:table-cell>
          <table:table-cell office:value-type="float" office:value="3">
            <text:p>3</text:p>
          </table:table-cell>
          <table:table-cell office:value-type="date" office:date-value="2017-01-11">
            <text:p>2017-01-11</text:p>
          </table:table-cell>
          <table:table-cell office:value-type="string">
            <text:p>11:38:36</text:p>
          </table:table-cell>
          <table:table-cell office:value-type="string">
            <text:p>Spartan Energy Corp. â€“ Value Analysis (TORONTO:SPE) : January 11, 2017</text:p>
          </table:table-cell>
          <table:table-cell table:number-columns-repeated="3"/>
        </table:table-row>
        <table:table-row table:style-name="ro1">
          <table:table-cell office:value-type="string">
            <text:p>FTT</text:p>
          </table:table-cell>
          <table:table-cell office:value-type="float" office:value="0.0213783653792">
            <text:p>0,0213783654</text:p>
          </table:table-cell>
          <table:table-cell office:value-type="float" office:value="0.0823829077279">
            <text:p>0,0823829077</text:p>
          </table:table-cell>
          <table:table-cell office:value-type="float" office:value="25.950001">
            <text:p>25,950001</text:p>
          </table:table-cell>
          <table:table-cell office:value-type="date" office:date-value="2017-01-11">
            <text:p>2017-01-11</text:p>
          </table:table-cell>
          <table:table-cell office:value-type="string">
            <text:p>10:54:15</text:p>
          </table:table-cell>
          <table:table-cell office:value-type="string">
            <text:p>Finning International, Inc. â€“ Value Analysis (TORONTO:FTT) : January 11, 2017</text:p>
          </table:table-cell>
          <table:table-cell table:number-columns-repeated="3"/>
        </table:table-row>
        <table:table-row table:style-name="ro1">
          <table:table-cell office:value-type="string">
            <text:p>STN</text:p>
          </table:table-cell>
          <table:table-cell office:value-type="float" office:value="0.328025365189">
            <text:p>0,3280253652</text:p>
          </table:table-cell>
          <table:table-cell office:value-type="float" office:value="0.964496867036">
            <text:p>0,964496867</text:p>
          </table:table-cell>
          <table:table-cell office:value-type="float" office:value="34.009998">
            <text:p>34,009998</text:p>
          </table:table-cell>
          <table:table-cell office:value-type="date" office:date-value="2017-01-11">
            <text:p>2017-01-11</text:p>
          </table:table-cell>
          <table:table-cell office:value-type="string">
            <text:p>09:35:02</text:p>
          </table:table-cell>
          <table:table-cell office:value-type="string">
            <text:p>Can Stantec Be a Top Choice for Value Investors?</text:p>
          </table:table-cell>
          <table:table-cell table:number-columns-repeated="3"/>
        </table:table-row>
        <table:table-row table:style-name="ro1">
          <table:table-cell office:value-type="string">
            <text:p>QSR</text:p>
          </table:table-cell>
          <table:table-cell office:value-type="float" office:value="0.336322512791">
            <text:p>0,3363225128</text:p>
          </table:table-cell>
          <table:table-cell office:value-type="float" office:value="0.512452427495">
            <text:p>0,5124524275</text:p>
          </table:table-cell>
          <table:table-cell office:value-type="float" office:value="65.629997">
            <text:p>65,629997</text:p>
          </table:table-cell>
          <table:table-cell office:value-type="date" office:date-value="2017-01-11">
            <text:p>2017-01-11</text:p>
          </table:table-cell>
          <table:table-cell office:value-type="string">
            <text:p>09:02:00</text:p>
          </table:table-cell>
          <table:table-cell office:value-type="string">
            <text:p>Wake Up and Smell the New BKÂ® Joe Coffee Blend at BURGER KINGÂ® Restaurants</text:p>
          </table:table-cell>
          <table:table-cell table:number-columns-repeated="3"/>
        </table:table-row>
        <table:table-row table:style-name="ro1">
          <table:table-cell office:value-type="string">
            <text:p>ENGH</text:p>
          </table:table-cell>
          <table:table-cell office:value-type="float" office:value="-0.692592178183">
            <text:p>-0,6925921782</text:p>
          </table:table-cell>
          <table:table-cell office:value-type="float" office:value="-1.30431676887">
            <text:p>-1,3043167689</text:p>
          </table:table-cell>
          <table:table-cell office:value-type="float" office:value="53.099998">
            <text:p>53,099998</text:p>
          </table:table-cell>
          <table:table-cell office:value-type="date" office:date-value="2017-01-11">
            <text:p>2017-01-11</text:p>
          </table:table-cell>
          <table:table-cell office:value-type="string">
            <text:p>08:23:12</text:p>
          </table:table-cell>
          <table:table-cell office:value-type="string">
            <text:p>Enghouse Systems Ltd. breached its 50 day moving average in a Bearish Manner : ENGH-CA : January 11, 2017</text:p>
          </table:table-cell>
          <table:table-cell table:number-columns-repeated="3"/>
        </table:table-row>
        <table:table-row table:style-name="ro1">
          <table:table-cell office:value-type="string">
            <text:p>SMF</text:p>
          </table:table-cell>
          <table:table-cell office:value-type="float" office:value="-0.0879488429088">
            <text:p>-0,0879488429</text:p>
          </table:table-cell>
          <table:table-cell office:value-type="float" office:value="-1.81337820431">
            <text:p>-1,8133782043</text:p>
          </table:table-cell>
          <table:table-cell office:value-type="float" office:value="4.85">
            <text:p>4,85</text:p>
          </table:table-cell>
          <table:table-cell office:value-type="date" office:date-value="2017-01-11">
            <text:p>2017-01-11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NexGen Energy, Semafo, U3O8 Corp, and Alacer Gold</text:p>
          </table:table-cell>
          <table:table-cell table:number-columns-repeated="3"/>
        </table:table-row>
        <table:table-row table:style-name="ro1">
          <table:table-cell office:value-type="string">
            <text:p>BNP</text:p>
          </table:table-cell>
          <table:table-cell office:value-type="float" office:value="0.0474841110741">
            <text:p>0,0474841111</text:p>
          </table:table-cell>
          <table:table-cell office:value-type="float" office:value="1.05991319362">
            <text:p>1,0599131936</text:p>
          </table:table-cell>
          <table:table-cell office:value-type="float" office:value="4.48">
            <text:p>4,48</text:p>
          </table:table-cell>
          <table:table-cell office:value-type="date" office:date-value="2017-01-11">
            <text:p>2017-01-11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ARC Resources, Crescent Point Energy, and Bonavista Energy</text:p>
          </table:table-cell>
          <table:table-cell table:number-columns-repeated="3"/>
        </table:table-row>
        <table:table-row table:style-name="ro1">
          <table:table-cell office:value-type="string">
            <text:p>SSL</text:p>
          </table:table-cell>
          <table:table-cell office:value-type="float" office:value="0.0479104927164">
            <text:p>0,0479104927</text:p>
          </table:table-cell>
          <table:table-cell office:value-type="float" office:value="0.839062919726">
            <text:p>0,8390629197</text:p>
          </table:table-cell>
          <table:table-cell office:value-type="float" office:value="5.71">
            <text:p>5,71</text:p>
          </table:table-cell>
          <table:table-cell office:value-type="date" office:date-value="2017-01-11">
            <text:p>2017-01-11</text:p>
          </table:table-cell>
          <table:table-cell office:value-type="string">
            <text:p>08:00:00</text:p>
          </table:table-cell>
          <table:table-cell office:value-type="string">
            <text:p>Sandstorm Gold Announces Record Gold Production in Q4/FY 2016</text:p>
          </table:table-cell>
          <table:table-cell table:number-columns-repeated="3"/>
        </table:table-row>
        <table:table-row table:style-name="ro1">
          <table:table-cell office:value-type="string">
            <text:p>FVI</text:p>
          </table:table-cell>
          <table:table-cell office:value-type="float" office:value="-0.128556287643">
            <text:p>-0,1285562876</text:p>
          </table:table-cell>
          <table:table-cell office:value-type="float" office:value="-1.48964412101">
            <text:p>-1,489644121</text:p>
          </table:table-cell>
          <table:table-cell office:value-type="float" office:value="8.63">
            <text:p>8,63</text:p>
          </table:table-cell>
          <table:table-cell office:value-type="date" office:date-value="2017-01-11">
            <text:p>2017-01-11</text:p>
          </table:table-cell>
          <table:table-cell office:value-type="string">
            <text:p>07:00:00</text:p>
          </table:table-cell>
          <table:table-cell office:value-type="string">
            <text:p>Fortuna reports 2016 production of 10.2 million silver equivalent ounces and issues guidance for 2017</text:p>
          </table:table-cell>
          <table:table-cell table:number-columns-repeated="3"/>
        </table:table-row>
        <table:table-row table:style-name="ro1">
          <table:table-cell office:value-type="string">
            <text:p>AKG</text:p>
          </table:table-cell>
          <table:table-cell office:value-type="float" office:value="0.0713574988861">
            <text:p>0,0713574989</text:p>
          </table:table-cell>
          <table:table-cell office:value-type="float" office:value="1.49283470473">
            <text:p>1,4928347047</text:p>
          </table:table-cell>
          <table:table-cell office:value-type="float" office:value="4.78">
            <text:p>4,78</text:p>
          </table:table-cell>
          <table:table-cell office:value-type="date" office:date-value="2017-01-11">
            <text:p>2017-01-11</text:p>
          </table:table-cell>
          <table:table-cell office:value-type="string">
            <text:p>07:00:00</text:p>
          </table:table-cell>
          <table:table-cell office:value-type="string">
            <text:p>Asanko Gold Produces 57,178oz in Q4 2016</text:p>
          </table:table-cell>
          <table:table-cell table:number-columns-repeated="3"/>
        </table:table-row>
        <table:table-row table:style-name="ro1">
          <table:table-cell office:value-type="string">
            <text:p>IPL</text:p>
          </table:table-cell>
          <table:table-cell office:value-type="float" office:value="0.352863242942">
            <text:p>0,3528632429</text:p>
          </table:table-cell>
          <table:table-cell office:value-type="float" office:value="1.22464792109">
            <text:p>1,2246479211</text:p>
          </table:table-cell>
          <table:table-cell office:value-type="float" office:value="28.813444">
            <text:p>28,813444</text:p>
          </table:table-cell>
          <table:table-cell office:value-type="date" office:date-value="2017-01-10">
            <text:p>2017-01-10</text:p>
          </table:table-cell>
          <table:table-cell office:value-type="string">
            <text:p>18:52:03</text:p>
          </table:table-cell>
          <table:table-cell office:value-type="string">
            <text:p>Canadian Natural Resources Limited -- Moody's changes CNRL's Baa3 outlook to stable</text:p>
          </table:table-cell>
          <table:table-cell table:number-columns-repeated="3"/>
        </table:table-row>
        <table:table-row table:style-name="ro1">
          <table:table-cell office:value-type="string">
            <text:p>AX-UN</text:p>
          </table:table-cell>
          <table:table-cell office:value-type="float" office:value="-0.13379369056">
            <text:p>-0,1337936906</text:p>
          </table:table-cell>
          <table:table-cell office:value-type="float" office:value="-1.05682220032">
            <text:p>-1,0568222003</text:p>
          </table:table-cell>
          <table:table-cell office:value-type="float" office:value="12.66">
            <text:p>12,66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Artis Real Estate Investment Trust Announces Timing of Release of 2016 Annual Results and Conference Call</text:p>
          </table:table-cell>
          <table:table-cell table:number-columns-repeated="3"/>
        </table:table-row>
        <table:table-row table:style-name="ro1">
          <table:table-cell office:value-type="string">
            <text:p>FCR</text:p>
          </table:table-cell>
          <table:table-cell office:value-type="float" office:value="-0.0696856491729">
            <text:p>-0,0696856492</text:p>
          </table:table-cell>
          <table:table-cell office:value-type="float" office:value="-0.333424158722">
            <text:p>-0,3334241587</text:p>
          </table:table-cell>
          <table:table-cell office:value-type="float" office:value="20.9">
            <text:p>20,9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First Capital Realty announces date for Q4 2016 and year end results conference call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 office:value-type="float" office:value="0.0374042088712">
            <text:p>0,0374042089</text:p>
          </table:table-cell>
          <table:table-cell office:value-type="float" office:value="0.195526454921">
            <text:p>0,1955264549</text:p>
          </table:table-cell>
          <table:table-cell office:value-type="float" office:value="19.129999">
            <text:p>19,129999</text:p>
          </table:table-cell>
          <table:table-cell office:value-type="date" office:date-value="2017-01-10">
            <text:p>2017-01-10</text:p>
          </table:table-cell>
          <table:table-cell office:value-type="string">
            <text:p>17:00:00</text:p>
          </table:table-cell>
          <table:table-cell office:value-type="string">
            <text:p>Pason to Release Fourth Quarter and Full-Year 2016 Results on February 22, 2017</text:p>
          </table:table-cell>
          <table:table-cell table:number-columns-repeated="3"/>
        </table:table-row>
        <table:table-row table:style-name="ro1">
          <table:table-cell office:value-type="string">
            <text:p>DOO</text:p>
          </table:table-cell>
          <table:table-cell office:value-type="float" office:value="-0.879885547468">
            <text:p>-0,8798855475</text:p>
          </table:table-cell>
          <table:table-cell office:value-type="float" office:value="-3.14020537997">
            <text:p>-3,14020538</text:p>
          </table:table-cell>
          <table:table-cell office:value-type="float" office:value="28.02">
            <text:p>28,02</text:p>
          </table:table-cell>
          <table:table-cell office:value-type="date" office:date-value="2017-01-10">
            <text:p>2017-01-10</text:p>
          </table:table-cell>
          <table:table-cell office:value-type="string">
            <text:p>16:00:00</text:p>
          </table:table-cell>
          <table:table-cell office:value-type="string">
            <text:p>Citi Retail Services and BRP Announce New Financial Services Agreement</text:p>
          </table:table-cell>
          <table:table-cell table:number-columns-repeated="3"/>
        </table:table-row>
        <table:table-row table:style-name="ro1">
          <table:table-cell office:value-type="string">
            <text:p>SW</text:p>
          </table:table-cell>
          <table:table-cell office:value-type="float" office:value="0.153306527564">
            <text:p>0,1533065276</text:p>
          </table:table-cell>
          <table:table-cell office:value-type="float" office:value="0.713717539872">
            <text:p>0,7137175399</text:p>
          </table:table-cell>
          <table:table-cell office:value-type="float" office:value="21.48">
            <text:p>21,48</text:p>
          </table:table-cell>
          <table:table-cell office:value-type="date" office:date-value="2017-01-10">
            <text:p>2017-01-10</text:p>
          </table:table-cell>
          <table:table-cell office:value-type="string">
            <text:p>13:01:26</text:p>
          </table:table-cell>
          <table:table-cell office:value-type="string">
            <text:p>Sierra Wireless' Most Disappointing Business Segment in 2016</text:p>
          </table:table-cell>
          <table:table-cell table:number-columns-repeated="3"/>
        </table:table-row>
        <table:table-row table:style-name="ro1">
          <table:table-cell office:value-type="string">
            <text:p>CR</text:p>
          </table:table-cell>
          <table:table-cell office:value-type="float" office:value="0.013245242502">
            <text:p>0,0132452425</text:p>
          </table:table-cell>
          <table:table-cell office:value-type="float" office:value="0.198877515046">
            <text:p>0,198877515</text:p>
          </table:table-cell>
          <table:table-cell office:value-type="float" office:value="6.66">
            <text:p>6,66</text:p>
          </table:table-cell>
          <table:table-cell office:value-type="date" office:date-value="2017-01-10">
            <text:p>2017-01-10</text:p>
          </table:table-cell>
          <table:table-cell office:value-type="string">
            <text:p>10:37:21</text:p>
          </table:table-cell>
          <table:table-cell office:value-type="string">
            <text:p>Crew Energy, Inc. â€“ Value Analysis (TORONTO:CR) : January 10, 2017</text:p>
          </table:table-cell>
          <table:table-cell table:number-columns-repeated="3"/>
        </table:table-row>
        <table:table-row table:style-name="ro1">
          <table:table-cell office:value-type="string">
            <text:p>CFP</text:p>
          </table:table-cell>
          <table:table-cell office:value-type="float" office:value="0.183905694657">
            <text:p>0,1839056947</text:p>
          </table:table-cell>
          <table:table-cell office:value-type="float" office:value="1.25876587719">
            <text:p>1,2587658772</text:p>
          </table:table-cell>
          <table:table-cell office:value-type="float" office:value="14.61">
            <text:p>14,61</text:p>
          </table:table-cell>
          <table:table-cell office:value-type="date" office:date-value="2017-01-10">
            <text:p>2017-01-10</text:p>
          </table:table-cell>
          <table:table-cell office:value-type="string">
            <text:p>10:34:04</text:p>
          </table:table-cell>
          <table:table-cell office:value-type="string">
            <text:p>Canfor Corp. â€“ Value Analysis (TORONTO:CFP) : January 10, 2017</text:p>
          </table:table-cell>
          <table:table-cell table:number-columns-repeated="3"/>
        </table:table-row>
        <table:table-row table:style-name="ro1">
          <table:table-cell office:value-type="string">
            <text:p>CGX</text:p>
          </table:table-cell>
          <table:table-cell office:value-type="float" office:value="-0.0136595204073">
            <text:p>-0,0136595204</text:p>
          </table:table-cell>
          <table:table-cell office:value-type="float" office:value="-0.0265284907296">
            <text:p>-0,0265284907</text:p>
          </table:table-cell>
          <table:table-cell office:value-type="float" office:value="51.490002">
            <text:p>51,490002</text:p>
          </table:table-cell>
          <table:table-cell office:value-type="date" office:date-value="2017-01-10">
            <text:p>2017-01-10</text:p>
          </table:table-cell>
          <table:table-cell office:value-type="string">
            <text:p>09:00:00</text:p>
          </table:table-cell>
          <table:table-cell office:value-type="string">
            <text:p>WorldGaming and Cineplex Launch 2017 Canadian Championship Season with Call of DutyÂ®</text:p>
          </table:table-cell>
          <table:table-cell table:number-columns-repeated="3"/>
        </table:table-row>
        <table:table-row table:style-name="ro1">
          <table:table-cell office:value-type="string">
            <text:p>BEP-UN</text:p>
          </table:table-cell>
          <table:table-cell office:value-type="float" office:value="-0.141110924349">
            <text:p>-0,1411109243</text:p>
          </table:table-cell>
          <table:table-cell office:value-type="float" office:value="-0.365004977623">
            <text:p>-0,3650049776</text:p>
          </table:table-cell>
          <table:table-cell office:value-type="float" office:value="38.66">
            <text:p>38,66</text:p>
          </table:table-cell>
          <table:table-cell office:value-type="date" office:date-value="2017-01-10">
            <text:p>2017-01-10</text:p>
          </table:table-cell>
          <table:table-cell office:value-type="string">
            <text:p>08:31:00</text:p>
          </table:table-cell>
          <table:table-cell office:value-type="string">
            <text:p>4 Cheap High-Yield Dividend Stocks You Don't Have to Babysit</text:p>
          </table:table-cell>
          <table:table-cell table:number-columns-repeated="3"/>
        </table:table-row>
        <table:table-row table:style-name="ro1">
          <table:table-cell office:value-type="string">
            <text:p>CHE-UN</text:p>
          </table:table-cell>
          <table:table-cell office:value-type="float" office:value="-0.22887645503">
            <text:p>-0,228876455</text:p>
          </table:table-cell>
          <table:table-cell office:value-type="float" office:value="-1.21548834323">
            <text:p>-1,2154883432</text:p>
          </table:table-cell>
          <table:table-cell office:value-type="float" office:value="18.83">
            <text:p>18,83</text:p>
          </table:table-cell>
          <table:table-cell office:value-type="date" office:date-value="2017-01-10">
            <text:p>2017-01-10</text:p>
          </table:table-cell>
          <table:table-cell office:value-type="string">
            <text:p>08:17:00</text:p>
          </table:table-cell>
          <table:table-cell office:value-type="string">
            <text:p>IIROC Trade Resumption - CHE.UN</text:p>
          </table:table-cell>
          <table:table-cell table:number-columns-repeated="3"/>
        </table:table-row>
        <table:table-row table:style-name="ro1">
          <table:table-cell office:value-type="string">
            <text:p>DH</text:p>
          </table:table-cell>
          <table:table-cell office:value-type="float" office:value="0.923110864625">
            <text:p>0,9231108646</text:p>
          </table:table-cell>
          <table:table-cell office:value-type="float" office:value="4.03987249289">
            <text:p>4,0398724929</text:p>
          </table:table-cell>
          <table:table-cell office:value-type="float" office:value="22.85">
            <text:p>22,85</text:p>
          </table:table-cell>
          <table:table-cell office:value-type="date" office:date-value="2017-01-10">
            <text:p>2017-01-10</text:p>
          </table:table-cell>
          <table:table-cell office:value-type="string">
            <text:p>08:00:00</text:p>
          </table:table-cell>
          <table:table-cell office:value-type="string">
            <text:p>D+H Accelerates the U.S. Move to Real-time Payments by Providing an Innovative Cloud Test Environment</text:p>
          </table:table-cell>
          <table:table-cell table:number-columns-repeated="3"/>
        </table:table-row>
        <table:table-row table:style-name="ro1">
          <table:table-cell office:value-type="string">
            <text:p>WCN</text:p>
          </table:table-cell>
          <table:table-cell office:value-type="float" office:value="0.111540406703">
            <text:p>0,1115404067</text:p>
          </table:table-cell>
          <table:table-cell office:value-type="float" office:value="0.103990681171">
            <text:p>0,1039906812</text:p>
          </table:table-cell>
          <table:table-cell office:value-type="float" office:value="107.260002">
            <text:p>107,260002</text:p>
          </table:table-cell>
          <table:table-cell office:value-type="date" office:date-value="2017-01-10">
            <text:p>2017-01-10</text:p>
          </table:table-cell>
          <table:table-cell office:value-type="string">
            <text:p>07:11:00</text:p>
          </table:table-cell>
          <table:table-cell office:value-type="string">
            <text:p>Brown Gibbons Lang &amp; Company (BGL) Announces the Sale of Groot Industries, Inc.</text:p>
          </table:table-cell>
          <table:table-cell table:number-columns-repeated="3"/>
        </table:table-row>
        <table:table-row table:style-name="ro1">
          <table:table-cell office:value-type="string">
            <text:p>PD</text:p>
          </table:table-cell>
          <table:table-cell office:value-type="float" office:value="-0.0602735429143">
            <text:p>-0,0602735429</text:p>
          </table:table-cell>
          <table:table-cell office:value-type="float" office:value="-0.780745374538">
            <text:p>-0,7807453745</text:p>
          </table:table-cell>
          <table:table-cell office:value-type="float" office:value="7.72">
            <text:p>7,72</text:p>
          </table:table-cell>
          <table:table-cell office:value-type="date" office:date-value="2017-01-10">
            <text:p>2017-01-10</text:p>
          </table:table-cell>
          <table:table-cell office:value-type="string">
            <text:p>06:00:00</text:p>
          </table:table-cell>
          <table:table-cell office:value-type="string">
            <text:p>Precision Drilling Announces Management Changes</text:p>
          </table:table-cell>
          <table:table-cell table:number-columns-repeated="3"/>
        </table:table-row>
        <table:table-row table:style-name="ro1">
          <table:table-cell office:value-type="string">
            <text:p>HBC</text:p>
          </table:table-cell>
          <table:table-cell office:value-type="float" office:value="0.414887816582">
            <text:p>0,4148878166</text:p>
          </table:table-cell>
          <table:table-cell office:value-type="float" office:value="3.55821455044">
            <text:p>3,5582145504</text:p>
          </table:table-cell>
          <table:table-cell office:value-type="float" office:value="11.66">
            <text:p>11,66</text:p>
          </table:table-cell>
          <table:table-cell office:value-type="date" office:date-value="2017-01-09">
            <text:p>2017-01-09</text:p>
          </table:table-cell>
          <table:table-cell office:value-type="string">
            <text:p>18:11:52</text:p>
          </table:table-cell>
          <table:table-cell office:value-type="string">
            <text:p>Canadian retailer Hudson's Bay cuts revenue forecast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0.0104767496661">
            <text:p>0,0104767497</text:p>
          </table:table-cell>
          <table:table-cell office:value-type="float" office:value="0.337959666649">
            <text:p>0,3379596666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TOU</text:p>
          </table:table-cell>
          <table:table-cell office:value-type="float" office:value="-1.42983077163">
            <text:p>-1,4298307716</text:p>
          </table:table-cell>
          <table:table-cell office:value-type="float" office:value="-4.2240202544">
            <text:p>-4,2240202544</text:p>
          </table:table-cell>
          <table:table-cell office:value-type="float" office:value="33.849998">
            <text:p>33,849998</text:p>
          </table:table-cell>
          <table:table-cell office:value-type="date" office:date-value="2017-01-09">
            <text:p>2017-01-09</text:p>
          </table:table-cell>
          <table:table-cell office:value-type="string">
            <text:p>14:18:32</text:p>
          </table:table-cell>
          <table:table-cell office:value-type="string">
            <text:p>ETFs with exposure to Tourmaline Oil Corp. : January 9, 2017</text:p>
          </table:table-cell>
          <table:table-cell table:number-columns-repeated="3"/>
        </table:table-row>
        <table:table-row table:style-name="ro1">
          <table:table-cell office:value-type="string">
            <text:p>RRX</text:p>
          </table:table-cell>
          <table:table-cell office:value-type="float" office:value="-0.383055565651">
            <text:p>-0,3830555657</text:p>
          </table:table-cell>
          <table:table-cell office:value-type="float" office:value="-3.73712746976">
            <text:p>-3,7371274698</text:p>
          </table:table-cell>
          <table:table-cell office:value-type="float" office:value="10.25">
            <text:p>10,25</text:p>
          </table:table-cell>
          <table:table-cell office:value-type="date" office:date-value="2017-01-09">
            <text:p>2017-01-09</text:p>
          </table:table-cell>
          <table:table-cell office:value-type="string">
            <text:p>14:03:52</text:p>
          </table:table-cell>
          <table:table-cell office:value-type="string">
            <text:p>ETFs with exposure to Raging River Exploration, Inc. : January 9, 2017</text:p>
          </table:table-cell>
          <table:table-cell table:number-columns-repeated="3"/>
        </table:table-row>
        <table:table-row table:style-name="ro1">
          <table:table-cell office:value-type="string">
            <text:p>GEI</text:p>
          </table:table-cell>
          <table:table-cell office:value-type="float" office:value="-0.0915191758598">
            <text:p>-0,0915191759</text:p>
          </table:table-cell>
          <table:table-cell office:value-type="float" office:value="-0.477159415327">
            <text:p>-0,4771594153</text:p>
          </table:table-cell>
          <table:table-cell office:value-type="float" office:value="19.18">
            <text:p>19,18</text:p>
          </table:table-cell>
          <table:table-cell office:value-type="date" office:date-value="2017-01-09">
            <text:p>2017-01-09</text:p>
          </table:table-cell>
          <table:table-cell office:value-type="string">
            <text:p>13:22:34</text:p>
          </table:table-cell>
          <table:table-cell office:value-type="string">
            <text:p>ETFs with exposure to Gibson Energy, Inc. : January 9, 2017</text:p>
          </table:table-cell>
          <table:table-cell table:number-columns-repeated="3"/>
        </table:table-row>
        <table:table-row table:style-name="ro1">
          <table:table-cell office:value-type="string">
            <text:p>CUF-UN</text:p>
          </table:table-cell>
          <table:table-cell office:value-type="float" office:value="-0.0561747330259">
            <text:p>-0,056174733</text:p>
          </table:table-cell>
          <table:table-cell office:value-type="float" office:value="-0.376254072511">
            <text:p>-0,3762540725</text:p>
          </table:table-cell>
          <table:table-cell office:value-type="float" office:value="14.93">
            <text:p>14,93</text:p>
          </table:table-cell>
          <table:table-cell office:value-type="date" office:date-value="2017-01-09">
            <text:p>2017-01-09</text:p>
          </table:table-cell>
          <table:table-cell office:value-type="string">
            <text:p>12:09:00</text:p>
          </table:table-cell>
          <table:table-cell office:value-type="string">
            <text:p>Cominar Real Estate Investment Trust to Announce its Fourth Quarter and Year-End 2016 Results on March 9, 2017</text:p>
          </table:table-cell>
          <table:table-cell table:number-columns-repeated="3"/>
        </table:table-row>
        <table:table-row table:style-name="ro1">
          <table:table-cell office:value-type="string">
            <text:p>VII</text:p>
          </table:table-cell>
          <table:table-cell office:value-type="float" office:value="-1.3970291572">
            <text:p>-1,3970291572</text:p>
          </table:table-cell>
          <table:table-cell office:value-type="float" office:value="-4.69431840457">
            <text:p>-4,6943184046</text:p>
          </table:table-cell>
          <table:table-cell office:value-type="float" office:value="29.76">
            <text:p>29,76</text:p>
          </table:table-cell>
          <table:table-cell office:value-type="date" office:date-value="2017-01-09">
            <text:p>2017-01-09</text:p>
          </table:table-cell>
          <table:table-cell office:value-type="string">
            <text:p>10:56:20</text:p>
          </table:table-cell>
          <table:table-cell office:value-type="string">
            <text:p>CANADA STOCKS-TSX falls in broad retreat led by energy stocks</text:p>
          </table:table-cell>
          <table:table-cell table:number-columns-repeated="3"/>
        </table:table-row>
        <table:table-row table:style-name="ro1">
          <table:table-cell office:value-type="string">
            <text:p>SGY</text:p>
          </table:table-cell>
          <table:table-cell office:value-type="float" office:value="-0.149460838538">
            <text:p>-0,1494608385</text:p>
          </table:table-cell>
          <table:table-cell office:value-type="float" office:value="-4.5018324861">
            <text:p>-4,5018324861</text:p>
          </table:table-cell>
          <table:table-cell office:value-type="float" office:value="3.32">
            <text:p>3,32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MEG Energy, Penn West Petroleum, RMP Energy, and Surge Energy</text:p>
          </table:table-cell>
          <table:table-cell table:number-columns-repeated="3"/>
        </table:table-row>
        <table:table-row table:style-name="ro1">
          <table:table-cell office:value-type="string">
            <text:p>CMG</text:p>
          </table:table-cell>
          <table:table-cell office:value-type="float" office:value="-0.101876087316">
            <text:p>-0,1018760873</text:p>
          </table:table-cell>
          <table:table-cell office:value-type="float" office:value="-1.08958382156">
            <text:p>-1,0895838216</text:p>
          </table:table-cell>
          <table:table-cell office:value-type="float" office:value="9.35">
            <text:p>9,35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0.0119741762933">
            <text:p>0,0119741763</text:p>
          </table:table-cell>
          <table:table-cell office:value-type="float" office:value="0.762686388107">
            <text:p>0,7626863881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GUY</text:p>
          </table:table-cell>
          <table:table-cell office:value-type="float" office:value="-0.0187110705709">
            <text:p>-0,0187110706</text:p>
          </table:table-cell>
          <table:table-cell office:value-type="float" office:value="-0.285665199555">
            <text:p>-0,2856651996</text:p>
          </table:table-cell>
          <table:table-cell office:value-type="float" office:value="6.55">
            <text:p>6,55</text:p>
          </table:table-cell>
          <table:table-cell office:value-type="date" office:date-value="2017-01-09">
            <text:p>2017-01-09</text:p>
          </table:table-cell>
          <table:table-cell office:value-type="string">
            <text:p>07:30:00</text:p>
          </table:table-cell>
          <table:table-cell office:value-type="string">
            <text:p>Guyana Goldfields Inc. Reports 156,000 Ounces of Gold Sold in 2016</text:p>
          </table:table-cell>
          <table:table-cell table:number-columns-repeated="3"/>
        </table:table-row>
        <table:table-row table:style-name="ro1">
          <table:table-cell office:value-type="string">
            <text:p>MX</text:p>
          </table:table-cell>
          <table:table-cell office:value-type="float" office:value="-1.80698697204">
            <text:p>-1,806986972</text:p>
          </table:table-cell>
          <table:table-cell office:value-type="float" office:value="-2.89534845704">
            <text:p>-2,895348457</text:p>
          </table:table-cell>
          <table:table-cell office:value-type="float" office:value="62.41">
            <text:p>62,41</text:p>
          </table:table-cell>
          <table:table-cell office:value-type="date" office:date-value="2017-01-09">
            <text:p>2017-01-09</text:p>
          </table:table-cell>
          <table:table-cell office:value-type="string">
            <text:p>07:28:12</text:p>
          </table:table-cell>
          <table:table-cell office:value-type="string">
            <text:p>Methanex Touches Fresh 52-Week High: What's Driving It?</text:p>
          </table:table-cell>
          <table:table-cell table:number-columns-repeated="3"/>
        </table:table-row>
        <table:table-row table:style-name="ro1">
          <table:table-cell office:value-type="string">
            <text:p>THO</text:p>
          </table:table-cell>
          <table:table-cell office:value-type="float" office:value="0.263153518524">
            <text:p>0,2631535185</text:p>
          </table:table-cell>
          <table:table-cell office:value-type="float" office:value="2.07177625434">
            <text:p>2,0717762543</text:p>
          </table:table-cell>
          <table:table-cell office:value-type="float" office:value="12.701831">
            <text:p>12,701831</text:p>
          </table:table-cell>
          <table:table-cell office:value-type="date" office:date-value="2017-01-09">
            <text:p>2017-01-09</text:p>
          </table:table-cell>
          <table:table-cell office:value-type="string">
            <text:p>07:00:00</text:p>
          </table:table-cell>
          <table:table-cell office:value-type="string">
            <text:p>Tahoe Resources Reports 2016 Exploration Results</text:p>
          </table:table-cell>
          <table:table-cell table:number-columns-repeated="3"/>
        </table:table-row>
        <table:table-row table:style-name="ro1">
          <table:table-cell office:value-type="string">
            <text:p>TXG</text:p>
          </table:table-cell>
          <table:table-cell office:value-type="float" office:value="0.789052067">
            <text:p>0,789052067</text:p>
          </table:table-cell>
          <table:table-cell office:value-type="float" office:value="3.05478926442">
            <text:p>3,0547892644</text:p>
          </table:table-cell>
          <table:table-cell office:value-type="float" office:value="25.83">
            <text:p>25,83</text:p>
          </table:table-cell>
          <table:table-cell office:value-type="date" office:date-value="2017-01-09">
            <text:p>2017-01-09</text:p>
          </table:table-cell>
          <table:table-cell office:value-type="string">
            <text:p>06:00:00</text:p>
          </table:table-cell>
          <table:table-cell office:value-type="string">
            <text:p>Torex Poured 279,937 Ounces of Gold in 2016 and Provides 2017 Outlook</text:p>
          </table:table-cell>
          <table:table-cell table:number-columns-repeated="3"/>
        </table:table-row>
        <table:table-row table:style-name="ro1">
          <table:table-cell office:value-type="string">
            <text:p>CCL-B</text:p>
          </table:table-cell>
          <table:table-cell office:value-type="float" office:value="-0.972476276032">
            <text:p>-0,972476276</text:p>
          </table:table-cell>
          <table:table-cell office:value-type="float" office:value="-0.377045702556">
            <text:p>-0,3770457026</text:p>
          </table:table-cell>
          <table:table-cell office:value-type="float" office:value="257.92">
            <text:p>257,92</text:p>
          </table:table-cell>
          <table:table-cell office:value-type="date" office:date-value="2017-01-06">
            <text:p>2017-01-06</text:p>
          </table:table-cell>
          <table:table-cell office:value-type="string">
            <text:p>15:55:07</text:p>
          </table:table-cell>
          <table:table-cell office:value-type="string">
            <text:p>ccl-industries-inc-announces-appointment-of-two-new-directors</text:p>
          </table:table-cell>
          <table:table-cell table:number-columns-repeated="3"/>
        </table:table-row>
        <table:table-row table:style-name="ro1">
          <table:table-cell office:value-type="string">
            <text:p>TECK-B</text:p>
          </table:table-cell>
          <table:table-cell office:value-type="float" office:value="-0.740498847507">
            <text:p>-0,7404988475</text:p>
          </table:table-cell>
          <table:table-cell office:value-type="float" office:value="-2.59096867567">
            <text:p>-2,5909686757</text:p>
          </table:table-cell>
          <table:table-cell office:value-type="float" office:value="28.58">
            <text:p>28,58</text:p>
          </table:table-cell>
          <table:table-cell office:value-type="date" office:date-value="2017-01-06">
            <text:p>2017-01-06</text:p>
          </table:table-cell>
          <table:table-cell office:value-type="string">
            <text:p>12:14:44</text:p>
          </table:table-cell>
          <table:table-cell office:value-type="string">
            <text:p>Teck's Q4 2016 Financial Results and Investors' Conference Call February 15, 2017</text:p>
          </table:table-cell>
          <table:table-cell table:number-columns-repeated="3"/>
        </table:table-row>
        <table:table-row table:style-name="ro1">
          <table:table-cell office:value-type="string">
            <text:p>BAD</text:p>
          </table:table-cell>
          <table:table-cell office:value-type="float" office:value="-0.202486763135">
            <text:p>-0,2024867631</text:p>
          </table:table-cell>
          <table:table-cell office:value-type="float" office:value="-0.619225556399">
            <text:p>-0,6192255564</text:p>
          </table:table-cell>
          <table:table-cell office:value-type="float" office:value="32.700001">
            <text:p>32,700001</text:p>
          </table:table-cell>
          <table:table-cell office:value-type="date" office:date-value="2017-01-06">
            <text:p>2017-01-06</text:p>
          </table:table-cell>
          <table:table-cell office:value-type="string">
            <text:p>11:23:51</text:p>
          </table:table-cell>
          <table:table-cell office:value-type="string">
            <text:p>ETFs with exposure to Badger Daylighting Ltd. : January 6, 2017</text:p>
          </table:table-cell>
          <table:table-cell table:number-columns-repeated="3"/>
        </table:table-row>
        <table:table-row table:style-name="ro1">
          <table:table-cell office:value-type="string">
            <text:p>TRI</text:p>
          </table:table-cell>
          <table:table-cell office:value-type="float" office:value="0.00138120201446">
            <text:p>0,001381202</text:p>
          </table:table-cell>
          <table:table-cell office:value-type="float" office:value="0.00233153606993">
            <text:p>0,0023315361</text:p>
          </table:table-cell>
          <table:table-cell office:value-type="float" office:value="59.240002">
            <text:p>59,240002</text:p>
          </table:table-cell>
          <table:table-cell office:value-type="date" office:date-value="2017-01-06">
            <text:p>2017-01-06</text:p>
          </table:table-cell>
          <table:table-cell office:value-type="string">
            <text:p>10:21:19</text:p>
          </table:table-cell>
          <table:table-cell office:value-type="string">
            <text:p>Thomson Reuters daily spot FX volumes hit multi-year low</text:p>
          </table:table-cell>
          <table:table-cell table:number-columns-repeated="3"/>
        </table:table-row>
        <table:table-row table:style-name="ro1">
          <table:table-cell office:value-type="string">
            <text:p>CIX</text:p>
          </table:table-cell>
          <table:table-cell office:value-type="float" office:value="-0.207851472323">
            <text:p>-0,2078514723</text:p>
          </table:table-cell>
          <table:table-cell office:value-type="float" office:value="-0.707940957913">
            <text:p>-0,7079409579</text:p>
          </table:table-cell>
          <table:table-cell office:value-type="float" office:value="29.360001">
            <text:p>29,360001</text:p>
          </table:table-cell>
          <table:table-cell office:value-type="date" office:date-value="2017-01-06">
            <text:p>2017-01-06</text:p>
          </table:table-cell>
          <table:table-cell office:value-type="string">
            <text:p>10:03:00</text:p>
          </table:table-cell>
          <table:table-cell office:value-type="string">
            <text:p>Skylon Growth &amp; Income Trust Announces Indicative Distribution For Next Twelve Months</text:p>
          </table:table-cell>
          <table:table-cell table:number-columns-repeated="3"/>
        </table:table-row>
        <table:table-row table:style-name="ro1">
          <table:table-cell office:value-type="string">
            <text:p>PBH</text:p>
          </table:table-cell>
          <table:table-cell office:value-type="float" office:value="-1.14075276443">
            <text:p>-1,1407527644</text:p>
          </table:table-cell>
          <table:table-cell office:value-type="float" office:value="-1.68029574492">
            <text:p>-1,6802957449</text:p>
          </table:table-cell>
          <table:table-cell office:value-type="float" office:value="67.889999">
            <text:p>67,889999</text:p>
          </table:table-cell>
          <table:table-cell office:value-type="date" office:date-value="2017-01-06">
            <text:p>2017-01-06</text:p>
          </table:table-cell>
          <table:table-cell office:value-type="string">
            <text:p>09:00:45</text:p>
          </table:table-cell>
          <table:table-cell office:value-type="string">
            <text:p>Premium Brands Holdings Corp. breached its 50 day moving average in a Bullish Manner : PBH-CA : January 6, 2017</text:p>
          </table:table-cell>
          <table:table-cell table:number-columns-repeated="3"/>
        </table:table-row>
        <table:table-row table:style-name="ro1">
          <table:table-cell office:value-type="string">
            <text:p>MAG</text:p>
          </table:table-cell>
          <table:table-cell office:value-type="float" office:value="-1.14465043771">
            <text:p>-1,1446504377</text:p>
          </table:table-cell>
          <table:table-cell office:value-type="float" office:value="-6.74514145645">
            <text:p>-6,7451414565</text:p>
          </table:table-cell>
          <table:table-cell office:value-type="float" office:value="16.969999">
            <text:p>16,969999</text:p>
          </table:table-cell>
          <table:table-cell office:value-type="date" office:date-value="2017-01-06">
            <text:p>2017-01-06</text:p>
          </table:table-cell>
          <table:table-cell office:value-type="string">
            <text:p>08:35:01</text:p>
          </table:table-cell>
          <table:table-cell office:value-type="string">
            <text:p>MAG Silver (MAG) Catches Eye: Stock Adds 7.6% in Session</text:p>
          </table:table-cell>
          <table:table-cell table:number-columns-repeated="3"/>
        </table:table-row>
        <table:table-row table:style-name="ro1">
          <table:table-cell office:value-type="string">
            <text:p>TIH</text:p>
          </table:table-cell>
          <table:table-cell office:value-type="float" office:value="-0.182003531629">
            <text:p>-0,1820035316</text:p>
          </table:table-cell>
          <table:table-cell office:value-type="float" office:value="-0.432209753756">
            <text:p>-0,4322097538</text:p>
          </table:table-cell>
          <table:table-cell office:value-type="float" office:value="42.110001">
            <text:p>42,110001</text:p>
          </table:table-cell>
          <table:table-cell office:value-type="date" office:date-value="2017-01-06">
            <text:p>2017-01-06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Thomson Reuters, Intermap Technologies, Finning International, and Toromont Industries</text:p>
          </table:table-cell>
          <table:table-cell table:number-columns-repeated="3"/>
        </table:table-row>
        <table:table-row table:style-name="ro1">
          <table:table-cell office:value-type="string">
            <text:p>ENF</text:p>
          </table:table-cell>
          <table:table-cell office:value-type="float" office:value="0.329653649227">
            <text:p>0,3296536492</text:p>
          </table:table-cell>
          <table:table-cell office:value-type="float" office:value="0.938115135482">
            <text:p>0,9381151355</text:p>
          </table:table-cell>
          <table:table-cell office:value-type="float" office:value="35.139999">
            <text:p>35,139999</text:p>
          </table:table-cell>
          <table:table-cell office:value-type="date" office:date-value="2017-01-05">
            <text:p>2017-01-05</text:p>
          </table:table-cell>
          <table:table-cell office:value-type="string">
            <text:p>17:15:00</text:p>
          </table:table-cell>
          <table:table-cell office:value-type="string">
            <text:p>Enbridge Income Fund Holdings Inc. Announces 10% Dividend Increase to Monthly Dividend</text:p>
          </table:table-cell>
          <table:table-cell table:number-columns-repeated="3"/>
        </table:table-row>
        <table:table-row table:style-name="ro1">
          <table:table-cell office:value-type="string">
            <text:p>HR-UN</text:p>
          </table:table-cell>
          <table:table-cell office:value-type="float" office:value="-0.0198724601201">
            <text:p>-0,0198724601</text:p>
          </table:table-cell>
          <table:table-cell office:value-type="float" office:value="-0.0873514730555">
            <text:p>-0,0873514731</text:p>
          </table:table-cell>
          <table:table-cell office:value-type="float" office:value="22.75">
            <text:p>22,75</text:p>
          </table:table-cell>
          <table:table-cell office:value-type="date" office:date-value="2017-01-05">
            <text:p>2017-01-05</text:p>
          </table:table-cell>
          <table:table-cell office:value-type="string">
            <text:p>16:59:00</text:p>
          </table:table-cell>
          <table:table-cell office:value-type="string">
            <text:p>H&amp;R Announces Date of Fourth Quarter 2016 Earnings Release, Conference Call and Webcast and Declares January &amp; February 2017 Distributions</text:p>
          </table:table-cell>
          <table:table-cell table:number-columns-repeated="3"/>
        </table:table-row>
        <table:table-row table:style-name="ro1">
          <table:table-cell office:value-type="string">
            <text:p>ARE</text:p>
          </table:table-cell>
          <table:table-cell office:value-type="float" office:value="-0.128400541026">
            <text:p>-0,128400541</text:p>
          </table:table-cell>
          <table:table-cell office:value-type="float" office:value="-0.850898217533">
            <text:p>-0,8508982175</text:p>
          </table:table-cell>
          <table:table-cell office:value-type="float" office:value="15.09">
            <text:p>15,09</text:p>
          </table:table-cell>
          <table:table-cell office:value-type="date" office:date-value="2017-01-05">
            <text:p>2017-01-05</text:p>
          </table:table-cell>
          <table:table-cell office:value-type="string">
            <text:p>10:37:00</text:p>
          </table:table-cell>
          <table:table-cell office:value-type="string">
            <text:p>Aecon Group, Inc. â€“ Value Analysis (TORONTO:ARE) : January 5, 2017</text:p>
          </table:table-cell>
          <table:table-cell table:number-columns-repeated="3"/>
        </table:table-row>
        <table:table-row table:style-name="ro1">
          <table:table-cell office:value-type="string">
            <text:p>WSP</text:p>
          </table:table-cell>
          <table:table-cell office:value-type="float" office:value="-0.85598338003">
            <text:p>-0,85598338</text:p>
          </table:table-cell>
          <table:table-cell office:value-type="float" office:value="-1.86448133311">
            <text:p>-1,8644813331</text:p>
          </table:table-cell>
          <table:table-cell office:value-type="float" office:value="45.91">
            <text:p>45,91</text:p>
          </table:table-cell>
          <table:table-cell office:value-type="date" office:date-value="2017-01-05">
            <text:p>2017-01-05</text:p>
          </table:table-cell>
          <table:table-cell office:value-type="string">
            <text:p>09:30:14</text:p>
          </table:table-cell>
          <table:table-cell office:value-type="string">
            <text:p>WSP Global, Inc. breached its 50 day moving average in a Bullish Manner : WSP-CA : January 5, 2017</text:p>
          </table:table-cell>
          <table:table-cell table:number-columns-repeated="3"/>
        </table:table-row>
        <table:table-row table:style-name="ro1">
          <table:table-cell office:value-type="string">
            <text:p>GWO</text:p>
          </table:table-cell>
          <table:table-cell office:value-type="float" office:value="-0.199849643468">
            <text:p>-0,1998496435</text:p>
          </table:table-cell>
          <table:table-cell office:value-type="float" office:value="-0.559489467731">
            <text:p>-0,5594894677</text:p>
          </table:table-cell>
          <table:table-cell office:value-type="float" office:value="35.720001">
            <text:p>35,720001</text:p>
          </table:table-cell>
          <table:table-cell office:value-type="date" office:date-value="2017-01-05">
            <text:p>2017-01-05</text:p>
          </table:table-cell>
          <table:table-cell office:value-type="string">
            <text:p>08:24:00</text:p>
          </table:table-cell>
          <table:table-cell office:value-type="string">
            <text:p>Great-West Lifeco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office:value-type="float" office:value="-0.0456800812101">
            <text:p>-0,0456800812</text:p>
          </table:table-cell>
          <table:table-cell office:value-type="float" office:value="-0.112699393652">
            <text:p>-0,1126993937</text:p>
          </table:table-cell>
          <table:table-cell office:value-type="float" office:value="40.532677">
            <text:p>40,532677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Keyera, Horizon North Logistics, and Ensign Energy Services</text:p>
          </table:table-cell>
          <table:table-cell table:number-columns-repeated="3"/>
        </table:table-row>
        <table:table-row table:style-name="ro1">
          <table:table-cell office:value-type="string">
            <text:p>ESI</text:p>
          </table:table-cell>
          <table:table-cell office:value-type="float" office:value="0.0753751310875">
            <text:p>0,0753751311</text:p>
          </table:table-cell>
          <table:table-cell office:value-type="float" office:value="0.7934224325">
            <text:p>0,7934224325</text:p>
          </table:table-cell>
          <table:table-cell office:value-type="float" office:value="9.5">
            <text:p>9,5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Energy Stocks Keyera, Horizon North Logistics, and Ensign Energy Services</text:p>
          </table:table-cell>
          <table:table-cell table:number-columns-repeated="3"/>
        </table:table-row>
        <table:table-row table:style-name="ro1">
          <table:table-cell office:value-type="string">
            <text:p>BEI-UN</text:p>
          </table:table-cell>
          <table:table-cell office:value-type="float" office:value="1.03481669332">
            <text:p>1,0348166933</text:p>
          </table:table-cell>
          <table:table-cell office:value-type="float" office:value="2.0808700851">
            <text:p>2,0808700851</text:p>
          </table:table-cell>
          <table:table-cell office:value-type="float" office:value="49.73">
            <text:p>49,73</text:p>
          </table:table-cell>
          <table:table-cell office:value-type="date" office:date-value="2017-01-05">
            <text:p>2017-01-05</text:p>
          </table:table-cell>
          <table:table-cell office:value-type="string">
            <text:p>08:15:00</text:p>
          </table:table-cell>
          <table:table-cell office:value-type="string">
            <text:p>Research Reports Initiated on Real Estate Stocks Chartwell Retirement Residences, Boardwalk REIT, Northview Apartment REIT, and Killam Apartment REIT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082076130093">
            <text:p>-0,0820761301</text:p>
          </table:table-cell>
          <table:table-cell office:value-type="float" office:value="-4.74428497648">
            <text:p>-4,7442849765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IGM</text:p>
          </table:table-cell>
          <table:table-cell office:value-type="float" office:value="-0.39129297616">
            <text:p>-0,3912929762</text:p>
          </table:table-cell>
          <table:table-cell office:value-type="float" office:value="-0.990364454486">
            <text:p>-0,9903644545</text:p>
          </table:table-cell>
          <table:table-cell office:value-type="float" office:value="39.509998">
            <text:p>39,509998</text:p>
          </table:table-cell>
          <table:table-cell office:value-type="date" office:date-value="2017-01-05">
            <text:p>2017-01-05</text:p>
          </table:table-cell>
          <table:table-cell office:value-type="string">
            <text:p>07:44:06</text:p>
          </table:table-cell>
          <table:table-cell office:value-type="string">
            <text:p>IGM Financial Inc. acquires additional 3.9% interest in market-leading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178963708328">
            <text:p>0,1789637083</text:p>
          </table:table-cell>
          <table:table-cell office:value-type="float" office:value="9.3210264754">
            <text:p>9,3210264754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386758569904">
            <text:p>0,3867585699</text:p>
          </table:table-cell>
          <table:table-cell office:value-type="float" office:value="0.663279991891">
            <text:p>0,6632799919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Ã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120045408039">
            <text:p>0,120045408</text:p>
          </table:table-cell>
          <table:table-cell office:value-type="float" office:value="2.12094360494">
            <text:p>2,1209436049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OGC</text:p>
          </table:table-cell>
          <table:table-cell office:value-type="float" office:value="-0.00784916821548">
            <text:p>-0,0078491682</text:p>
          </table:table-cell>
          <table:table-cell office:value-type="float" office:value="-0.193329266391">
            <text:p>-0,1933292664</text:p>
          </table:table-cell>
          <table:table-cell office:value-type="float" office:value="4.06">
            <text:p>4,06</text:p>
          </table:table-cell>
          <table:table-cell office:value-type="date" office:date-value="2017-01-04">
            <text:p>2017-01-04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New Gold, Silver Wheaton, and OceanaGold</text:p>
          </table:table-cell>
          <table:table-cell table:number-columns-repeated="3"/>
        </table:table-row>
        <table:table-row table:style-name="ro1">
          <table:table-cell office:value-type="string">
            <text:p>BYD-UN</text:p>
          </table:table-cell>
          <table:table-cell office:value-type="float" office:value="0.367519193658">
            <text:p>0,3675191937</text:p>
          </table:table-cell>
          <table:table-cell office:value-type="float" office:value="0.428344033576">
            <text:p>0,4283440336</text:p>
          </table:table-cell>
          <table:table-cell office:value-type="float" office:value="85.800003">
            <text:p>85,800003</text:p>
          </table:table-cell>
          <table:table-cell office:value-type="date" office:date-value="2017-01-04">
            <text:p>2017-01-04</text:p>
          </table:table-cell>
          <table:table-cell office:value-type="string">
            <text:p>07:00:00</text:p>
          </table:table-cell>
          <table:table-cell office:value-type="string">
            <text:p>Boyd Group Income Fund appoints Tim O'Day as President and Chief Operating Officer</text:p>
          </table:table-cell>
          <table:table-cell table:number-columns-repeated="3"/>
        </table:table-row>
        <table:table-row table:style-name="ro1">
          <table:table-cell office:value-type="string">
            <text:p>BPY-UN</text:p>
          </table:table-cell>
          <table:table-cell office:value-type="float" office:value="0.179924458312">
            <text:p>0,1799244583</text:p>
          </table:table-cell>
          <table:table-cell office:value-type="float" office:value="0.609500197535">
            <text:p>0,6095001975</text:p>
          </table:table-cell>
          <table:table-cell office:value-type="float" office:value="29.52">
            <text:p>29,52</text:p>
          </table:table-cell>
          <table:table-cell office:value-type="date" office:date-value="2017-01-03">
            <text:p>2017-01-03</text:p>
          </table:table-cell>
          <table:table-cell office:value-type="string">
            <text:p>16:43:09</text:p>
          </table:table-cell>
          <table:table-cell office:value-type="string">
            <text:p>Brookfield Property Partners to Hold Conference Call &amp; Webcast of 2016 Fourth Quarter and Full-Year Financial Results Friday, February 3, 2017 at 11:00 AM (ET)</text:p>
          </table:table-cell>
          <table:table-cell table:number-columns-repeated="3"/>
        </table:table-row>
        <table:table-row table:style-name="ro1">
          <table:table-cell office:value-type="string">
            <text:p>EFX</text:p>
          </table:table-cell>
          <table:table-cell office:value-type="float" office:value="0.36273677664">
            <text:p>0,3627367766</text:p>
          </table:table-cell>
          <table:table-cell office:value-type="float" office:value="2.12748855082">
            <text:p>2,1274885508</text:p>
          </table:table-cell>
          <table:table-cell office:value-type="float" office:value="17.049999">
            <text:p>17,049999</text:p>
          </table:table-cell>
          <table:table-cell office:value-type="date" office:date-value="2017-01-03">
            <text:p>2017-01-03</text:p>
          </table:table-cell>
          <table:table-cell office:value-type="string">
            <text:p>14:01:03</text:p>
          </table:table-cell>
          <table:table-cell office:value-type="string">
            <text:p>ETFs with exposure to Enerflex Ltd. : January 3, 2017</text:p>
          </table:table-cell>
          <table:table-cell table:number-columns-repeated="3"/>
        </table:table-row>
        <table:table-row table:style-name="ro1">
          <table:table-cell office:value-type="string">
            <text:p>ATA</text:p>
          </table:table-cell>
          <table:table-cell office:value-type="float" office:value="-0.134389979435">
            <text:p>-0,1343899794</text:p>
          </table:table-cell>
          <table:table-cell office:value-type="float" office:value="-1.07340239165">
            <text:p>-1,0734023917</text:p>
          </table:table-cell>
          <table:table-cell office:value-type="float" office:value="12.52">
            <text:p>12,52</text:p>
          </table:table-cell>
          <table:table-cell office:value-type="date" office:date-value="2017-01-03">
            <text:p>2017-01-03</text:p>
          </table:table-cell>
          <table:table-cell office:value-type="string">
            <text:p>13:35:56</text:p>
          </table:table-cell>
          <table:table-cell office:value-type="string">
            <text:p>ETFs with exposure to ATS Automation Tooling Systems, Inc. : January 3, 2017</text:p>
          </table:table-cell>
          <table:table-cell table:number-columns-repeated="3"/>
        </table:table-row>
        <table:table-row table:style-name="ro1">
          <table:table-cell office:value-type="string">
            <text:p>FNV</text:p>
          </table:table-cell>
          <table:table-cell office:value-type="float" office:value="-1.06340312486">
            <text:p>-1,0634031249</text:p>
          </table:table-cell>
          <table:table-cell office:value-type="float" office:value="-1.32461776048">
            <text:p>-1,3246177605</text:p>
          </table:table-cell>
          <table:table-cell office:value-type="float" office:value="80.279999">
            <text:p>80,279999</text:p>
          </table:table-cell>
          <table:table-cell office:value-type="date" office:date-value="2017-01-03">
            <text:p>2017-01-03</text:p>
          </table:table-cell>
          <table:table-cell office:value-type="string">
            <text:p>13:35:29</text:p>
          </table:table-cell>
          <table:table-cell office:value-type="string">
            <text:p>What Were Mining Stocksâ€™ Correlations during December?</text:p>
          </table:table-cell>
          <table:table-cell table:number-columns-repeated="3"/>
        </table:table-row>
        <table:table-row table:style-name="ro1">
          <table:table-cell office:value-type="string">
            <text:p>ATD-B</text:p>
          </table:table-cell>
          <table:table-cell office:value-type="float" office:value="0.223992267968">
            <text:p>0,223992268</text:p>
          </table:table-cell>
          <table:table-cell office:value-type="float" office:value="0.367924224652">
            <text:p>0,3679242247</text:p>
          </table:table-cell>
          <table:table-cell office:value-type="float" office:value="60.88">
            <text:p>60,88</text:p>
          </table:table-cell>
          <table:table-cell office:value-type="date" office:date-value="2017-01-03">
            <text:p>2017-01-03</text:p>
          </table:table-cell>
          <table:table-cell office:value-type="string">
            <text:p>12:32:23</text:p>
          </table:table-cell>
          <table:table-cell office:value-type="string">
            <text:p>ETFs with exposure to Alimentation Couche-Tard, Inc. : January 3, 2017</text:p>
          </table:table-cell>
          <table:table-cell table:number-columns-repeated="3"/>
        </table:table-row>
        <table:table-row table:style-name="ro1">
          <table:table-cell office:value-type="string">
            <text:p>CSU</text:p>
          </table:table-cell>
          <table:table-cell office:value-type="float" office:value="-0.524874760458">
            <text:p>-0,5248747605</text:p>
          </table:table-cell>
          <table:table-cell office:value-type="float" office:value="-0.0860281198386">
            <text:p>-0,0860281198</text:p>
          </table:table-cell>
          <table:table-cell office:value-type="float" office:value="610.119995">
            <text:p>610,119995</text:p>
          </table:table-cell>
          <table:table-cell office:value-type="date" office:date-value="2017-01-02">
            <text:p>2017-01-02</text:p>
          </table:table-cell>
          <table:table-cell office:value-type="string">
            <text:p>08:50:25</text:p>
          </table:table-cell>
          <table:table-cell office:value-type="string">
            <text:p>Constellation Software, Inc. breached its 50 day moving average in a Bearish Manner : CSU-CA : January 2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271178333844">
            <text:p>0,2711783338</text:p>
          </table:table-cell>
          <table:table-cell office:value-type="float" office:value="2.24671361926">
            <text:p>2,2467136193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TCL-A</text:p>
          </table:table-cell>
          <table:table-cell office:value-type="float" office:value="0.0703756740938">
            <text:p>0,0703756741</text:p>
          </table:table-cell>
          <table:table-cell office:value-type="float" office:value="0.312433625278">
            <text:p>0,3124336253</text:p>
          </table:table-cell>
          <table:table-cell office:value-type="float" office:value="22.525">
            <text:p>22,525</text:p>
          </table:table-cell>
          <table:table-cell office:value-type="date" office:date-value="2016-12-30">
            <text:p>2016-12-30</text:p>
          </table:table-cell>
          <table:table-cell office:value-type="string">
            <text:p>10:23:08</text:p>
          </table:table-cell>
          <table:table-cell office:value-type="string">
            <text:p>Transcontinental, Inc. : TCL.A-CA: Dividend Analysis : January 04th, 2017 (record date) : By the numbers : December 30, 2016</text:p>
          </table:table-cell>
          <table:table-cell table:number-columns-repeated="3"/>
        </table:table-row>
        <table:table-row table:style-name="ro1">
          <table:table-cell office:value-type="string">
            <text:p>CWB</text:p>
          </table:table-cell>
          <table:table-cell office:value-type="float" office:value="-0.285385382836">
            <text:p>-0,2853853828</text:p>
          </table:table-cell>
          <table:table-cell office:value-type="float" office:value="-0.922383237271">
            <text:p>-0,9223832373</text:p>
          </table:table-cell>
          <table:table-cell office:value-type="float" office:value="30.940001">
            <text:p>30,940001</text:p>
          </table:table-cell>
          <table:table-cell office:value-type="date" office:date-value="2016-12-29">
            <text:p>2016-12-29</text:p>
          </table:table-cell>
          <table:table-cell office:value-type="string">
            <text:p>13:42:04</text:p>
          </table:table-cell>
          <table:table-cell office:value-type="string">
            <text:p>ETFs with exposure to Canadian Western Bank : December 29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172154952564">
            <text:p>0,0172154953</text:p>
          </table:table-cell>
          <table:table-cell office:value-type="float" office:value="0.184122943919">
            <text:p>0,1841229439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MFI</text:p>
          </table:table-cell>
          <table:table-cell office:value-type="float" office:value="0.0989043217174">
            <text:p>0,0989043217</text:p>
          </table:table-cell>
          <table:table-cell office:value-type="float" office:value="0.353355918962">
            <text:p>0,353355919</text:p>
          </table:table-cell>
          <table:table-cell office:value-type="float" office:value="27.99">
            <text:p>27,99</text:p>
          </table:table-cell>
          <table:table-cell office:value-type="date" office:date-value="2016-12-27">
            <text:p>2016-12-27</text:p>
          </table:table-cell>
          <table:table-cell office:value-type="string">
            <text:p>13:22:36</text:p>
          </table:table-cell>
          <table:table-cell office:value-type="string">
            <text:p>ETFs with exposure to Maple Leaf Foods, Inc. : December 27, 2016</text:p>
          </table:table-cell>
          <table:table-cell table:number-columns-repeated="3"/>
        </table:table-row>
        <table:table-row table:style-name="ro1">
          <table:table-cell office:value-type="string">
            <text:p>LIF</text:p>
          </table:table-cell>
          <table:table-cell office:value-type="float" office:value="-0.0480271129802">
            <text:p>-0,048027113</text:p>
          </table:table-cell>
          <table:table-cell office:value-type="float" office:value="-0.264038189706">
            <text:p>-0,2640381897</text:p>
          </table:table-cell>
          <table:table-cell office:value-type="float" office:value="18.189457">
            <text:p>18,189457</text:p>
          </table:table-cell>
          <table:table-cell office:value-type="date" office:date-value="2016-12-23">
            <text:p>2016-12-23</text:p>
          </table:table-cell>
          <table:table-cell office:value-type="string">
            <text:p>12:52:53</text:p>
          </table:table-cell>
          <table:table-cell office:value-type="string">
            <text:p>ETFs with exposure to Labrador Iron Ore Royalty Corp. : December 23, 2016</text:p>
          </table:table-cell>
          <table:table-cell table:number-columns-repeated="3"/>
        </table:table-row>
        <table:table-row table:style-name="ro1">
          <table:table-cell office:value-type="string">
            <text:p>DII-B</text:p>
          </table:table-cell>
          <table:table-cell office:value-type="float" office:value="-0.0446331391263">
            <text:p>-0,0446331391</text:p>
          </table:table-cell>
          <table:table-cell office:value-type="float" office:value="-0.111276833741">
            <text:p>-0,1112768337</text:p>
          </table:table-cell>
          <table:table-cell office:value-type="float" office:value="40.110001">
            <text:p>40,110001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 table:number-columns-repeated="3"/>
        </table:table-row>
        <table:table-row table:style-name="ro1">
          <table:table-cell office:value-type="string">
            <text:p>CTC-A</text:p>
          </table:table-cell>
          <table:table-cell office:value-type="float" office:value="-0.854747944342">
            <text:p>-0,8547479443</text:p>
          </table:table-cell>
          <table:table-cell office:value-type="float" office:value="-0.609750311759">
            <text:p>-0,6097503118</text:p>
          </table:table-cell>
          <table:table-cell office:value-type="float" office:value="140.179993">
            <text:p>140,179993</text:p>
          </table:table-cell>
          <table:table-cell office:value-type="date" office:date-value="2016-12-22">
            <text:p>2016-12-22</text:p>
          </table:table-cell>
          <table:table-cell office:value-type="string">
            <text:p>13:16:21</text:p>
          </table:table-cell>
          <table:table-cell office:value-type="string">
            <text:p>ETFs with exposure to Canadian Tire Corp. Ltd. : December 22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983185578361">
            <text:p>-0,0983185578</text:p>
          </table:table-cell>
          <table:table-cell office:value-type="float" office:value="-4.79602721152">
            <text:p>-4,7960272115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OSB</text:p>
          </table:table-cell>
          <table:table-cell office:value-type="float" office:value="0.290862448824">
            <text:p>0,2908624488</text:p>
          </table:table-cell>
          <table:table-cell office:value-type="float" office:value="0.82961335005">
            <text:p>0,8296133501</text:p>
          </table:table-cell>
          <table:table-cell office:value-type="float" office:value="35.060001">
            <text:p>35,060001</text:p>
          </table:table-cell>
          <table:table-cell office:value-type="date" office:date-value="2016-12-21">
            <text:p>2016-12-21</text:p>
          </table:table-cell>
          <table:table-cell office:value-type="string">
            <text:p>08:29:21</text:p>
          </table:table-cell>
          <table:table-cell office:value-type="string">
            <text:p>Research Reports Initiated on Basic Materials Stocks Canfor, Supremex, West Fraser Timber, and Norbord</text:p>
          </table:table-cell>
          <table:table-cell table:number-columns-repeated="3"/>
        </table:table-row>
        <table:table-row table:style-name="ro1">
          <table:table-cell office:value-type="string">
            <text:p>WTE</text:p>
          </table:table-cell>
          <table:table-cell office:value-type="float" office:value="-0.494344224356">
            <text:p>-0,4943442244</text:p>
          </table:table-cell>
          <table:table-cell office:value-type="float" office:value="-1.83751270674">
            <text:p>-1,8375127067</text:p>
          </table:table-cell>
          <table:table-cell office:value-type="float" office:value="26.902901">
            <text:p>26,902901</text:p>
          </table:table-cell>
          <table:table-cell office:value-type="date" office:date-value="2016-12-20">
            <text:p>2016-12-20</text:p>
          </table:table-cell>
          <table:table-cell office:value-type="string">
            <text:p>10:22:40</text:p>
          </table:table-cell>
          <table:table-cell office:value-type="string">
            <text:p>Westshore Terminals Investment Corp. â€“ Value Analysis (TORONTO:WTE) : December 20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-0.659026224677">
            <text:p>-0,6590262247</text:p>
          </table:table-cell>
          <table:table-cell office:value-type="float" office:value="-7.40478904132">
            <text:p>-7,4047890413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251770499316">
            <text:p>-0,0251770499</text:p>
          </table:table-cell>
          <table:table-cell office:value-type="float" office:value="-1.00708199726">
            <text:p>-1,0070819973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-0.0380203577326">
            <text:p>-0,0380203577</text:p>
          </table:table-cell>
          <table:table-cell office:value-type="float" office:value="-2.39121746746">
            <text:p>-2,3912174675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48359911137">
            <text:p>-0,1483599111</text:p>
          </table:table-cell>
          <table:table-cell office:value-type="float" office:value="-20.3232754982">
            <text:p>-20,3232754982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25341781033">
            <text:p>-0,0825341781</text:p>
          </table:table-cell>
          <table:table-cell office:value-type="float" office:value="-9.27350315767">
            <text:p>-9,2735031577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319381095731">
            <text:p>-0,0319381096</text:p>
          </table:table-cell>
          <table:table-cell office:value-type="float" office:value="-11.4064677047">
            <text:p>-11,4064677047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H266" table:contains-header="false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21:38:40.22</dc:date>
    <meta:document-statistic meta:table-count="1" meta:cell-count="1938" meta:object-count="0"/>
    <meta:generator>LibreOffice/3.5$Windows_x86 LibreOffice_project/7e68ba2-a744ebf-1f241b7-c506db1-7d53735</meta:generator>
  </office:meta>
</office:document-meta>
</file>